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0.498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357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69002">
            <text:p>69002</text:p>
          </table:table-cell>
          <table:table-cell office:value-type="string">
            <text:p><text:s/>HUNTER_LIGGET/TUSI&amp;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6">
            <text:p>36</text:p>
          </table:table-cell>
          <table:table-cell office:value-type="float" office:value="-121.23">
            <text:p>-121.23</text:p>
          </table:table-cell>
        </table:table-row>
        <table:table-row table:style-name="ro1">
          <table:table-cell office:value-type="float" office:value="69007">
            <text:p>69007</text:p>
          </table:table-cell>
          <table:table-cell office:value-type="string">
            <text:p><text:s/>FORT_ORD/FRITZSCHE&amp;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6.68">
            <text:p>36.68</text:p>
          </table:table-cell>
          <table:table-cell office:value-type="float" office:value="-121.77">
            <text:p>-121.77</text:p>
          </table:table-cell>
        </table:table-row>
        <table:table-row table:style-name="ro1">
          <table:table-cell office:value-type="float" office:value="69008">
            <text:p>69008</text:p>
          </table:table-cell>
          <table:table-cell office:value-type="string">
            <text:p><text:s/>CAMP_ROBERTS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5.75">
            <text:p>35.75</text:p>
          </table:table-cell>
          <table:table-cell office:value-type="float" office:value="-120.7">
            <text:p>-120.7</text:p>
          </table:table-cell>
        </table:table-row>
        <table:table-row table:style-name="ro1">
          <table:table-cell office:value-type="float" office:value="69012">
            <text:p>69012</text:p>
          </table:table-cell>
          <table:table-cell office:value-type="string">
            <text:p><text:s/>EGLIN_AFB_RNG_C52A&amp;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30.52">
            <text:p>30.52</text:p>
          </table:table-cell>
          <table:table-cell office:value-type="float" office:value="-86.3">
            <text:p>-86.3</text:p>
          </table:table-cell>
        </table:table-row>
        <table:table-row table:style-name="ro1">
          <table:table-cell office:value-type="float" office:value="69013">
            <text:p>69013</text:p>
          </table:table-cell>
          <table:table-cell office:value-type="string">
            <text:p><text:s/>FALCON_RANGE______&amp;</text:p>
          </table:table-cell>
          <table:table-cell office:value-type="string">
            <text:p><text:s/>OK</text:p>
          </table:table-cell>
          <table:table-cell office:value-type="string">
            <text:p><text:s/>US</text:p>
          </table:table-cell>
          <table:table-cell office:value-type="float" office:value="34.65">
            <text:p>34.65</text:p>
          </table:table-cell>
          <table:table-cell office:value-type="float" office:value="-98.68">
            <text:p>-98.68</text:p>
          </table:table-cell>
        </table:table-row>
        <table:table-row table:style-name="ro1">
          <table:table-cell office:value-type="float" office:value="69014">
            <text:p>69014</text:p>
          </table:table-cell>
          <table:table-cell office:value-type="string">
            <text:p><text:s/>EL_TORO_MCAS______&amp;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3.67">
            <text:p>33.67</text:p>
          </table:table-cell>
          <table:table-cell office:value-type="float" office:value="-117.73">
            <text:p>-117.73</text:p>
          </table:table-cell>
        </table:table-row>
        <table:table-row table:style-name="ro1">
          <table:table-cell office:value-type="float" office:value="69016">
            <text:p>69016</text:p>
          </table:table-cell>
          <table:table-cell office:value-type="string">
            <text:p><text:s/>TUSTIN_MCAS_______&amp;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3.7">
            <text:p>33.7</text:p>
          </table:table-cell>
          <table:table-cell office:value-type="float" office:value="-117.83">
            <text:p>-117.83</text:p>
          </table:table-cell>
        </table:table-row>
        <table:table-row table:style-name="ro1">
          <table:table-cell office:value-type="float" office:value="69017">
            <text:p>69017</text:p>
          </table:table-cell>
          <table:table-cell office:value-type="string">
            <text:p><text:s/>IND_SPRNG_RANGE_63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36.53">
            <text:p>36.53</text:p>
          </table:table-cell>
          <table:table-cell office:value-type="float" office:value="-115.57">
            <text:p>-115.57</text:p>
          </table:table-cell>
        </table:table-row>
        <table:table-row table:style-name="ro1">
          <table:table-cell office:value-type="float" office:value="69019">
            <text:p>69019</text:p>
          </table:table-cell>
          <table:table-cell office:value-type="string">
            <text:p><text:s/>DYESS_AFB/ABILENE_&amp;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2.43">
            <text:p>32.43</text:p>
          </table:table-cell>
          <table:table-cell office:value-type="float" office:value="-99.85">
            <text:p>-99.85</text:p>
          </table:table-cell>
        </table:table-row>
        <table:table-row table:style-name="ro1">
          <table:table-cell office:value-type="float" office:value="70026">
            <text:p>70026</text:p>
          </table:table-cell>
          <table:table-cell office:value-type="string">
            <text:p><text:s/>BARROW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71.3">
            <text:p>71.3</text:p>
          </table:table-cell>
          <table:table-cell office:value-type="float" office:value="-156.78">
            <text:p>-156.78</text:p>
          </table:table-cell>
        </table:table-row>
        <table:table-row table:style-name="ro1">
          <table:table-cell office:value-type="float" office:value="70063">
            <text:p>70063</text:p>
          </table:table-cell>
          <table:table-cell office:value-type="string">
            <text:p><text:s/>OUIKTOK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70.5">
            <text:p>70.5</text:p>
          </table:table-cell>
          <table:table-cell office:value-type="float" office:value="-149.88">
            <text:p>-149.88</text:p>
          </table:table-cell>
        </table:table-row>
        <table:table-row table:style-name="ro1">
          <table:table-cell office:value-type="float" office:value="70086">
            <text:p>70086</text:p>
          </table:table-cell>
          <table:table-cell office:value-type="string">
            <text:p><text:s/>BARTER IS.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70.12">
            <text:p>70.12</text:p>
          </table:table-cell>
          <table:table-cell office:value-type="float" office:value="-143.63">
            <text:p>-143.63</text:p>
          </table:table-cell>
        </table:table-row>
        <table:table-row table:style-name="ro1">
          <table:table-cell office:value-type="float" office:value="70133">
            <text:p>70133</text:p>
          </table:table-cell>
          <table:table-cell office:value-type="string">
            <text:p><text:s/>KOTZEBUE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6.87">
            <text:p>66.87</text:p>
          </table:table-cell>
          <table:table-cell office:value-type="float" office:value="-162.63">
            <text:p>-162.63</text:p>
          </table:table-cell>
        </table:table-row>
        <table:table-row table:style-name="ro1">
          <table:table-cell office:value-type="float" office:value="70174">
            <text:p>70174</text:p>
          </table:table-cell>
          <table:table-cell office:value-type="string">
            <text:p><text:s/>BETTLES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6.9">
            <text:p>66.9</text:p>
          </table:table-cell>
          <table:table-cell office:value-type="float" office:value="-151.52">
            <text:p>-151.52</text:p>
          </table:table-cell>
        </table:table-row>
        <table:table-row table:style-name="ro1">
          <table:table-cell office:value-type="float" office:value="70194">
            <text:p>70194</text:p>
          </table:table-cell>
          <table:table-cell office:value-type="string">
            <text:p><text:s/>FORT YUKON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6.58">
            <text:p>66.58</text:p>
          </table:table-cell>
          <table:table-cell office:value-type="float" office:value="-145.08">
            <text:p>-145.08</text:p>
          </table:table-cell>
        </table:table-row>
        <table:table-row table:style-name="ro1">
          <table:table-cell office:value-type="float" office:value="70200">
            <text:p>70200</text:p>
          </table:table-cell>
          <table:table-cell office:value-type="string">
            <text:p><text:s/>NOME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4.5">
            <text:p>64.5</text:p>
          </table:table-cell>
          <table:table-cell office:value-type="float" office:value="-165.43">
            <text:p>-165.43</text:p>
          </table:table-cell>
        </table:table-row>
        <table:table-row table:style-name="ro1">
          <table:table-cell office:value-type="float" office:value="70207">
            <text:p>70207</text:p>
          </table:table-cell>
          <table:table-cell office:value-type="string">
            <text:p><text:s/>UNALAKLEET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3.88">
            <text:p>63.88</text:p>
          </table:table-cell>
          <table:table-cell office:value-type="float" office:value="-160.8">
            <text:p>-160.8</text:p>
          </table:table-cell>
        </table:table-row>
        <table:table-row table:style-name="ro1">
          <table:table-cell office:value-type="float" office:value="70219">
            <text:p>70219</text:p>
          </table:table-cell>
          <table:table-cell office:value-type="string">
            <text:p><text:s/>BETHEL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0.78">
            <text:p>60.78</text:p>
          </table:table-cell>
          <table:table-cell office:value-type="float" office:value="-161.8">
            <text:p>-161.8</text:p>
          </table:table-cell>
        </table:table-row>
        <table:table-row table:style-name="ro1">
          <table:table-cell office:value-type="float" office:value="70231">
            <text:p>70231</text:p>
          </table:table-cell>
          <table:table-cell office:value-type="string">
            <text:p><text:s/>MCGRATH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2.97">
            <text:p>62.97</text:p>
          </table:table-cell>
          <table:table-cell office:value-type="float" office:value="-155.62">
            <text:p>-155.62</text:p>
          </table:table-cell>
        </table:table-row>
        <table:table-row table:style-name="ro1">
          <table:table-cell office:value-type="float" office:value="70232">
            <text:p>70232</text:p>
          </table:table-cell>
          <table:table-cell office:value-type="string">
            <text:p><text:s/>ANIAK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1.58">
            <text:p>61.58</text:p>
          </table:table-cell>
          <table:table-cell office:value-type="float" office:value="-159.53">
            <text:p>-159.53</text:p>
          </table:table-cell>
        </table:table-row>
        <table:table-row table:style-name="ro1">
          <table:table-cell office:value-type="float" office:value="70251">
            <text:p>70251</text:p>
          </table:table-cell>
          <table:table-cell office:value-type="string">
            <text:p><text:s/>TALKEETNA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2.3">
            <text:p>62.3</text:p>
          </table:table-cell>
          <table:table-cell office:value-type="float" office:value="-150.1">
            <text:p>-150.1</text:p>
          </table:table-cell>
        </table:table-row>
        <table:table-row table:style-name="ro1">
          <table:table-cell office:value-type="float" office:value="70259">
            <text:p>70259</text:p>
          </table:table-cell>
          <table:table-cell office:value-type="string">
            <text:p><text:s/>KENAI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0.56">
            <text:p>60.56</text:p>
          </table:table-cell>
          <table:table-cell office:value-type="float" office:value="-151.25">
            <text:p>-151.25</text:p>
          </table:table-cell>
        </table:table-row>
        <table:table-row table:style-name="ro1">
          <table:table-cell office:value-type="float" office:value="70260">
            <text:p>70260</text:p>
          </table:table-cell>
          <table:table-cell office:value-type="string">
            <text:p><text:s/>NENANA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4.55">
            <text:p>64.55</text:p>
          </table:table-cell>
          <table:table-cell office:value-type="float" office:value="-149.08">
            <text:p>-149.08</text:p>
          </table:table-cell>
        </table:table-row>
        <table:table-row table:style-name="ro1">
          <table:table-cell office:value-type="float" office:value="70261">
            <text:p>70261</text:p>
          </table:table-cell>
          <table:table-cell office:value-type="string">
            <text:p><text:s/>FAIRBANKS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4.82">
            <text:p>64.82</text:p>
          </table:table-cell>
          <table:table-cell office:value-type="float" office:value="-147.87">
            <text:p>-147.87</text:p>
          </table:table-cell>
        </table:table-row>
        <table:table-row table:style-name="ro1">
          <table:table-cell office:value-type="float" office:value="70264">
            <text:p>70264</text:p>
          </table:table-cell>
          <table:table-cell office:value-type="string">
            <text:p><text:s/>SUMMIT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3.33">
            <text:p>63.33</text:p>
          </table:table-cell>
          <table:table-cell office:value-type="float" office:value="-149.12">
            <text:p>-149.12</text:p>
          </table:table-cell>
        </table:table-row>
        <table:table-row table:style-name="ro1">
          <table:table-cell office:value-type="float" office:value="70266">
            <text:p>70266</text:p>
          </table:table-cell>
          <table:table-cell office:value-type="string">
            <text:p><text:s/>FT_GREELY/ALLEN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3.97">
            <text:p>63.97</text:p>
          </table:table-cell>
          <table:table-cell office:value-type="float" office:value="-145.69">
            <text:p>-145.69</text:p>
          </table:table-cell>
        </table:table-row>
        <table:table-row table:style-name="ro1">
          <table:table-cell office:value-type="float" office:value="70267">
            <text:p>70267</text:p>
          </table:table-cell>
          <table:table-cell office:value-type="string">
            <text:p><text:s/>BIG DELTA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4">
            <text:p>64</text:p>
          </table:table-cell>
          <table:table-cell office:value-type="float" office:value="-145.73">
            <text:p>-145.73</text:p>
          </table:table-cell>
        </table:table-row>
        <table:table-row table:style-name="ro1">
          <table:table-cell office:value-type="float" office:value="70270">
            <text:p>70270</text:p>
          </table:table-cell>
          <table:table-cell office:value-type="string">
            <text:p><text:s/>FT_RICHARDSON/B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1.27">
            <text:p>61.27</text:p>
          </table:table-cell>
          <table:table-cell office:value-type="float" office:value="-149.65">
            <text:p>-149.65</text:p>
          </table:table-cell>
        </table:table-row>
        <table:table-row table:style-name="ro1">
          <table:table-cell office:value-type="float" office:value="70271">
            <text:p>70271</text:p>
          </table:table-cell>
          <table:table-cell office:value-type="string">
            <text:p><text:s/>GULKANA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2.15">
            <text:p>62.15</text:p>
          </table:table-cell>
          <table:table-cell office:value-type="float" office:value="-145.45">
            <text:p>-145.45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<text:s/>ANCHORAGE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1.17">
            <text:p>61.17</text:p>
          </table:table-cell>
          <table:table-cell office:value-type="float" office:value="-150.02">
            <text:p>-150.02</text:p>
          </table:table-cell>
        </table:table-row>
        <table:table-row table:style-name="ro1">
          <table:table-cell office:value-type="float" office:value="70275">
            <text:p>70275</text:p>
          </table:table-cell>
          <table:table-cell office:value-type="string">
            <text:p><text:s/>VALDEZ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1.13">
            <text:p>61.13</text:p>
          </table:table-cell>
          <table:table-cell office:value-type="float" office:value="-146.35">
            <text:p>-146.35</text:p>
          </table:table-cell>
        </table:table-row>
        <table:table-row table:style-name="ro1">
          <table:table-cell office:value-type="float" office:value="70291">
            <text:p>70291</text:p>
          </table:table-cell>
          <table:table-cell office:value-type="string">
            <text:p><text:s/>NORTHWAY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2.95">
            <text:p>62.95</text:p>
          </table:table-cell>
          <table:table-cell office:value-type="float" office:value="-141.92">
            <text:p>-141.92</text:p>
          </table:table-cell>
        </table:table-row>
        <table:table-row table:style-name="ro1">
          <table:table-cell office:value-type="float" office:value="70296">
            <text:p>70296</text:p>
          </table:table-cell>
          <table:table-cell office:value-type="string">
            <text:p><text:s/>CORDOVA-MILE 13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60.5">
            <text:p>60.5</text:p>
          </table:table-cell>
          <table:table-cell office:value-type="float" office:value="-145.5">
            <text:p>-145.5</text:p>
          </table:table-cell>
        </table:table-row>
        <table:table-row table:style-name="ro1">
          <table:table-cell office:value-type="float" office:value="70308">
            <text:p>70308</text:p>
          </table:table-cell>
          <table:table-cell office:value-type="string">
            <text:p><text:s/>ST. PAUL ISLAND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7.15">
            <text:p>57.15</text:p>
          </table:table-cell>
          <table:table-cell office:value-type="float" office:value="-170.22">
            <text:p>-170.22</text:p>
          </table:table-cell>
        </table:table-row>
        <table:table-row table:style-name="ro1">
          <table:table-cell office:value-type="float" office:value="70316">
            <text:p>70316</text:p>
          </table:table-cell>
          <table:table-cell office:value-type="string">
            <text:p><text:s/>COLD BAY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5.2">
            <text:p>55.2</text:p>
          </table:table-cell>
          <table:table-cell office:value-type="float" office:value="-162.72">
            <text:p>-162.72</text:p>
          </table:table-cell>
        </table:table-row>
        <table:table-row table:style-name="ro1">
          <table:table-cell office:value-type="float" office:value="70321">
            <text:p>70321</text:p>
          </table:table-cell>
          <table:table-cell office:value-type="string">
            <text:p><text:s/>DILLINGHAM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9.05">
            <text:p>59.05</text:p>
          </table:table-cell>
          <table:table-cell office:value-type="float" office:value="-158.52">
            <text:p>-158.52</text:p>
          </table:table-cell>
        </table:table-row>
        <table:table-row table:style-name="ro1">
          <table:table-cell office:value-type="float" office:value="70326">
            <text:p>70326</text:p>
          </table:table-cell>
          <table:table-cell office:value-type="string">
            <text:p><text:s/>KING SALMON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8.68">
            <text:p>58.68</text:p>
          </table:table-cell>
          <table:table-cell office:value-type="float" office:value="-156.64">
            <text:p>-156.64</text:p>
          </table:table-cell>
        </table:table-row>
        <table:table-row table:style-name="ro1">
          <table:table-cell office:value-type="float" office:value="70333">
            <text:p>70333</text:p>
          </table:table-cell>
          <table:table-cell office:value-type="string">
            <text:p><text:s/>PORT HEIDEN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6.95">
            <text:p>56.95</text:p>
          </table:table-cell>
          <table:table-cell office:value-type="float" office:value="-158.62">
            <text:p>-158.62</text:p>
          </table:table-cell>
        </table:table-row>
        <table:table-row table:style-name="ro1">
          <table:table-cell office:value-type="float" office:value="70340">
            <text:p>70340</text:p>
          </table:table-cell>
          <table:table-cell office:value-type="string">
            <text:p><text:s/>ILIAMNA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9.75">
            <text:p>59.75</text:p>
          </table:table-cell>
          <table:table-cell office:value-type="float" office:value="-154.92">
            <text:p>-154.92</text:p>
          </table:table-cell>
        </table:table-row>
        <table:table-row table:style-name="ro1">
          <table:table-cell office:value-type="float" office:value="70341">
            <text:p>70341</text:p>
          </table:table-cell>
          <table:table-cell office:value-type="string">
            <text:p><text:s/>HOMER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9.63">
            <text:p>59.63</text:p>
          </table:table-cell>
          <table:table-cell office:value-type="float" office:value="-151.5">
            <text:p>-151.5</text:p>
          </table:table-cell>
        </table:table-row>
        <table:table-row table:style-name="ro1">
          <table:table-cell office:value-type="float" office:value="70343">
            <text:p>70343</text:p>
          </table:table-cell>
          <table:table-cell office:value-type="string">
            <text:p><text:s/>MIDDLETON IS.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9.43">
            <text:p>59.43</text:p>
          </table:table-cell>
          <table:table-cell office:value-type="float" office:value="-146.33">
            <text:p>-146.33</text:p>
          </table:table-cell>
        </table:table-row>
        <table:table-row table:style-name="ro1">
          <table:table-cell office:value-type="float" office:value="70350">
            <text:p>70350</text:p>
          </table:table-cell>
          <table:table-cell office:value-type="string">
            <text:p><text:s/>KODIAK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7.75">
            <text:p>57.75</text:p>
          </table:table-cell>
          <table:table-cell office:value-type="float" office:value="-152.52">
            <text:p>-152.52</text:p>
          </table:table-cell>
        </table:table-row>
        <table:table-row table:style-name="ro1">
          <table:table-cell office:value-type="float" office:value="70361">
            <text:p>70361</text:p>
          </table:table-cell>
          <table:table-cell office:value-type="string">
            <text:p><text:s/>YAKUTAT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9.52">
            <text:p>59.52</text:p>
          </table:table-cell>
          <table:table-cell office:value-type="float" office:value="-139.67">
            <text:p>-139.67</text:p>
          </table:table-cell>
        </table:table-row>
        <table:table-row table:style-name="ro1">
          <table:table-cell office:value-type="float" office:value="70371">
            <text:p>70371</text:p>
          </table:table-cell>
          <table:table-cell office:value-type="string">
            <text:p><text:s/>SITKA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7.06">
            <text:p>57.06</text:p>
          </table:table-cell>
          <table:table-cell office:value-type="float" office:value="-135.35">
            <text:p>-135.35</text:p>
          </table:table-cell>
        </table:table-row>
        <table:table-row table:style-name="ro1">
          <table:table-cell office:value-type="float" office:value="70381">
            <text:p>70381</text:p>
          </table:table-cell>
          <table:table-cell office:value-type="string">
            <text:p><text:s/>JUNEAU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8.37">
            <text:p>58.37</text:p>
          </table:table-cell>
          <table:table-cell office:value-type="float" office:value="-134.58">
            <text:p>-134.58</text:p>
          </table:table-cell>
        </table:table-row>
        <table:table-row table:style-name="ro1">
          <table:table-cell office:value-type="float" office:value="70387">
            <text:p>70387</text:p>
          </table:table-cell>
          <table:table-cell office:value-type="string">
            <text:p><text:s/>WRANGELL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6.46">
            <text:p>56.46</text:p>
          </table:table-cell>
          <table:table-cell office:value-type="float" office:value="-132.38">
            <text:p>-132.38</text:p>
          </table:table-cell>
        </table:table-row>
        <table:table-row table:style-name="ro1">
          <table:table-cell office:value-type="float" office:value="70395">
            <text:p>70395</text:p>
          </table:table-cell>
          <table:table-cell office:value-type="string">
            <text:p><text:s/>KETCHIKAN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5.35">
            <text:p>55.35</text:p>
          </table:table-cell>
          <table:table-cell office:value-type="float" office:value="-131.7">
            <text:p>-131.7</text:p>
          </table:table-cell>
        </table:table-row>
        <table:table-row table:style-name="ro1">
          <table:table-cell office:value-type="float" office:value="70398">
            <text:p>70398</text:p>
          </table:table-cell>
          <table:table-cell office:value-type="string">
            <text:p><text:s/>ANNETTE ISLAND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5.03">
            <text:p>55.03</text:p>
          </table:table-cell>
          <table:table-cell office:value-type="float" office:value="-131.57">
            <text:p>-131.57</text:p>
          </table:table-cell>
        </table:table-row>
        <table:table-row table:style-name="ro1">
          <table:table-cell office:value-type="float" office:value="70414">
            <text:p>70414</text:p>
          </table:table-cell>
          <table:table-cell office:value-type="string">
            <text:p><text:s/>SHMYA/EARECKSON_AFS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2.72">
            <text:p>52.72</text:p>
          </table:table-cell>
          <table:table-cell office:value-type="float" office:value="174.12">
            <text:p>174.12</text:p>
          </table:table-cell>
        </table:table-row>
        <table:table-row table:style-name="ro1">
          <table:table-cell office:value-type="float" office:value="70454">
            <text:p>70454</text:p>
          </table:table-cell>
          <table:table-cell office:value-type="string">
            <text:p><text:s/>ADAK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1.88">
            <text:p>51.88</text:p>
          </table:table-cell>
          <table:table-cell office:value-type="float" office:value="-176.65">
            <text:p>-176.65</text:p>
          </table:table-cell>
        </table:table-row>
        <table:table-row table:style-name="ro1">
          <table:table-cell office:value-type="float" office:value="70489">
            <text:p>70489</text:p>
          </table:table-cell>
          <table:table-cell office:value-type="string">
            <text:p><text:s/>DUTCH HARBOR</text:p>
          </table:table-cell>
          <table:table-cell office:value-type="string">
            <text:p><text:s/>AK</text:p>
          </table:table-cell>
          <table:table-cell office:value-type="string">
            <text:p><text:s/>US</text:p>
          </table:table-cell>
          <table:table-cell office:value-type="float" office:value="53.88">
            <text:p>53.88</text:p>
          </table:table-cell>
          <table:table-cell office:value-type="float" office:value="-166.53">
            <text:p>-166.53</text:p>
          </table:table-cell>
        </table:table-row>
        <table:table-row table:style-name="ro1">
          <table:table-cell office:value-type="float" office:value="71043">
            <text:p>71043</text:p>
          </table:table-cell>
          <table:table-cell office:value-type="string">
            <text:p><text:s/>NORMAN WELLS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5.28">
            <text:p>65.28</text:p>
          </table:table-cell>
          <table:table-cell office:value-type="float" office:value="-126.8">
            <text:p>-126.8</text:p>
          </table:table-cell>
        </table:table-row>
        <table:table-row table:style-name="ro1">
          <table:table-cell office:value-type="float" office:value="71045">
            <text:p>71045</text:p>
          </table:table-cell>
          <table:table-cell office:value-type="string">
            <text:p><text:s/>TESLIN</text:p>
          </table:table-cell>
          <table:table-cell office:value-type="string">
            <text:p><text:s/>YT</text:p>
          </table:table-cell>
          <table:table-cell office:value-type="string">
            <text:p><text:s/>CN</text:p>
          </table:table-cell>
          <table:table-cell office:value-type="float" office:value="60.17">
            <text:p>60.17</text:p>
          </table:table-cell>
          <table:table-cell office:value-type="float" office:value="-132.75">
            <text:p>-132.75</text:p>
          </table:table-cell>
        </table:table-row>
        <table:table-row table:style-name="ro1">
          <table:table-cell office:value-type="float" office:value="71051">
            <text:p>71051</text:p>
          </table:table-cell>
          <table:table-cell office:value-type="string">
            <text:p><text:s/>SACHS HARBOUR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72">
            <text:p>72</text:p>
          </table:table-cell>
          <table:table-cell office:value-type="float" office:value="-125.27">
            <text:p>-125.27</text:p>
          </table:table-cell>
        </table:table-row>
        <table:table-row table:style-name="ro1">
          <table:table-cell office:value-type="float" office:value="71062">
            <text:p>71062</text:p>
          </table:table-cell>
          <table:table-cell office:value-type="string">
            <text:p><text:s/>CONTWOYTO LAKE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5.48">
            <text:p>65.48</text:p>
          </table:table-cell>
          <table:table-cell office:value-type="float" office:value="-110.37">
            <text:p>-110.37</text:p>
          </table:table-cell>
        </table:table-row>
        <table:table-row table:style-name="ro1">
          <table:table-cell office:value-type="float" office:value="71066">
            <text:p>71066</text:p>
          </table:table-cell>
          <table:table-cell office:value-type="string">
            <text:p><text:s/>HIGH LEVEL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8.62">
            <text:p>58.62</text:p>
          </table:table-cell>
          <table:table-cell office:value-type="float" office:value="-117.17">
            <text:p>-117.17</text:p>
          </table:table-cell>
        </table:table-row>
        <table:table-row table:style-name="ro1">
          <table:table-cell office:value-type="float" office:value="71068">
            <text:p>71068</text:p>
          </table:table-cell>
          <table:table-cell office:value-type="string">
            <text:p><text:s/>PEACE RIVER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6.23">
            <text:p>56.23</text:p>
          </table:table-cell>
          <table:table-cell office:value-type="float" office:value="-117.45">
            <text:p>-117.45</text:p>
          </table:table-cell>
        </table:table-row>
        <table:table-row table:style-name="ro1">
          <table:table-cell office:value-type="float" office:value="71069">
            <text:p>71069</text:p>
          </table:table-cell>
          <table:table-cell office:value-type="string">
            <text:p><text:s/>WAGNER/SLAVE LAKE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5.3">
            <text:p>55.3</text:p>
          </table:table-cell>
          <table:table-cell office:value-type="float" office:value="-114.78">
            <text:p>-114.78</text:p>
          </table:table-cell>
        </table:table-row>
        <table:table-row table:style-name="ro1">
          <table:table-cell office:value-type="float" office:value="71072">
            <text:p>71072</text:p>
          </table:table-cell>
          <table:table-cell office:value-type="string">
            <text:p><text:s/>MOULD BAY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76.23">
            <text:p>76.23</text:p>
          </table:table-cell>
          <table:table-cell office:value-type="float" office:value="-119.32">
            <text:p>-119.32</text:p>
          </table:table-cell>
        </table:table-row>
        <table:table-row table:style-name="ro1">
          <table:table-cell office:value-type="float" office:value="71073">
            <text:p>71073</text:p>
          </table:table-cell>
          <table:table-cell office:value-type="string">
            <text:p><text:s/>FORT RELIANCE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2.72">
            <text:p>62.72</text:p>
          </table:table-cell>
          <table:table-cell office:value-type="float" office:value="-109.17">
            <text:p>-109.17</text:p>
          </table:table-cell>
        </table:table-row>
        <table:table-row table:style-name="ro1">
          <table:table-cell office:value-type="float" office:value="71076">
            <text:p>71076</text:p>
          </table:table-cell>
          <table:table-cell office:value-type="string">
            <text:p><text:s/>URANIUM CITY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9.57">
            <text:p>59.57</text:p>
          </table:table-cell>
          <table:table-cell office:value-type="float" office:value="-108.48">
            <text:p>-108.48</text:p>
          </table:table-cell>
        </table:table-row>
        <table:table-row table:style-name="ro1">
          <table:table-cell office:value-type="float" office:value="71077">
            <text:p>71077</text:p>
          </table:table-cell>
          <table:table-cell office:value-type="string">
            <text:p><text:s/>BUFFALO NARROWS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5.83">
            <text:p>55.83</text:p>
          </table:table-cell>
          <table:table-cell office:value-type="float" office:value="-108.43">
            <text:p>-108.43</text:p>
          </table:table-cell>
        </table:table-row>
        <table:table-row table:style-name="ro1">
          <table:table-cell office:value-type="float" office:value="71078">
            <text:p>71078</text:p>
          </table:table-cell>
          <table:table-cell office:value-type="string">
            <text:p><text:s/>LYNN LAKE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6.87">
            <text:p>56.87</text:p>
          </table:table-cell>
          <table:table-cell office:value-type="float" office:value="-101.07">
            <text:p>-101.07</text:p>
          </table:table-cell>
        </table:table-row>
        <table:table-row table:style-name="ro1">
          <table:table-cell office:value-type="float" office:value="71079">
            <text:p>71079</text:p>
          </table:table-cell>
          <table:table-cell office:value-type="string">
            <text:p><text:s/>THOMPSON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5.8">
            <text:p>55.8</text:p>
          </table:table-cell>
          <table:table-cell office:value-type="float" office:value="-97.87">
            <text:p>-97.87</text:p>
          </table:table-cell>
        </table:table-row>
        <table:table-row table:style-name="ro1">
          <table:table-cell office:value-type="float" office:value="71090">
            <text:p>71090</text:p>
          </table:table-cell>
          <table:table-cell office:value-type="string">
            <text:p><text:s/>CLYDE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70.47">
            <text:p>70.47</text:p>
          </table:table-cell>
          <table:table-cell office:value-type="float" office:value="-68.62">
            <text:p>-68.62</text:p>
          </table:table-cell>
        </table:table-row>
        <table:table-row table:style-name="ro1">
          <table:table-cell office:value-type="float" office:value="71101">
            <text:p>71101</text:p>
          </table:table-cell>
          <table:table-cell office:value-type="string">
            <text:p><text:s/>SANDSPIT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3.25">
            <text:p>53.25</text:p>
          </table:table-cell>
          <table:table-cell office:value-type="float" office:value="-131.82">
            <text:p>-131.82</text:p>
          </table:table-cell>
        </table:table-row>
        <table:table-row table:style-name="ro1">
          <table:table-cell office:value-type="float" office:value="71102">
            <text:p>71102</text:p>
          </table:table-cell>
          <table:table-cell office:value-type="string">
            <text:p><text:s/>ETHELDA BAY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3.05">
            <text:p>53.05</text:p>
          </table:table-cell>
          <table:table-cell office:value-type="float" office:value="-129.67">
            <text:p>-129.67</text:p>
          </table:table-cell>
        </table:table-row>
        <table:table-row table:style-name="ro1">
          <table:table-cell office:value-type="float" office:value="71103">
            <text:p>71103</text:p>
          </table:table-cell>
          <table:table-cell office:value-type="string">
            <text:p><text:s/>QUESNAL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3.03">
            <text:p>53.03</text:p>
          </table:table-cell>
          <table:table-cell office:value-type="float" office:value="-122.52">
            <text:p>-122.52</text:p>
          </table:table-cell>
        </table:table-row>
        <table:table-row table:style-name="ro1">
          <table:table-cell office:value-type="float" office:value="71104">
            <text:p>71104</text:p>
          </table:table-cell>
          <table:table-cell office:value-type="string">
            <text:p><text:s/>WILLIAMS LAKE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2.18">
            <text:p>52.18</text:p>
          </table:table-cell>
          <table:table-cell office:value-type="float" office:value="-122.05">
            <text:p>-122.05</text:p>
          </table:table-cell>
        </table:table-row>
        <table:table-row table:style-name="ro1">
          <table:table-cell office:value-type="float" office:value="71107">
            <text:p>71107</text:p>
          </table:table-cell>
          <table:table-cell office:value-type="string">
            <text:p><text:s/>CAPE ST. JAMES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1.93">
            <text:p>51.93</text:p>
          </table:table-cell>
          <table:table-cell office:value-type="float" office:value="-131.02">
            <text:p>-131.02</text:p>
          </table:table-cell>
        </table:table-row>
        <table:table-row table:style-name="ro1">
          <table:table-cell office:value-type="float" office:value="71108">
            <text:p>71108</text:p>
          </table:table-cell>
          <table:table-cell office:value-type="string">
            <text:p><text:s/>ABBOTSFORD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9.03">
            <text:p>49.03</text:p>
          </table:table-cell>
          <table:table-cell office:value-type="float" office:value="-122.37">
            <text:p>-122.37</text:p>
          </table:table-cell>
        </table:table-row>
        <table:table-row table:style-name="ro1">
          <table:table-cell office:value-type="float" office:value="71109">
            <text:p>71109</text:p>
          </table:table-cell>
          <table:table-cell office:value-type="string">
            <text:p><text:s/>PORT HARDY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0.68">
            <text:p>50.68</text:p>
          </table:table-cell>
          <table:table-cell office:value-type="float" office:value="-127.37">
            <text:p>-127.37</text:p>
          </table:table-cell>
        </table:table-row>
        <table:table-row table:style-name="ro1">
          <table:table-cell office:value-type="float" office:value="71114">
            <text:p>71114</text:p>
          </table:table-cell>
          <table:table-cell office:value-type="string">
            <text:p><text:s/>HOPE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9.37">
            <text:p>49.37</text:p>
          </table:table-cell>
          <table:table-cell office:value-type="float" office:value="-121.48">
            <text:p>-121.48</text:p>
          </table:table-cell>
        </table:table-row>
        <table:table-row table:style-name="ro1">
          <table:table-cell office:value-type="float" office:value="71120">
            <text:p>71120</text:p>
          </table:table-cell>
          <table:table-cell office:value-type="string">
            <text:p><text:s/>COLD LAKE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4.42">
            <text:p>54.42</text:p>
          </table:table-cell>
          <table:table-cell office:value-type="float" office:value="-110.28">
            <text:p>-110.28</text:p>
          </table:table-cell>
        </table:table-row>
        <table:table-row table:style-name="ro1">
          <table:table-cell office:value-type="float" office:value="71121">
            <text:p>71121</text:p>
          </table:table-cell>
          <table:table-cell office:value-type="string">
            <text:p><text:s/>EDMONTON/NAMAO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3.67">
            <text:p>53.67</text:p>
          </table:table-cell>
          <table:table-cell office:value-type="float" office:value="-113.47">
            <text:p>-113.47</text:p>
          </table:table-cell>
        </table:table-row>
        <table:table-row table:style-name="ro1">
          <table:table-cell office:value-type="float" office:value="71122">
            <text:p>71122</text:p>
          </table:table-cell>
          <table:table-cell office:value-type="string">
            <text:p><text:s/>BANFF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1.18">
            <text:p>51.18</text:p>
          </table:table-cell>
          <table:table-cell office:value-type="float" office:value="-115.57">
            <text:p>-115.57</text:p>
          </table:table-cell>
        </table:table-row>
        <table:table-row table:style-name="ro1">
          <table:table-cell office:value-type="float" office:value="71123">
            <text:p>71123</text:p>
          </table:table-cell>
          <table:table-cell office:value-type="string">
            <text:p><text:s/>EDMONTON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3.32">
            <text:p>53.32</text:p>
          </table:table-cell>
          <table:table-cell office:value-type="float" office:value="-113.58">
            <text:p>-113.58</text:p>
          </table:table-cell>
        </table:table-row>
        <table:table-row table:style-name="ro1">
          <table:table-cell office:value-type="float" office:value="71125">
            <text:p>71125</text:p>
          </table:table-cell>
          <table:table-cell office:value-type="string">
            <text:p><text:s/>MEADOW LAKE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4.13">
            <text:p>54.13</text:p>
          </table:table-cell>
          <table:table-cell office:value-type="float" office:value="-108.52">
            <text:p>-108.52</text:p>
          </table:table-cell>
        </table:table-row>
        <table:table-row table:style-name="ro1">
          <table:table-cell office:value-type="float" office:value="71129">
            <text:p>71129</text:p>
          </table:table-cell>
          <table:table-cell office:value-type="string">
            <text:p><text:s/>KINDERSLEY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1.47">
            <text:p>51.47</text:p>
          </table:table-cell>
          <table:table-cell office:value-type="float" office:value="-109.17">
            <text:p>-109.17</text:p>
          </table:table-cell>
        </table:table-row>
        <table:table-row table:style-name="ro1">
          <table:table-cell office:value-type="float" office:value="71135">
            <text:p>71135</text:p>
          </table:table-cell>
          <table:table-cell office:value-type="string">
            <text:p><text:s/>ROCKGLEN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49.17">
            <text:p>49.17</text:p>
          </table:table-cell>
          <table:table-cell office:value-type="float" office:value="-105.97">
            <text:p>-105.97</text:p>
          </table:table-cell>
        </table:table-row>
        <table:table-row table:style-name="ro1">
          <table:table-cell office:value-type="float" office:value="71138">
            <text:p>71138</text:p>
          </table:table-cell>
          <table:table-cell office:value-type="string">
            <text:p><text:s/>YORKTON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1.27">
            <text:p>51.27</text:p>
          </table:table-cell>
          <table:table-cell office:value-type="float" office:value="-102.47">
            <text:p>-102.47</text:p>
          </table:table-cell>
        </table:table-row>
        <table:table-row table:style-name="ro1">
          <table:table-cell office:value-type="float" office:value="71140">
            <text:p>71140</text:p>
          </table:table-cell>
          <table:table-cell office:value-type="string">
            <text:p><text:s/>BRANDON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49.92">
            <text:p>49.92</text:p>
          </table:table-cell>
          <table:table-cell office:value-type="float" office:value="-99.95">
            <text:p>-99.95</text:p>
          </table:table-cell>
        </table:table-row>
        <table:table-row table:style-name="ro1">
          <table:table-cell office:value-type="float" office:value="71143">
            <text:p>71143</text:p>
          </table:table-cell>
          <table:table-cell office:value-type="string">
            <text:p><text:s/>BISSETT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1.03">
            <text:p>51.03</text:p>
          </table:table-cell>
          <table:table-cell office:value-type="float" office:value="-95.67">
            <text:p>-95.67</text:p>
          </table:table-cell>
        </table:table-row>
        <table:table-row table:style-name="ro1">
          <table:table-cell office:value-type="float" office:value="71145">
            <text:p>71145</text:p>
          </table:table-cell>
          <table:table-cell office:value-type="string">
            <text:p><text:s/>ISLAND LAKE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3.87">
            <text:p>53.87</text:p>
          </table:table-cell>
          <table:table-cell office:value-type="float" office:value="-94.67">
            <text:p>-94.67</text:p>
          </table:table-cell>
        </table:table-row>
        <table:table-row table:style-name="ro1">
          <table:table-cell office:value-type="float" office:value="71182">
            <text:p>71182</text:p>
          </table:table-cell>
          <table:table-cell office:value-type="string">
            <text:p><text:s/>CHURCHILL FALLS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53.55">
            <text:p>53.55</text:p>
          </table:table-cell>
          <table:table-cell office:value-type="float" office:value="-64.1">
            <text:p>-64.1</text:p>
          </table:table-cell>
        </table:table-row>
        <table:table-row table:style-name="ro1">
          <table:table-cell office:value-type="float" office:value="71187">
            <text:p>71187</text:p>
          </table:table-cell>
          <table:table-cell office:value-type="string">
            <text:p><text:s/>BAIE COMEAU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9.13">
            <text:p>49.13</text:p>
          </table:table-cell>
          <table:table-cell office:value-type="float" office:value="-68.19">
            <text:p>-68.19</text:p>
          </table:table-cell>
        </table:table-row>
        <table:table-row table:style-name="ro1">
          <table:table-cell office:value-type="float" office:value="71188">
            <text:p>71188</text:p>
          </table:table-cell>
          <table:table-cell office:value-type="string">
            <text:p><text:s/>GASPE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8.77">
            <text:p>48.77</text:p>
          </table:table-cell>
          <table:table-cell office:value-type="float" office:value="-64.48">
            <text:p>-64.48</text:p>
          </table:table-cell>
        </table:table-row>
        <table:table-row table:style-name="ro1">
          <table:table-cell office:value-type="float" office:value="71193">
            <text:p>71193</text:p>
          </table:table-cell>
          <table:table-cell office:value-type="string">
            <text:p><text:s/>COMFORT COVE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49.27">
            <text:p>49.27</text:p>
          </table:table-cell>
          <table:table-cell office:value-type="float" office:value="-54.88">
            <text:p>-54.88</text:p>
          </table:table-cell>
        </table:table-row>
        <table:table-row table:style-name="ro1">
          <table:table-cell office:value-type="float" office:value="71196">
            <text:p>71196</text:p>
          </table:table-cell>
          <table:table-cell office:value-type="string">
            <text:p><text:s/>BONAVISTA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48.7">
            <text:p>48.7</text:p>
          </table:table-cell>
          <table:table-cell office:value-type="float" office:value="-53.1">
            <text:p>-53.1</text:p>
          </table:table-cell>
        </table:table-row>
        <table:table-row table:style-name="ro1">
          <table:table-cell office:value-type="float" office:value="71395">
            <text:p>71395</text:p>
          </table:table-cell>
          <table:table-cell office:value-type="string">
            <text:p><text:s/>HALIFAX</text:p>
          </table:table-cell>
          <table:table-cell office:value-type="string">
            <text:p><text:s/>NS</text:p>
          </table:table-cell>
          <table:table-cell office:value-type="string">
            <text:p><text:s/>CN</text:p>
          </table:table-cell>
          <table:table-cell office:value-type="float" office:value="44.88">
            <text:p>44.88</text:p>
          </table:table-cell>
          <table:table-cell office:value-type="float" office:value="-63.51">
            <text:p>-63.51</text:p>
          </table:table-cell>
        </table:table-row>
        <table:table-row table:style-name="ro1">
          <table:table-cell office:value-type="float" office:value="71398">
            <text:p>71398</text:p>
          </table:table-cell>
          <table:table-cell office:value-type="string">
            <text:p><text:s/>TRURO</text:p>
          </table:table-cell>
          <table:table-cell office:value-type="string">
            <text:p><text:s/>NS</text:p>
          </table:table-cell>
          <table:table-cell office:value-type="string">
            <text:p><text:s/>CN</text:p>
          </table:table-cell>
          <table:table-cell office:value-type="float" office:value="45.37">
            <text:p>45.37</text:p>
          </table:table-cell>
          <table:table-cell office:value-type="float" office:value="-63.27">
            <text:p>-63.27</text:p>
          </table:table-cell>
        </table:table-row>
        <table:table-row table:style-name="ro1">
          <table:table-cell office:value-type="float" office:value="71399">
            <text:p>71399</text:p>
          </table:table-cell>
          <table:table-cell office:value-type="string">
            <text:p><text:s/>SHELBURNE</text:p>
          </table:table-cell>
          <table:table-cell office:value-type="string">
            <text:p><text:s/>NS</text:p>
          </table:table-cell>
          <table:table-cell office:value-type="string">
            <text:p><text:s/>CN</text:p>
          </table:table-cell>
          <table:table-cell office:value-type="float" office:value="43.72">
            <text:p>43.72</text:p>
          </table:table-cell>
          <table:table-cell office:value-type="float" office:value="-65.25">
            <text:p>-65.25</text:p>
          </table:table-cell>
        </table:table-row>
        <table:table-row table:style-name="ro1">
          <table:table-cell office:value-type="float" office:value="71527">
            <text:p>71527</text:p>
          </table:table-cell>
          <table:table-cell office:value-type="string">
            <text:p><text:s/>SIMCOE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2.85">
            <text:p>42.85</text:p>
          </table:table-cell>
          <table:table-cell office:value-type="float" office:value="-80.26">
            <text:p>-80.26</text:p>
          </table:table-cell>
        </table:table-row>
        <table:table-row table:style-name="ro1">
          <table:table-cell office:value-type="float" office:value="71538">
            <text:p>71538</text:p>
          </table:table-cell>
          <table:table-cell office:value-type="string">
            <text:p><text:s/>WINDSOR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2.27">
            <text:p>42.27</text:p>
          </table:table-cell>
          <table:table-cell office:value-type="float" office:value="-82.97">
            <text:p>-82.97</text:p>
          </table:table-cell>
        </table:table-row>
        <table:table-row table:style-name="ro1">
          <table:table-cell office:value-type="float" office:value="71600">
            <text:p>71600</text:p>
          </table:table-cell>
          <table:table-cell office:value-type="string">
            <text:p><text:s/>SABLE ISLAND</text:p>
          </table:table-cell>
          <table:table-cell office:value-type="string">
            <text:p><text:s/>NS</text:p>
          </table:table-cell>
          <table:table-cell office:value-type="string">
            <text:p><text:s/>CN</text:p>
          </table:table-cell>
          <table:table-cell office:value-type="float" office:value="43.93">
            <text:p>43.93</text:p>
          </table:table-cell>
          <table:table-cell office:value-type="float" office:value="-60.02">
            <text:p>-60.02</text:p>
          </table:table-cell>
        </table:table-row>
        <table:table-row table:style-name="ro1">
          <table:table-cell office:value-type="float" office:value="71601">
            <text:p>71601</text:p>
          </table:table-cell>
          <table:table-cell office:value-type="string">
            <text:p><text:s/>SHEARWATER</text:p>
          </table:table-cell>
          <table:table-cell office:value-type="string">
            <text:p><text:s/>NS</text:p>
          </table:table-cell>
          <table:table-cell office:value-type="string">
            <text:p><text:s/>CN</text:p>
          </table:table-cell>
          <table:table-cell office:value-type="float" office:value="44.63">
            <text:p>44.63</text:p>
          </table:table-cell>
          <table:table-cell office:value-type="float" office:value="-63.5">
            <text:p>-63.5</text:p>
          </table:table-cell>
        </table:table-row>
        <table:table-row table:style-name="ro1">
          <table:table-cell office:value-type="float" office:value="71603">
            <text:p>71603</text:p>
          </table:table-cell>
          <table:table-cell office:value-type="string">
            <text:p><text:s/>YARMOUTH</text:p>
          </table:table-cell>
          <table:table-cell office:value-type="string">
            <text:p><text:s/>NS</text:p>
          </table:table-cell>
          <table:table-cell office:value-type="string">
            <text:p><text:s/>CN</text:p>
          </table:table-cell>
          <table:table-cell office:value-type="float" office:value="43.83">
            <text:p>43.83</text:p>
          </table:table-cell>
          <table:table-cell office:value-type="float" office:value="-66.08">
            <text:p>-66.08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<text:s/>EDDY POINT</text:p>
          </table:table-cell>
          <table:table-cell office:value-type="string">
            <text:p><text:s/>NS</text:p>
          </table:table-cell>
          <table:table-cell office:value-type="string">
            <text:p><text:s/>CN</text:p>
          </table:table-cell>
          <table:table-cell office:value-type="float" office:value="45.52">
            <text:p>45.52</text:p>
          </table:table-cell>
          <table:table-cell office:value-type="float" office:value="-61.25">
            <text:p>-61.25</text:p>
          </table:table-cell>
        </table:table-row>
        <table:table-row table:style-name="ro1">
          <table:table-cell office:value-type="float" office:value="71609">
            <text:p>71609</text:p>
          </table:table-cell>
          <table:table-cell office:value-type="string">
            <text:p><text:s/>ST. JOHN</text:p>
          </table:table-cell>
          <table:table-cell office:value-type="string">
            <text:p><text:s/>NB</text:p>
          </table:table-cell>
          <table:table-cell office:value-type="string">
            <text:p><text:s/>CN</text:p>
          </table:table-cell>
          <table:table-cell office:value-type="float" office:value="45.32">
            <text:p>45.32</text:p>
          </table:table-cell>
          <table:table-cell office:value-type="float" office:value="-65.87">
            <text:p>-65.87</text:p>
          </table:table-cell>
        </table:table-row>
        <table:table-row table:style-name="ro1">
          <table:table-cell office:value-type="float" office:value="71610">
            <text:p>71610</text:p>
          </table:table-cell>
          <table:table-cell office:value-type="string">
            <text:p><text:s/>SHERBROOKE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5.43">
            <text:p>45.43</text:p>
          </table:table-cell>
          <table:table-cell office:value-type="float" office:value="-71.68">
            <text:p>-71.68</text:p>
          </table:table-cell>
        </table:table-row>
        <table:table-row table:style-name="ro1">
          <table:table-cell office:value-type="float" office:value="71620">
            <text:p>71620</text:p>
          </table:table-cell>
          <table:table-cell office:value-type="string">
            <text:p><text:s/>KINGSTON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4.22">
            <text:p>44.22</text:p>
          </table:table-cell>
          <table:table-cell office:value-type="float" office:value="-76.6">
            <text:p>-76.6</text:p>
          </table:table-cell>
        </table:table-row>
        <table:table-row table:style-name="ro1">
          <table:table-cell office:value-type="float" office:value="71621">
            <text:p>71621</text:p>
          </table:table-cell>
          <table:table-cell office:value-type="string">
            <text:p><text:s/>TRENTON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4.12">
            <text:p>44.12</text:p>
          </table:table-cell>
          <table:table-cell office:value-type="float" office:value="-77.53">
            <text:p>-77.53</text:p>
          </table:table-cell>
        </table:table-row>
        <table:table-row table:style-name="ro1">
          <table:table-cell office:value-type="float" office:value="71623">
            <text:p>71623</text:p>
          </table:table-cell>
          <table:table-cell office:value-type="string">
            <text:p><text:s/>LONDON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3.03">
            <text:p>43.03</text:p>
          </table:table-cell>
          <table:table-cell office:value-type="float" office:value="-81.15">
            <text:p>-81.15</text:p>
          </table:table-cell>
        </table:table-row>
        <table:table-row table:style-name="ro1">
          <table:table-cell office:value-type="float" office:value="71624">
            <text:p>71624</text:p>
          </table:table-cell>
          <table:table-cell office:value-type="string">
            <text:p><text:s/>TORONTO/MALTON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3.68">
            <text:p>43.68</text:p>
          </table:table-cell>
          <table:table-cell office:value-type="float" office:value="-79.62">
            <text:p>-79.62</text:p>
          </table:table-cell>
        </table:table-row>
        <table:table-row table:style-name="ro1">
          <table:table-cell office:value-type="float" office:value="71625">
            <text:p>71625</text:p>
          </table:table-cell>
          <table:table-cell office:value-type="string">
            <text:p><text:s/>PETAWAWA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5.95">
            <text:p>45.95</text:p>
          </table:table-cell>
          <table:table-cell office:value-type="float" office:value="-77.32">
            <text:p>-77.32</text:p>
          </table:table-cell>
        </table:table-row>
        <table:table-row table:style-name="ro1">
          <table:table-cell office:value-type="float" office:value="71626">
            <text:p>71626</text:p>
          </table:table-cell>
          <table:table-cell office:value-type="string">
            <text:p><text:s/>MONTREAL/MIRABEL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5.68">
            <text:p>45.68</text:p>
          </table:table-cell>
          <table:table-cell office:value-type="float" office:value="-74.03">
            <text:p>-74.03</text:p>
          </table:table-cell>
        </table:table-row>
        <table:table-row table:style-name="ro1">
          <table:table-cell office:value-type="float" office:value="71627">
            <text:p>71627</text:p>
          </table:table-cell>
          <table:table-cell office:value-type="string">
            <text:p><text:s/>MONTREAL/DORVAL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5.47">
            <text:p>45.47</text:p>
          </table:table-cell>
          <table:table-cell office:value-type="float" office:value="-73.75">
            <text:p>-73.75</text:p>
          </table:table-cell>
        </table:table-row>
        <table:table-row table:style-name="ro1">
          <table:table-cell office:value-type="float" office:value="71628">
            <text:p>71628</text:p>
          </table:table-cell>
          <table:table-cell office:value-type="string">
            <text:p><text:s/>OTTAWA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5.32">
            <text:p>45.32</text:p>
          </table:table-cell>
          <table:table-cell office:value-type="float" office:value="-75.67">
            <text:p>-75.67</text:p>
          </table:table-cell>
        </table:table-row>
        <table:table-row table:style-name="ro1">
          <table:table-cell office:value-type="float" office:value="71630">
            <text:p>71630</text:p>
          </table:table-cell>
          <table:table-cell office:value-type="string">
            <text:p><text:s/>MUSKOKA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4.97">
            <text:p>44.97</text:p>
          </table:table-cell>
          <table:table-cell office:value-type="float" office:value="-79.3">
            <text:p>-79.3</text:p>
          </table:table-cell>
        </table:table-row>
        <table:table-row table:style-name="ro1">
          <table:table-cell office:value-type="float" office:value="71631">
            <text:p>71631</text:p>
          </table:table-cell>
          <table:table-cell office:value-type="string">
            <text:p><text:s/>MT. FOREST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3.98">
            <text:p>43.98</text:p>
          </table:table-cell>
          <table:table-cell office:value-type="float" office:value="-80.75">
            <text:p>-80.75</text:p>
          </table:table-cell>
        </table:table-row>
        <table:table-row table:style-name="ro1">
          <table:table-cell office:value-type="float" office:value="71633">
            <text:p>71633</text:p>
          </table:table-cell>
          <table:table-cell office:value-type="string">
            <text:p><text:s/>WIARTON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4.75">
            <text:p>44.75</text:p>
          </table:table-cell>
          <table:table-cell office:value-type="float" office:value="-81.1">
            <text:p>-81.1</text:p>
          </table:table-cell>
        </table:table-row>
        <table:table-row table:style-name="ro1">
          <table:table-cell office:value-type="float" office:value="71700">
            <text:p>71700</text:p>
          </table:table-cell>
          <table:table-cell office:value-type="string">
            <text:p><text:s/>FREDERICTON</text:p>
          </table:table-cell>
          <table:table-cell office:value-type="string">
            <text:p><text:s/>NB</text:p>
          </table:table-cell>
          <table:table-cell office:value-type="string">
            <text:p><text:s/>CN</text:p>
          </table:table-cell>
          <table:table-cell office:value-type="float" office:value="45.87">
            <text:p>45.87</text:p>
          </table:table-cell>
          <table:table-cell office:value-type="float" office:value="-66.53">
            <text:p>-66.53</text:p>
          </table:table-cell>
        </table:table-row>
        <table:table-row table:style-name="ro1">
          <table:table-cell office:value-type="float" office:value="71701">
            <text:p>71701</text:p>
          </table:table-cell>
          <table:table-cell office:value-type="string">
            <text:p><text:s/>GAGETOWN</text:p>
          </table:table-cell>
          <table:table-cell office:value-type="string">
            <text:p><text:s/>NB</text:p>
          </table:table-cell>
          <table:table-cell office:value-type="string">
            <text:p><text:s/>CN</text:p>
          </table:table-cell>
          <table:table-cell office:value-type="float" office:value="45.83">
            <text:p>45.83</text:p>
          </table:table-cell>
          <table:table-cell office:value-type="float" office:value="-66.43">
            <text:p>-66.43</text:p>
          </table:table-cell>
        </table:table-row>
        <table:table-row table:style-name="ro1">
          <table:table-cell office:value-type="float" office:value="71702">
            <text:p>71702</text:p>
          </table:table-cell>
          <table:table-cell office:value-type="string">
            <text:p><text:s/>SUMMERSIDE</text:p>
          </table:table-cell>
          <table:table-cell office:value-type="string">
            <text:p><text:s/>PE</text:p>
          </table:table-cell>
          <table:table-cell office:value-type="string">
            <text:p><text:s/>CN</text:p>
          </table:table-cell>
          <table:table-cell office:value-type="float" office:value="46.43">
            <text:p>46.43</text:p>
          </table:table-cell>
          <table:table-cell office:value-type="float" office:value="-63.83">
            <text:p>-63.83</text:p>
          </table:table-cell>
        </table:table-row>
        <table:table-row table:style-name="ro1">
          <table:table-cell office:value-type="float" office:value="71705">
            <text:p>71705</text:p>
          </table:table-cell>
          <table:table-cell office:value-type="string">
            <text:p><text:s/>MONCTON</text:p>
          </table:table-cell>
          <table:table-cell office:value-type="string">
            <text:p><text:s/>NB</text:p>
          </table:table-cell>
          <table:table-cell office:value-type="string">
            <text:p><text:s/>CN</text:p>
          </table:table-cell>
          <table:table-cell office:value-type="float" office:value="46.12">
            <text:p>46.12</text:p>
          </table:table-cell>
          <table:table-cell office:value-type="float" office:value="-64.68">
            <text:p>-64.68</text:p>
          </table:table-cell>
        </table:table-row>
        <table:table-row table:style-name="ro1">
          <table:table-cell office:value-type="float" office:value="71706">
            <text:p>71706</text:p>
          </table:table-cell>
          <table:table-cell office:value-type="string">
            <text:p><text:s/>CHARLOTTETOWN</text:p>
          </table:table-cell>
          <table:table-cell office:value-type="string">
            <text:p><text:s/>PE</text:p>
          </table:table-cell>
          <table:table-cell office:value-type="string">
            <text:p><text:s/>CN</text:p>
          </table:table-cell>
          <table:table-cell office:value-type="float" office:value="46.28">
            <text:p>46.28</text:p>
          </table:table-cell>
          <table:table-cell office:value-type="float" office:value="-63.13">
            <text:p>-63.13</text:p>
          </table:table-cell>
        </table:table-row>
        <table:table-row table:style-name="ro1">
          <table:table-cell office:value-type="float" office:value="71707">
            <text:p>71707</text:p>
          </table:table-cell>
          <table:table-cell office:value-type="string">
            <text:p><text:s/>SYDNEY</text:p>
          </table:table-cell>
          <table:table-cell office:value-type="string">
            <text:p><text:s/>NS</text:p>
          </table:table-cell>
          <table:table-cell office:value-type="string">
            <text:p><text:s/>CN</text:p>
          </table:table-cell>
          <table:table-cell office:value-type="float" office:value="46.17">
            <text:p>46.17</text:p>
          </table:table-cell>
          <table:table-cell office:value-type="float" office:value="-60.05">
            <text:p>-60.05</text:p>
          </table:table-cell>
        </table:table-row>
        <table:table-row table:style-name="ro1">
          <table:table-cell office:value-type="float" office:value="71709">
            <text:p>71709</text:p>
          </table:table-cell>
          <table:table-cell office:value-type="string">
            <text:p><text:s/>GRINDSTONE IS.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7.38">
            <text:p>47.38</text:p>
          </table:table-cell>
          <table:table-cell office:value-type="float" office:value="-61.87">
            <text:p>-61.87</text:p>
          </table:table-cell>
        </table:table-row>
        <table:table-row table:style-name="ro1">
          <table:table-cell office:value-type="float" office:value="71711">
            <text:p>71711</text:p>
          </table:table-cell>
          <table:table-cell office:value-type="string">
            <text:p><text:s/>CHARLO</text:p>
          </table:table-cell>
          <table:table-cell office:value-type="string">
            <text:p><text:s/>NB</text:p>
          </table:table-cell>
          <table:table-cell office:value-type="string">
            <text:p><text:s/>CN</text:p>
          </table:table-cell>
          <table:table-cell office:value-type="float" office:value="48">
            <text:p>48</text:p>
          </table:table-cell>
          <table:table-cell office:value-type="float" office:value="-66.33">
            <text:p>-66.33</text:p>
          </table:table-cell>
        </table:table-row>
        <table:table-row table:style-name="ro1">
          <table:table-cell office:value-type="float" office:value="71714">
            <text:p>71714</text:p>
          </table:table-cell>
          <table:table-cell office:value-type="string">
            <text:p><text:s/>QUEBEC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6.8">
            <text:p>46.8</text:p>
          </table:table-cell>
          <table:table-cell office:value-type="float" office:value="-71.4">
            <text:p>-71.4</text:p>
          </table:table-cell>
        </table:table-row>
        <table:table-row table:style-name="ro1">
          <table:table-cell office:value-type="float" office:value="71716">
            <text:p>71716</text:p>
          </table:table-cell>
          <table:table-cell office:value-type="string">
            <text:p><text:s/>VALCARTIER</text:p>
          </table:table-cell>
          <table:table-cell office:value-type="string">
            <text:p><text:s/>QB</text:p>
          </table:table-cell>
          <table:table-cell office:value-type="string">
            <text:p><text:s/>CN</text:p>
          </table:table-cell>
          <table:table-cell office:value-type="float" office:value="46.9">
            <text:p>46.9</text:p>
          </table:table-cell>
          <table:table-cell office:value-type="float" office:value="-71.5">
            <text:p>-71.5</text:p>
          </table:table-cell>
        </table:table-row>
        <table:table-row table:style-name="ro1">
          <table:table-cell office:value-type="float" office:value="71717">
            <text:p>71717</text:p>
          </table:table-cell>
          <table:table-cell office:value-type="string">
            <text:p><text:s/>CHATHAM</text:p>
          </table:table-cell>
          <table:table-cell office:value-type="string">
            <text:p><text:s/>NB</text:p>
          </table:table-cell>
          <table:table-cell office:value-type="string">
            <text:p><text:s/>CN</text:p>
          </table:table-cell>
          <table:table-cell office:value-type="float" office:value="47.02">
            <text:p>47.02</text:p>
          </table:table-cell>
          <table:table-cell office:value-type="float" office:value="-65.44">
            <text:p>-65.44</text:p>
          </table:table-cell>
        </table:table-row>
        <table:table-row table:style-name="ro1">
          <table:table-cell office:value-type="float" office:value="71718">
            <text:p>71718</text:p>
          </table:table-cell>
          <table:table-cell office:value-type="string">
            <text:p><text:s/>MONT JOLI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8.62">
            <text:p>48.62</text:p>
          </table:table-cell>
          <table:table-cell office:value-type="float" office:value="-68.22">
            <text:p>-68.22</text:p>
          </table:table-cell>
        </table:table-row>
        <table:table-row table:style-name="ro1">
          <table:table-cell office:value-type="float" office:value="71720">
            <text:p>71720</text:p>
          </table:table-cell>
          <table:table-cell office:value-type="string">
            <text:p><text:s/>STE. AGATHE DES MONTS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6.05">
            <text:p>46.05</text:p>
          </table:table-cell>
          <table:table-cell office:value-type="float" office:value="-74.28">
            <text:p>-74.28</text:p>
          </table:table-cell>
        </table:table-row>
        <table:table-row table:style-name="ro1">
          <table:table-cell office:value-type="float" office:value="71722">
            <text:p>71722</text:p>
          </table:table-cell>
          <table:table-cell office:value-type="string">
            <text:p><text:s/>MANIWAKI</text:p>
          </table:table-cell>
          <table:table-cell office:value-type="string">
            <text:p><text:s/>QB</text:p>
          </table:table-cell>
          <table:table-cell office:value-type="string">
            <text:p><text:s/>CN</text:p>
          </table:table-cell>
          <table:table-cell office:value-type="float" office:value="46.38">
            <text:p>46.38</text:p>
          </table:table-cell>
          <table:table-cell office:value-type="float" office:value="-75.97">
            <text:p>-75.97</text:p>
          </table:table-cell>
        </table:table-row>
        <table:table-row table:style-name="ro1">
          <table:table-cell office:value-type="float" office:value="71725">
            <text:p>71725</text:p>
          </table:table-cell>
          <table:table-cell office:value-type="string">
            <text:p><text:s/>VAL D'OR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8.05">
            <text:p>48.05</text:p>
          </table:table-cell>
          <table:table-cell office:value-type="float" office:value="-77.78">
            <text:p>-77.78</text:p>
          </table:table-cell>
        </table:table-row>
        <table:table-row table:style-name="ro1">
          <table:table-cell office:value-type="float" office:value="71727">
            <text:p>71727</text:p>
          </table:table-cell>
          <table:table-cell office:value-type="string">
            <text:p><text:s/>BAGOTVILLE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8.33">
            <text:p>48.33</text:p>
          </table:table-cell>
          <table:table-cell office:value-type="float" office:value="-71">
            <text:p>-71</text:p>
          </table:table-cell>
        </table:table-row>
        <table:table-row table:style-name="ro1">
          <table:table-cell office:value-type="float" office:value="71730">
            <text:p>71730</text:p>
          </table:table-cell>
          <table:table-cell office:value-type="string">
            <text:p><text:s/>SUDBURY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6.63">
            <text:p>46.63</text:p>
          </table:table-cell>
          <table:table-cell office:value-type="float" office:value="-80.8">
            <text:p>-80.8</text:p>
          </table:table-cell>
        </table:table-row>
        <table:table-row table:style-name="ro1">
          <table:table-cell office:value-type="float" office:value="71731">
            <text:p>71731</text:p>
          </table:table-cell>
          <table:table-cell office:value-type="string">
            <text:p><text:s/>NORTH BAY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6.37">
            <text:p>46.37</text:p>
          </table:table-cell>
          <table:table-cell office:value-type="float" office:value="-79.42">
            <text:p>-79.42</text:p>
          </table:table-cell>
        </table:table-row>
        <table:table-row table:style-name="ro1">
          <table:table-cell office:value-type="float" office:value="71733">
            <text:p>71733</text:p>
          </table:table-cell>
          <table:table-cell office:value-type="string">
            <text:p><text:s/>GORE BAY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5.88">
            <text:p>45.88</text:p>
          </table:table-cell>
          <table:table-cell office:value-type="float" office:value="-82.57">
            <text:p>-82.57</text:p>
          </table:table-cell>
        </table:table-row>
        <table:table-row table:style-name="ro1">
          <table:table-cell office:value-type="float" office:value="71735">
            <text:p>71735</text:p>
          </table:table-cell>
          <table:table-cell office:value-type="string">
            <text:p><text:s/>EARLTON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7.7">
            <text:p>47.7</text:p>
          </table:table-cell>
          <table:table-cell office:value-type="float" office:value="-79.85">
            <text:p>-79.85</text:p>
          </table:table-cell>
        </table:table-row>
        <table:table-row table:style-name="ro1">
          <table:table-cell office:value-type="float" office:value="71739">
            <text:p>71739</text:p>
          </table:table-cell>
          <table:table-cell office:value-type="string">
            <text:p><text:s/>TIMMINS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8.57">
            <text:p>48.57</text:p>
          </table:table-cell>
          <table:table-cell office:value-type="float" office:value="-81.37">
            <text:p>-81.37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<text:s/>THUNDER BAY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8.37">
            <text:p>48.37</text:p>
          </table:table-cell>
          <table:table-cell office:value-type="float" office:value="-89.32">
            <text:p>-89.32</text:p>
          </table:table-cell>
        </table:table-row>
        <table:table-row table:style-name="ro1">
          <table:table-cell office:value-type="float" office:value="71799">
            <text:p>71799</text:p>
          </table:table-cell>
          <table:table-cell office:value-type="string">
            <text:p><text:s/>VICTORIA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8.65">
            <text:p>48.65</text:p>
          </table:table-cell>
          <table:table-cell office:value-type="float" office:value="-123.43">
            <text:p>-123.43</text:p>
          </table:table-cell>
        </table:table-row>
        <table:table-row table:style-name="ro1">
          <table:table-cell office:value-type="float" office:value="71801">
            <text:p>71801</text:p>
          </table:table-cell>
          <table:table-cell office:value-type="string">
            <text:p><text:s/>ST. JOHN'S/TORBAY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47.62">
            <text:p>47.62</text:p>
          </table:table-cell>
          <table:table-cell office:value-type="float" office:value="-52.75">
            <text:p>-52.75</text:p>
          </table:table-cell>
        </table:table-row>
        <table:table-row table:style-name="ro1">
          <table:table-cell office:value-type="float" office:value="71803">
            <text:p>71803</text:p>
          </table:table-cell>
          <table:table-cell office:value-type="string">
            <text:p><text:s/>GANDER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48.95">
            <text:p>48.95</text:p>
          </table:table-cell>
          <table:table-cell office:value-type="float" office:value="-54.57">
            <text:p>-54.57</text:p>
          </table:table-cell>
        </table:table-row>
        <table:table-row table:style-name="ro1">
          <table:table-cell office:value-type="float" office:value="71805">
            <text:p>71805</text:p>
          </table:table-cell>
          <table:table-cell office:value-type="string">
            <text:p><text:s/>ST. PIERRE-MIQUELON</text:p>
          </table:table-cell>
          <table:table-cell/>
          <table:table-cell office:value-type="string">
            <text:p><text:s/>FR</text:p>
          </table:table-cell>
          <table:table-cell office:value-type="float" office:value="46.77">
            <text:p>46.77</text:p>
          </table:table-cell>
          <table:table-cell office:value-type="float" office:value="-56.17">
            <text:p>-56.17</text:p>
          </table:table-cell>
        </table:table-row>
        <table:table-row table:style-name="ro1">
          <table:table-cell office:value-type="float" office:value="71808">
            <text:p>71808</text:p>
          </table:table-cell>
          <table:table-cell office:value-type="string">
            <text:p><text:s/>BLANC SABLON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51.45">
            <text:p>51.45</text:p>
          </table:table-cell>
          <table:table-cell office:value-type="float" office:value="-57.18">
            <text:p>-57.18</text:p>
          </table:table-cell>
        </table:table-row>
        <table:table-row table:style-name="ro1">
          <table:table-cell office:value-type="float" office:value="71809">
            <text:p>71809</text:p>
          </table:table-cell>
          <table:table-cell office:value-type="string">
            <text:p><text:s/>DEER LAKE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49.22">
            <text:p>49.22</text:p>
          </table:table-cell>
          <table:table-cell office:value-type="float" office:value="-57.4">
            <text:p>-57.4</text:p>
          </table:table-cell>
        </table:table-row>
        <table:table-row table:style-name="ro1">
          <table:table-cell office:value-type="float" office:value="71811">
            <text:p>71811</text:p>
          </table:table-cell>
          <table:table-cell office:value-type="string">
            <text:p><text:s/>SEPT ILES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50.22">
            <text:p>50.22</text:p>
          </table:table-cell>
          <table:table-cell office:value-type="float" office:value="-66.26">
            <text:p>-66.26</text:p>
          </table:table-cell>
        </table:table-row>
        <table:table-row table:style-name="ro1">
          <table:table-cell office:value-type="float" office:value="71813">
            <text:p>71813</text:p>
          </table:table-cell>
          <table:table-cell office:value-type="string">
            <text:p><text:s/>NATASHQUAN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50.18">
            <text:p>50.18</text:p>
          </table:table-cell>
          <table:table-cell office:value-type="float" office:value="-61.82">
            <text:p>-61.82</text:p>
          </table:table-cell>
        </table:table-row>
        <table:table-row table:style-name="ro1">
          <table:table-cell office:value-type="float" office:value="71815">
            <text:p>71815</text:p>
          </table:table-cell>
          <table:table-cell office:value-type="string">
            <text:p><text:s/>STEPHENVILLE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48.53">
            <text:p>48.53</text:p>
          </table:table-cell>
          <table:table-cell office:value-type="float" office:value="-58.55">
            <text:p>-58.55</text:p>
          </table:table-cell>
        </table:table-row>
        <table:table-row table:style-name="ro1">
          <table:table-cell office:value-type="float" office:value="71816">
            <text:p>71816</text:p>
          </table:table-cell>
          <table:table-cell office:value-type="string">
            <text:p><text:s/>GOOSE BAY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53.32">
            <text:p>53.32</text:p>
          </table:table-cell>
          <table:table-cell office:value-type="float" office:value="-60.42">
            <text:p>-60.42</text:p>
          </table:table-cell>
        </table:table-row>
        <table:table-row table:style-name="ro1">
          <table:table-cell office:value-type="float" office:value="71819">
            <text:p>71819</text:p>
          </table:table-cell>
          <table:table-cell office:value-type="string">
            <text:p><text:s/>ST. ANTHONY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51.37">
            <text:p>51.37</text:p>
          </table:table-cell>
          <table:table-cell office:value-type="float" office:value="-55.63">
            <text:p>-55.63</text:p>
          </table:table-cell>
        </table:table-row>
        <table:table-row table:style-name="ro1">
          <table:table-cell office:value-type="float" office:value="71821">
            <text:p>71821</text:p>
          </table:table-cell>
          <table:table-cell office:value-type="string">
            <text:p><text:s/>MATAGAMI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9.77">
            <text:p>49.77</text:p>
          </table:table-cell>
          <table:table-cell office:value-type="float" office:value="-77.8">
            <text:p>-77.8</text:p>
          </table:table-cell>
        </table:table-row>
        <table:table-row table:style-name="ro1">
          <table:table-cell office:value-type="float" office:value="71822">
            <text:p>71822</text:p>
          </table:table-cell>
          <table:table-cell office:value-type="string">
            <text:p><text:s/>CHIBOUGAMAU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49.82">
            <text:p>49.82</text:p>
          </table:table-cell>
          <table:table-cell office:value-type="float" office:value="-74.42">
            <text:p>-74.42</text:p>
          </table:table-cell>
        </table:table-row>
        <table:table-row table:style-name="ro1">
          <table:table-cell office:value-type="float" office:value="71825">
            <text:p>71825</text:p>
          </table:table-cell>
          <table:table-cell office:value-type="string">
            <text:p><text:s/>WABUSH LAKE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52.93">
            <text:p>52.93</text:p>
          </table:table-cell>
          <table:table-cell office:value-type="float" office:value="-66.87">
            <text:p>-66.87</text:p>
          </table:table-cell>
        </table:table-row>
        <table:table-row table:style-name="ro1">
          <table:table-cell office:value-type="float" office:value="71826">
            <text:p>71826</text:p>
          </table:table-cell>
          <table:table-cell office:value-type="string">
            <text:p><text:s/>NITCHEQUON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53.2">
            <text:p>53.2</text:p>
          </table:table-cell>
          <table:table-cell office:value-type="float" office:value="-70.9">
            <text:p>-70.9</text:p>
          </table:table-cell>
        </table:table-row>
        <table:table-row table:style-name="ro1">
          <table:table-cell office:value-type="float" office:value="71828">
            <text:p>71828</text:p>
          </table:table-cell>
          <table:table-cell office:value-type="string">
            <text:p><text:s/>SCHEFFERVILLE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54.8">
            <text:p>54.8</text:p>
          </table:table-cell>
          <table:table-cell office:value-type="float" office:value="-66.8">
            <text:p>-66.8</text:p>
          </table:table-cell>
        </table:table-row>
        <table:table-row table:style-name="ro1">
          <table:table-cell office:value-type="float" office:value="71831">
            <text:p>71831</text:p>
          </table:table-cell>
          <table:table-cell office:value-type="string">
            <text:p><text:s/>KAPUSKASING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9.42">
            <text:p>49.42</text:p>
          </table:table-cell>
          <table:table-cell office:value-type="float" office:value="-82.47">
            <text:p>-82.47</text:p>
          </table:table-cell>
        </table:table-row>
        <table:table-row table:style-name="ro1">
          <table:table-cell office:value-type="float" office:value="71834">
            <text:p>71834</text:p>
          </table:table-cell>
          <table:table-cell office:value-type="string">
            <text:p><text:s/>GERALDTON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9.78">
            <text:p>49.78</text:p>
          </table:table-cell>
          <table:table-cell office:value-type="float" office:value="-86.93">
            <text:p>-86.93</text:p>
          </table:table-cell>
        </table:table-row>
        <table:table-row table:style-name="ro1">
          <table:table-cell office:value-type="float" office:value="71836">
            <text:p>71836</text:p>
          </table:table-cell>
          <table:table-cell office:value-type="string">
            <text:p><text:s/>MOOSONEE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51.27">
            <text:p>51.27</text:p>
          </table:table-cell>
          <table:table-cell office:value-type="float" office:value="-80.65">
            <text:p>-80.65</text:p>
          </table:table-cell>
        </table:table-row>
        <table:table-row table:style-name="ro1">
          <table:table-cell office:value-type="float" office:value="71841">
            <text:p>71841</text:p>
          </table:table-cell>
          <table:table-cell office:value-type="string">
            <text:p><text:s/>ARMSTRONG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50.28">
            <text:p>50.28</text:p>
          </table:table-cell>
          <table:table-cell office:value-type="float" office:value="-88.92">
            <text:p>-88.92</text:p>
          </table:table-cell>
        </table:table-row>
        <table:table-row table:style-name="ro1">
          <table:table-cell office:value-type="float" office:value="71842">
            <text:p>71842</text:p>
          </table:table-cell>
          <table:table-cell office:value-type="string">
            <text:p><text:s/>SIOUX LOOKOUT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50.12">
            <text:p>50.12</text:p>
          </table:table-cell>
          <table:table-cell office:value-type="float" office:value="-91.9">
            <text:p>-91.9</text:p>
          </table:table-cell>
        </table:table-row>
        <table:table-row table:style-name="ro1">
          <table:table-cell office:value-type="float" office:value="71846">
            <text:p>71846</text:p>
          </table:table-cell>
          <table:table-cell office:value-type="string">
            <text:p><text:s/>LANSDOWNE HOUSE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52.23">
            <text:p>52.23</text:p>
          </table:table-cell>
          <table:table-cell office:value-type="float" office:value="-87.88">
            <text:p>-87.88</text:p>
          </table:table-cell>
        </table:table-row>
        <table:table-row table:style-name="ro1">
          <table:table-cell office:value-type="float" office:value="71848">
            <text:p>71848</text:p>
          </table:table-cell>
          <table:table-cell office:value-type="string">
            <text:p><text:s/>TROUT LAKE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53.83">
            <text:p>53.83</text:p>
          </table:table-cell>
          <table:table-cell office:value-type="float" office:value="-89.87">
            <text:p>-89.87</text:p>
          </table:table-cell>
        </table:table-row>
        <table:table-row table:style-name="ro1">
          <table:table-cell office:value-type="float" office:value="71850">
            <text:p>71850</text:p>
          </table:table-cell>
          <table:table-cell office:value-type="string">
            <text:p><text:s/>KENORA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49.78">
            <text:p>49.78</text:p>
          </table:table-cell>
          <table:table-cell office:value-type="float" office:value="-94.37">
            <text:p>-94.37</text:p>
          </table:table-cell>
        </table:table-row>
        <table:table-row table:style-name="ro1">
          <table:table-cell office:value-type="float" office:value="71851">
            <text:p>71851</text:p>
          </table:table-cell>
          <table:table-cell office:value-type="string">
            <text:p><text:s/>PORTAGE LA PRAIRIE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49.9">
            <text:p>49.9</text:p>
          </table:table-cell>
          <table:table-cell office:value-type="float" office:value="-98.27">
            <text:p>-98.27</text:p>
          </table:table-cell>
        </table:table-row>
        <table:table-row table:style-name="ro1">
          <table:table-cell office:value-type="float" office:value="71852">
            <text:p>71852</text:p>
          </table:table-cell>
          <table:table-cell office:value-type="string">
            <text:p><text:s/>WINNIPEG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49.92">
            <text:p>49.92</text:p>
          </table:table-cell>
          <table:table-cell office:value-type="float" office:value="-97.23">
            <text:p>-97.23</text:p>
          </table:table-cell>
        </table:table-row>
        <table:table-row table:style-name="ro1">
          <table:table-cell office:value-type="float" office:value="71854">
            <text:p>71854</text:p>
          </table:table-cell>
          <table:table-cell office:value-type="string">
            <text:p><text:s/>RED LAKE</text:p>
          </table:table-cell>
          <table:table-cell office:value-type="string">
            <text:p><text:s/>ON</text:p>
          </table:table-cell>
          <table:table-cell office:value-type="string">
            <text:p><text:s/>CN</text:p>
          </table:table-cell>
          <table:table-cell office:value-type="float" office:value="51.07">
            <text:p>51.07</text:p>
          </table:table-cell>
          <table:table-cell office:value-type="float" office:value="-93.8">
            <text:p>-93.8</text:p>
          </table:table-cell>
        </table:table-row>
        <table:table-row table:style-name="ro1">
          <table:table-cell office:value-type="float" office:value="71855">
            <text:p>71855</text:p>
          </table:table-cell>
          <table:table-cell office:value-type="string">
            <text:p><text:s/>DAUPHIN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1.1">
            <text:p>51.1</text:p>
          </table:table-cell>
          <table:table-cell office:value-type="float" office:value="-100.05">
            <text:p>-100.05</text:p>
          </table:table-cell>
        </table:table-row>
        <table:table-row table:style-name="ro1">
          <table:table-cell office:value-type="float" office:value="71856">
            <text:p>71856</text:p>
          </table:table-cell>
          <table:table-cell office:value-type="string">
            <text:p><text:s/>GIMLI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0.62">
            <text:p>50.62</text:p>
          </table:table-cell>
          <table:table-cell office:value-type="float" office:value="-96.98">
            <text:p>-96.98</text:p>
          </table:table-cell>
        </table:table-row>
        <table:table-row table:style-name="ro1">
          <table:table-cell office:value-type="float" office:value="71858">
            <text:p>71858</text:p>
          </table:table-cell>
          <table:table-cell office:value-type="string">
            <text:p><text:s/>GRAND RAPIDS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3.18">
            <text:p>53.18</text:p>
          </table:table-cell>
          <table:table-cell office:value-type="float" office:value="-99.27">
            <text:p>-99.27</text:p>
          </table:table-cell>
        </table:table-row>
        <table:table-row table:style-name="ro1">
          <table:table-cell office:value-type="float" office:value="71861">
            <text:p>71861</text:p>
          </table:table-cell>
          <table:table-cell office:value-type="string">
            <text:p><text:s/>BROADVIEW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0.38">
            <text:p>50.38</text:p>
          </table:table-cell>
          <table:table-cell office:value-type="float" office:value="-102.68">
            <text:p>-102.68</text:p>
          </table:table-cell>
        </table:table-row>
        <table:table-row table:style-name="ro1">
          <table:table-cell office:value-type="float" office:value="71862">
            <text:p>71862</text:p>
          </table:table-cell>
          <table:table-cell office:value-type="string">
            <text:p><text:s/>ESTEVAN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49.07">
            <text:p>49.07</text:p>
          </table:table-cell>
          <table:table-cell office:value-type="float" office:value="-103">
            <text:p>-103</text:p>
          </table:table-cell>
        </table:table-row>
        <table:table-row table:style-name="ro1">
          <table:table-cell office:value-type="float" office:value="71863">
            <text:p>71863</text:p>
          </table:table-cell>
          <table:table-cell office:value-type="string">
            <text:p><text:s/>REGINA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0.43">
            <text:p>50.43</text:p>
          </table:table-cell>
          <table:table-cell office:value-type="float" office:value="-104.67">
            <text:p>-104.67</text:p>
          </table:table-cell>
        </table:table-row>
        <table:table-row table:style-name="ro1">
          <table:table-cell office:value-type="float" office:value="71864">
            <text:p>71864</text:p>
          </table:table-cell>
          <table:table-cell office:value-type="string">
            <text:p><text:s/>MOOSE JAW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0.33">
            <text:p>50.33</text:p>
          </table:table-cell>
          <table:table-cell office:value-type="float" office:value="-105.55">
            <text:p>-105.55</text:p>
          </table:table-cell>
        </table:table-row>
        <table:table-row table:style-name="ro1">
          <table:table-cell office:value-type="float" office:value="71865">
            <text:p>71865</text:p>
          </table:table-cell>
          <table:table-cell office:value-type="string">
            <text:p><text:s/>WYNYARD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1.77">
            <text:p>51.77</text:p>
          </table:table-cell>
          <table:table-cell office:value-type="float" office:value="-104.2">
            <text:p>-104.2</text:p>
          </table:table-cell>
        </table:table-row>
        <table:table-row table:style-name="ro1">
          <table:table-cell office:value-type="float" office:value="71866">
            <text:p>71866</text:p>
          </table:table-cell>
          <table:table-cell office:value-type="string">
            <text:p><text:s/>SASKATOON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2.17">
            <text:p>52.17</text:p>
          </table:table-cell>
          <table:table-cell office:value-type="float" office:value="-106.7">
            <text:p>-106.7</text:p>
          </table:table-cell>
        </table:table-row>
        <table:table-row table:style-name="ro1">
          <table:table-cell office:value-type="float" office:value="71867">
            <text:p>71867</text:p>
          </table:table-cell>
          <table:table-cell office:value-type="string">
            <text:p><text:s/>THE PAS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3.97">
            <text:p>53.97</text:p>
          </table:table-cell>
          <table:table-cell office:value-type="float" office:value="-101.1">
            <text:p>-101.1</text:p>
          </table:table-cell>
        </table:table-row>
        <table:table-row table:style-name="ro1">
          <table:table-cell office:value-type="float" office:value="71868">
            <text:p>71868</text:p>
          </table:table-cell>
          <table:table-cell office:value-type="string">
            <text:p><text:s/>HUDSON BAY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2.82">
            <text:p>52.82</text:p>
          </table:table-cell>
          <table:table-cell office:value-type="float" office:value="-102.32">
            <text:p>-102.32</text:p>
          </table:table-cell>
        </table:table-row>
        <table:table-row table:style-name="ro1">
          <table:table-cell office:value-type="float" office:value="71869">
            <text:p>71869</text:p>
          </table:table-cell>
          <table:table-cell office:value-type="string">
            <text:p><text:s/>PRINCE ALBERT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3.22">
            <text:p>53.22</text:p>
          </table:table-cell>
          <table:table-cell office:value-type="float" office:value="-105.68">
            <text:p>-105.68</text:p>
          </table:table-cell>
        </table:table-row>
        <table:table-row table:style-name="ro1">
          <table:table-cell office:value-type="float" office:value="71870">
            <text:p>71870</text:p>
          </table:table-cell>
          <table:table-cell office:value-type="string">
            <text:p><text:s/>SWIFT CURRENT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0.3">
            <text:p>50.3</text:p>
          </table:table-cell>
          <table:table-cell office:value-type="float" office:value="-107.68">
            <text:p>-107.68</text:p>
          </table:table-cell>
        </table:table-row>
        <table:table-row table:style-name="ro1">
          <table:table-cell office:value-type="float" office:value="71871">
            <text:p>71871</text:p>
          </table:table-cell>
          <table:table-cell office:value-type="string">
            <text:p><text:s/>LLOYDMINSTER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3.25">
            <text:p>53.25</text:p>
          </table:table-cell>
          <table:table-cell office:value-type="float" office:value="-110.07">
            <text:p>-110.07</text:p>
          </table:table-cell>
        </table:table-row>
        <table:table-row table:style-name="ro1">
          <table:table-cell office:value-type="float" office:value="71872">
            <text:p>71872</text:p>
          </table:table-cell>
          <table:table-cell office:value-type="string">
            <text:p><text:s/>MEDICINE HAT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0.02">
            <text:p>50.02</text:p>
          </table:table-cell>
          <table:table-cell office:value-type="float" office:value="-110.72">
            <text:p>-110.72</text:p>
          </table:table-cell>
        </table:table-row>
        <table:table-row table:style-name="ro1">
          <table:table-cell office:value-type="float" office:value="71873">
            <text:p>71873</text:p>
          </table:table-cell>
          <table:table-cell office:value-type="string">
            <text:p><text:s/>CORONATION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2.07">
            <text:p>52.07</text:p>
          </table:table-cell>
          <table:table-cell office:value-type="float" office:value="-111.45">
            <text:p>-111.45</text:p>
          </table:table-cell>
        </table:table-row>
        <table:table-row table:style-name="ro1">
          <table:table-cell office:value-type="float" office:value="71874">
            <text:p>71874</text:p>
          </table:table-cell>
          <table:table-cell office:value-type="string">
            <text:p><text:s/>LETHBRIDGE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49.63">
            <text:p>49.63</text:p>
          </table:table-cell>
          <table:table-cell office:value-type="float" office:value="-112.8">
            <text:p>-112.8</text:p>
          </table:table-cell>
        </table:table-row>
        <table:table-row table:style-name="ro1">
          <table:table-cell office:value-type="float" office:value="71876">
            <text:p>71876</text:p>
          </table:table-cell>
          <table:table-cell office:value-type="string">
            <text:p><text:s/>NORTH BATTLEFORD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2.77">
            <text:p>52.77</text:p>
          </table:table-cell>
          <table:table-cell office:value-type="float" office:value="-108.25">
            <text:p>-108.25</text:p>
          </table:table-cell>
        </table:table-row>
        <table:table-row table:style-name="ro1">
          <table:table-cell office:value-type="float" office:value="71877">
            <text:p>71877</text:p>
          </table:table-cell>
          <table:table-cell office:value-type="string">
            <text:p><text:s/>CALGARY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1.12">
            <text:p>51.12</text:p>
          </table:table-cell>
          <table:table-cell office:value-type="float" office:value="-114.02">
            <text:p>-114.02</text:p>
          </table:table-cell>
        </table:table-row>
        <table:table-row table:style-name="ro1">
          <table:table-cell office:value-type="float" office:value="71878">
            <text:p>71878</text:p>
          </table:table-cell>
          <table:table-cell office:value-type="string">
            <text:p><text:s/>RED DEER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2.18">
            <text:p>52.18</text:p>
          </table:table-cell>
          <table:table-cell office:value-type="float" office:value="-113.9">
            <text:p>-113.9</text:p>
          </table:table-cell>
        </table:table-row>
        <table:table-row table:style-name="ro1">
          <table:table-cell office:value-type="float" office:value="71879">
            <text:p>71879</text:p>
          </table:table-cell>
          <table:table-cell office:value-type="string">
            <text:p><text:s/>EDMONTON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3.57">
            <text:p>53.57</text:p>
          </table:table-cell>
          <table:table-cell office:value-type="float" office:value="-113.52">
            <text:p>-113.52</text:p>
          </table:table-cell>
        </table:table-row>
        <table:table-row table:style-name="ro1">
          <table:table-cell office:value-type="float" office:value="71880">
            <text:p>71880</text:p>
          </table:table-cell>
          <table:table-cell office:value-type="string">
            <text:p><text:s/>CRANBROOK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9.62">
            <text:p>49.62</text:p>
          </table:table-cell>
          <table:table-cell office:value-type="float" office:value="-115.78">
            <text:p>-115.78</text:p>
          </table:table-cell>
        </table:table-row>
        <table:table-row table:style-name="ro1">
          <table:table-cell office:value-type="float" office:value="71881">
            <text:p>71881</text:p>
          </table:table-cell>
          <table:table-cell office:value-type="string">
            <text:p><text:s/>EDSON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3.58">
            <text:p>53.58</text:p>
          </table:table-cell>
          <table:table-cell office:value-type="float" office:value="-116.45">
            <text:p>-116.45</text:p>
          </table:table-cell>
        </table:table-row>
        <table:table-row table:style-name="ro1">
          <table:table-cell office:value-type="float" office:value="71882">
            <text:p>71882</text:p>
          </table:table-cell>
          <table:table-cell office:value-type="string">
            <text:p><text:s/>REVELSTOKE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0.97">
            <text:p>50.97</text:p>
          </table:table-cell>
          <table:table-cell office:value-type="float" office:value="-118.18">
            <text:p>-118.18</text:p>
          </table:table-cell>
        </table:table-row>
        <table:table-row table:style-name="ro1">
          <table:table-cell office:value-type="float" office:value="71884">
            <text:p>71884</text:p>
          </table:table-cell>
          <table:table-cell office:value-type="string">
            <text:p><text:s/>CASTLEGAR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9.3">
            <text:p>49.3</text:p>
          </table:table-cell>
          <table:table-cell office:value-type="float" office:value="-117.63">
            <text:p>-117.63</text:p>
          </table:table-cell>
        </table:table-row>
        <table:table-row table:style-name="ro1">
          <table:table-cell office:value-type="float" office:value="71887">
            <text:p>71887</text:p>
          </table:table-cell>
          <table:table-cell office:value-type="string">
            <text:p><text:s/>KAMLOOPS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0.7">
            <text:p>50.7</text:p>
          </table:table-cell>
          <table:table-cell office:value-type="float" office:value="-120.45">
            <text:p>-120.45</text:p>
          </table:table-cell>
        </table:table-row>
        <table:table-row table:style-name="ro1">
          <table:table-cell office:value-type="float" office:value="71888">
            <text:p>71888</text:p>
          </table:table-cell>
          <table:table-cell office:value-type="string">
            <text:p><text:s/>JASPER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2.88">
            <text:p>52.88</text:p>
          </table:table-cell>
          <table:table-cell office:value-type="float" office:value="-118.07">
            <text:p>-118.07</text:p>
          </table:table-cell>
        </table:table-row>
        <table:table-row table:style-name="ro1">
          <table:table-cell office:value-type="float" office:value="71889">
            <text:p>71889</text:p>
          </table:table-cell>
          <table:table-cell office:value-type="string">
            <text:p><text:s/>PENTICTON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9.47">
            <text:p>49.47</text:p>
          </table:table-cell>
          <table:table-cell office:value-type="float" office:value="-119.6">
            <text:p>-119.6</text:p>
          </table:table-cell>
        </table:table-row>
        <table:table-row table:style-name="ro1">
          <table:table-cell office:value-type="float" office:value="71890">
            <text:p>71890</text:p>
          </table:table-cell>
          <table:table-cell office:value-type="string">
            <text:p><text:s/>NANAIMO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9.05">
            <text:p>49.05</text:p>
          </table:table-cell>
          <table:table-cell office:value-type="float" office:value="-123.87">
            <text:p>-123.87</text:p>
          </table:table-cell>
        </table:table-row>
        <table:table-row table:style-name="ro1">
          <table:table-cell office:value-type="float" office:value="71891">
            <text:p>71891</text:p>
          </table:table-cell>
          <table:table-cell office:value-type="string">
            <text:p><text:s/>LYTTON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0.23">
            <text:p>50.23</text:p>
          </table:table-cell>
          <table:table-cell office:value-type="float" office:value="-121.58">
            <text:p>-121.58</text:p>
          </table:table-cell>
        </table:table-row>
        <table:table-row table:style-name="ro1">
          <table:table-cell office:value-type="float" office:value="71892">
            <text:p>71892</text:p>
          </table:table-cell>
          <table:table-cell office:value-type="string">
            <text:p><text:s/>VANCOUVER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9.18">
            <text:p>49.18</text:p>
          </table:table-cell>
          <table:table-cell office:value-type="float" office:value="-123.17">
            <text:p>-123.17</text:p>
          </table:table-cell>
        </table:table-row>
        <table:table-row table:style-name="ro1">
          <table:table-cell office:value-type="float" office:value="71893">
            <text:p>71893</text:p>
          </table:table-cell>
          <table:table-cell office:value-type="string">
            <text:p><text:s/>COMOX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49.72">
            <text:p>49.72</text:p>
          </table:table-cell>
          <table:table-cell office:value-type="float" office:value="-124.9">
            <text:p>-124.9</text:p>
          </table:table-cell>
        </table:table-row>
        <table:table-row table:style-name="ro1">
          <table:table-cell office:value-type="float" office:value="71896">
            <text:p>71896</text:p>
          </table:table-cell>
          <table:table-cell office:value-type="string">
            <text:p><text:s/>PRINCE GEORGE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3.88">
            <text:p>53.88</text:p>
          </table:table-cell>
          <table:table-cell office:value-type="float" office:value="-122.67">
            <text:p>-122.67</text:p>
          </table:table-cell>
        </table:table-row>
        <table:table-row table:style-name="ro1">
          <table:table-cell office:value-type="float" office:value="71898">
            <text:p>71898</text:p>
          </table:table-cell>
          <table:table-cell office:value-type="string">
            <text:p><text:s/>PRINCE RUPERT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4.3">
            <text:p>54.3</text:p>
          </table:table-cell>
          <table:table-cell office:value-type="float" office:value="-130.45">
            <text:p>-130.45</text:p>
          </table:table-cell>
        </table:table-row>
        <table:table-row table:style-name="ro1">
          <table:table-cell office:value-type="float" office:value="71899">
            <text:p>71899</text:p>
          </table:table-cell>
          <table:table-cell office:value-type="string">
            <text:p><text:s/>LANGARA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4.25">
            <text:p>54.25</text:p>
          </table:table-cell>
          <table:table-cell office:value-type="float" office:value="-133.05">
            <text:p>-133.05</text:p>
          </table:table-cell>
        </table:table-row>
        <table:table-row table:style-name="ro1">
          <table:table-cell office:value-type="float" office:value="71900">
            <text:p>71900</text:p>
          </table:table-cell>
          <table:table-cell office:value-type="string">
            <text:p><text:s/>HOPEDALE</text:p>
          </table:table-cell>
          <table:table-cell office:value-type="string">
            <text:p><text:s/>NF</text:p>
          </table:table-cell>
          <table:table-cell office:value-type="string">
            <text:p><text:s/>CN</text:p>
          </table:table-cell>
          <table:table-cell office:value-type="float" office:value="55.45">
            <text:p>55.45</text:p>
          </table:table-cell>
          <table:table-cell office:value-type="float" office:value="-60.23">
            <text:p>-60.23</text:p>
          </table:table-cell>
        </table:table-row>
        <table:table-row table:style-name="ro1">
          <table:table-cell office:value-type="float" office:value="71905">
            <text:p>71905</text:p>
          </table:table-cell>
          <table:table-cell office:value-type="string">
            <text:p><text:s/>KUUJJUARAPIK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55.28">
            <text:p>55.28</text:p>
          </table:table-cell>
          <table:table-cell office:value-type="float" office:value="-77.76">
            <text:p>-77.76</text:p>
          </table:table-cell>
        </table:table-row>
        <table:table-row table:style-name="ro1">
          <table:table-cell office:value-type="float" office:value="71906">
            <text:p>71906</text:p>
          </table:table-cell>
          <table:table-cell office:value-type="string">
            <text:p><text:s/>KUUJJUAQ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58.1">
            <text:p>58.1</text:p>
          </table:table-cell>
          <table:table-cell office:value-type="float" office:value="-68.42">
            <text:p>-68.42</text:p>
          </table:table-cell>
        </table:table-row>
        <table:table-row table:style-name="ro1">
          <table:table-cell office:value-type="float" office:value="71907">
            <text:p>71907</text:p>
          </table:table-cell>
          <table:table-cell office:value-type="string">
            <text:p><text:s/>INUKJUAK</text:p>
          </table:table-cell>
          <table:table-cell office:value-type="string">
            <text:p><text:s/>PQ</text:p>
          </table:table-cell>
          <table:table-cell office:value-type="string">
            <text:p><text:s/>CN</text:p>
          </table:table-cell>
          <table:table-cell office:value-type="float" office:value="58.45">
            <text:p>58.45</text:p>
          </table:table-cell>
          <table:table-cell office:value-type="float" office:value="-78.12">
            <text:p>-78.12</text:p>
          </table:table-cell>
        </table:table-row>
        <table:table-row table:style-name="ro1">
          <table:table-cell office:value-type="float" office:value="71909">
            <text:p>71909</text:p>
          </table:table-cell>
          <table:table-cell office:value-type="string">
            <text:p><text:s/>FROBISHER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3.75">
            <text:p>63.75</text:p>
          </table:table-cell>
          <table:table-cell office:value-type="float" office:value="-68.55">
            <text:p>-68.55</text:p>
          </table:table-cell>
        </table:table-row>
        <table:table-row table:style-name="ro1">
          <table:table-cell office:value-type="float" office:value="71912">
            <text:p>71912</text:p>
          </table:table-cell>
          <table:table-cell office:value-type="string">
            <text:p><text:s/>GILLAM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6.37">
            <text:p>56.37</text:p>
          </table:table-cell>
          <table:table-cell office:value-type="float" office:value="-94.7">
            <text:p>-94.7</text:p>
          </table:table-cell>
        </table:table-row>
        <table:table-row table:style-name="ro1">
          <table:table-cell office:value-type="float" office:value="71913">
            <text:p>71913</text:p>
          </table:table-cell>
          <table:table-cell office:value-type="string">
            <text:p><text:s/>CHURCHILL</text:p>
          </table:table-cell>
          <table:table-cell office:value-type="string">
            <text:p><text:s/>MB</text:p>
          </table:table-cell>
          <table:table-cell office:value-type="string">
            <text:p><text:s/>CN</text:p>
          </table:table-cell>
          <table:table-cell office:value-type="float" office:value="58.73">
            <text:p>58.73</text:p>
          </table:table-cell>
          <table:table-cell office:value-type="float" office:value="-94.07">
            <text:p>-94.07</text:p>
          </table:table-cell>
        </table:table-row>
        <table:table-row table:style-name="ro1">
          <table:table-cell office:value-type="float" office:value="71915">
            <text:p>71915</text:p>
          </table:table-cell>
          <table:table-cell office:value-type="string">
            <text:p><text:s/>CORAL HARBOUR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4.19">
            <text:p>64.19</text:p>
          </table:table-cell>
          <table:table-cell office:value-type="float" office:value="-83.37">
            <text:p>-83.37</text:p>
          </table:table-cell>
        </table:table-row>
        <table:table-row table:style-name="ro1">
          <table:table-cell office:value-type="float" office:value="71916">
            <text:p>71916</text:p>
          </table:table-cell>
          <table:table-cell office:value-type="string">
            <text:p><text:s/>CHESTERFIELD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3.33">
            <text:p>63.33</text:p>
          </table:table-cell>
          <table:table-cell office:value-type="float" office:value="-90.72">
            <text:p>-90.72</text:p>
          </table:table-cell>
        </table:table-row>
        <table:table-row table:style-name="ro1">
          <table:table-cell office:value-type="float" office:value="71917">
            <text:p>71917</text:p>
          </table:table-cell>
          <table:table-cell office:value-type="string">
            <text:p><text:s/>EUREKA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80">
            <text:p>80</text:p>
          </table:table-cell>
          <table:table-cell office:value-type="float" office:value="-85.93">
            <text:p>-85.93</text:p>
          </table:table-cell>
        </table:table-row>
        <table:table-row table:style-name="ro1">
          <table:table-cell office:value-type="float" office:value="71920">
            <text:p>71920</text:p>
          </table:table-cell>
          <table:table-cell office:value-type="string">
            <text:p><text:s/>CREE LAKE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7.35">
            <text:p>57.35</text:p>
          </table:table-cell>
          <table:table-cell office:value-type="float" office:value="-107.13">
            <text:p>-107.13</text:p>
          </table:table-cell>
        </table:table-row>
        <table:table-row table:style-name="ro1">
          <table:table-cell office:value-type="float" office:value="71922">
            <text:p>71922</text:p>
          </table:table-cell>
          <table:table-cell office:value-type="string">
            <text:p><text:s/>LA RONGE</text:p>
          </table:table-cell>
          <table:table-cell office:value-type="string">
            <text:p><text:s/>SK</text:p>
          </table:table-cell>
          <table:table-cell office:value-type="string">
            <text:p><text:s/>CN</text:p>
          </table:table-cell>
          <table:table-cell office:value-type="float" office:value="55.15">
            <text:p>55.15</text:p>
          </table:table-cell>
          <table:table-cell office:value-type="float" office:value="-105.27">
            <text:p>-105.27</text:p>
          </table:table-cell>
        </table:table-row>
        <table:table-row table:style-name="ro1">
          <table:table-cell office:value-type="float" office:value="71923">
            <text:p>71923</text:p>
          </table:table-cell>
          <table:table-cell office:value-type="string">
            <text:p><text:s/>ENNADAI LAKE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1.13">
            <text:p>61.13</text:p>
          </table:table-cell>
          <table:table-cell office:value-type="float" office:value="-100.9">
            <text:p>-100.9</text:p>
          </table:table-cell>
        </table:table-row>
        <table:table-row table:style-name="ro1">
          <table:table-cell office:value-type="float" office:value="71924">
            <text:p>71924</text:p>
          </table:table-cell>
          <table:table-cell office:value-type="string">
            <text:p><text:s/>RESOLUTE BAY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74.72">
            <text:p>74.72</text:p>
          </table:table-cell>
          <table:table-cell office:value-type="float" office:value="-94.95">
            <text:p>-94.95</text:p>
          </table:table-cell>
        </table:table-row>
        <table:table-row table:style-name="ro1">
          <table:table-cell office:value-type="float" office:value="71925">
            <text:p>71925</text:p>
          </table:table-cell>
          <table:table-cell office:value-type="string">
            <text:p><text:s/>CAMBRIDGE BAY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9.1">
            <text:p>69.1</text:p>
          </table:table-cell>
          <table:table-cell office:value-type="float" office:value="-105.13">
            <text:p>-105.13</text:p>
          </table:table-cell>
        </table:table-row>
        <table:table-row table:style-name="ro1">
          <table:table-cell office:value-type="float" office:value="71926">
            <text:p>71926</text:p>
          </table:table-cell>
          <table:table-cell office:value-type="string">
            <text:p><text:s/>BAKER LAKE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4.3">
            <text:p>64.3</text:p>
          </table:table-cell>
          <table:table-cell office:value-type="float" office:value="-96.08">
            <text:p>-96.08</text:p>
          </table:table-cell>
        </table:table-row>
        <table:table-row table:style-name="ro1">
          <table:table-cell office:value-type="float" office:value="71928">
            <text:p>71928</text:p>
          </table:table-cell>
          <table:table-cell office:value-type="string">
            <text:p><text:s/>ROCKY MT. HOUSE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2.43">
            <text:p>52.43</text:p>
          </table:table-cell>
          <table:table-cell office:value-type="float" office:value="-114.92">
            <text:p>-114.92</text:p>
          </table:table-cell>
        </table:table-row>
        <table:table-row table:style-name="ro1">
          <table:table-cell office:value-type="float" office:value="71930">
            <text:p>71930</text:p>
          </table:table-cell>
          <table:table-cell office:value-type="string">
            <text:p><text:s/>WHITECOURT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4.15">
            <text:p>54.15</text:p>
          </table:table-cell>
          <table:table-cell office:value-type="float" office:value="-115.78">
            <text:p>-115.78</text:p>
          </table:table-cell>
        </table:table-row>
        <table:table-row table:style-name="ro1">
          <table:table-cell office:value-type="float" office:value="71931">
            <text:p>71931</text:p>
          </table:table-cell>
          <table:table-cell office:value-type="string">
            <text:p><text:s/>LAC LA BICHE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4.77">
            <text:p>54.77</text:p>
          </table:table-cell>
          <table:table-cell office:value-type="float" office:value="-112.02">
            <text:p>-112.02</text:p>
          </table:table-cell>
        </table:table-row>
        <table:table-row table:style-name="ro1">
          <table:table-cell office:value-type="float" office:value="71932">
            <text:p>71932</text:p>
          </table:table-cell>
          <table:table-cell office:value-type="string">
            <text:p><text:s/>FORT MCMURRAY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6.65">
            <text:p>56.65</text:p>
          </table:table-cell>
          <table:table-cell office:value-type="float" office:value="-111.22">
            <text:p>-111.22</text:p>
          </table:table-cell>
        </table:table-row>
        <table:table-row table:style-name="ro1">
          <table:table-cell office:value-type="float" office:value="71933">
            <text:p>71933</text:p>
          </table:table-cell>
          <table:table-cell office:value-type="string">
            <text:p><text:s/>FORT CHIPEWYAN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8.77">
            <text:p>58.77</text:p>
          </table:table-cell>
          <table:table-cell office:value-type="float" office:value="-111.12">
            <text:p>-111.12</text:p>
          </table:table-cell>
        </table:table-row>
        <table:table-row table:style-name="ro1">
          <table:table-cell office:value-type="float" office:value="71934">
            <text:p>71934</text:p>
          </table:table-cell>
          <table:table-cell office:value-type="string">
            <text:p><text:s/>FORT SMITH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0.02">
            <text:p>60.02</text:p>
          </table:table-cell>
          <table:table-cell office:value-type="float" office:value="-111.97">
            <text:p>-111.97</text:p>
          </table:table-cell>
        </table:table-row>
        <table:table-row table:style-name="ro1">
          <table:table-cell office:value-type="float" office:value="71935">
            <text:p>71935</text:p>
          </table:table-cell>
          <table:table-cell office:value-type="string">
            <text:p><text:s/>HAY RIVER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0.83">
            <text:p>60.83</text:p>
          </table:table-cell>
          <table:table-cell office:value-type="float" office:value="-115.78">
            <text:p>-115.78</text:p>
          </table:table-cell>
        </table:table-row>
        <table:table-row table:style-name="ro1">
          <table:table-cell office:value-type="float" office:value="71936">
            <text:p>71936</text:p>
          </table:table-cell>
          <table:table-cell office:value-type="string">
            <text:p><text:s/>YELLOWKNIFE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2.47">
            <text:p>62.47</text:p>
          </table:table-cell>
          <table:table-cell office:value-type="float" office:value="-114.43">
            <text:p>-114.43</text:p>
          </table:table-cell>
        </table:table-row>
        <table:table-row table:style-name="ro1">
          <table:table-cell office:value-type="float" office:value="71938">
            <text:p>71938</text:p>
          </table:table-cell>
          <table:table-cell office:value-type="string">
            <text:p><text:s/>COPPERMINE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7.82">
            <text:p>67.82</text:p>
          </table:table-cell>
          <table:table-cell office:value-type="float" office:value="-115.13">
            <text:p>-115.13</text:p>
          </table:table-cell>
        </table:table-row>
        <table:table-row table:style-name="ro1">
          <table:table-cell office:value-type="float" office:value="71940">
            <text:p>71940</text:p>
          </table:table-cell>
          <table:table-cell office:value-type="string">
            <text:p><text:s/>GRANDE PRAIRIE</text:p>
          </table:table-cell>
          <table:table-cell office:value-type="string">
            <text:p><text:s/>AB</text:p>
          </table:table-cell>
          <table:table-cell office:value-type="string">
            <text:p><text:s/>CN</text:p>
          </table:table-cell>
          <table:table-cell office:value-type="float" office:value="55.18">
            <text:p>55.18</text:p>
          </table:table-cell>
          <table:table-cell office:value-type="float" office:value="-118.88">
            <text:p>-118.88</text:p>
          </table:table-cell>
        </table:table-row>
        <table:table-row table:style-name="ro1">
          <table:table-cell office:value-type="float" office:value="71943">
            <text:p>71943</text:p>
          </table:table-cell>
          <table:table-cell office:value-type="string">
            <text:p><text:s/>FORT ST. JOHN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6.23">
            <text:p>56.23</text:p>
          </table:table-cell>
          <table:table-cell office:value-type="float" office:value="-120.73">
            <text:p>-120.73</text:p>
          </table:table-cell>
        </table:table-row>
        <table:table-row table:style-name="ro1">
          <table:table-cell office:value-type="float" office:value="71944">
            <text:p>71944</text:p>
          </table:table-cell>
          <table:table-cell office:value-type="string">
            <text:p><text:s/>MACKENZIE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5.3">
            <text:p>55.3</text:p>
          </table:table-cell>
          <table:table-cell office:value-type="float" office:value="-123.13">
            <text:p>-123.13</text:p>
          </table:table-cell>
        </table:table-row>
        <table:table-row table:style-name="ro1">
          <table:table-cell office:value-type="float" office:value="71945">
            <text:p>71945</text:p>
          </table:table-cell>
          <table:table-cell office:value-type="string">
            <text:p><text:s/>FORT NELSON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8.83">
            <text:p>58.83</text:p>
          </table:table-cell>
          <table:table-cell office:value-type="float" office:value="-122.6">
            <text:p>-122.6</text:p>
          </table:table-cell>
        </table:table-row>
        <table:table-row table:style-name="ro1">
          <table:table-cell office:value-type="float" office:value="71946">
            <text:p>71946</text:p>
          </table:table-cell>
          <table:table-cell office:value-type="string">
            <text:p><text:s/>FORT SIMPSON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1.75">
            <text:p>61.75</text:p>
          </table:table-cell>
          <table:table-cell office:value-type="float" office:value="-121.23">
            <text:p>-121.23</text:p>
          </table:table-cell>
        </table:table-row>
        <table:table-row table:style-name="ro1">
          <table:table-cell office:value-type="float" office:value="71950">
            <text:p>71950</text:p>
          </table:table-cell>
          <table:table-cell office:value-type="string">
            <text:p><text:s/>SMITHERS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4.82">
            <text:p>54.82</text:p>
          </table:table-cell>
          <table:table-cell office:value-type="float" office:value="-127.18">
            <text:p>-127.18</text:p>
          </table:table-cell>
        </table:table-row>
        <table:table-row table:style-name="ro1">
          <table:table-cell office:value-type="float" office:value="71951">
            <text:p>71951</text:p>
          </table:table-cell>
          <table:table-cell office:value-type="string">
            <text:p><text:s/>TERRACE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4.47">
            <text:p>54.47</text:p>
          </table:table-cell>
          <table:table-cell office:value-type="float" office:value="-128.58">
            <text:p>-128.58</text:p>
          </table:table-cell>
        </table:table-row>
        <table:table-row table:style-name="ro1">
          <table:table-cell office:value-type="float" office:value="71952">
            <text:p>71952</text:p>
          </table:table-cell>
          <table:table-cell office:value-type="string">
            <text:p><text:s/>BURNS LAKE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4.23">
            <text:p>54.23</text:p>
          </table:table-cell>
          <table:table-cell office:value-type="float" office:value="-125.77">
            <text:p>-125.77</text:p>
          </table:table-cell>
        </table:table-row>
        <table:table-row table:style-name="ro1">
          <table:table-cell office:value-type="float" office:value="71953">
            <text:p>71953</text:p>
          </table:table-cell>
          <table:table-cell office:value-type="string">
            <text:p><text:s/>WATSON LAKE</text:p>
          </table:table-cell>
          <table:table-cell office:value-type="string">
            <text:p><text:s/>YT</text:p>
          </table:table-cell>
          <table:table-cell office:value-type="string">
            <text:p><text:s/>CN</text:p>
          </table:table-cell>
          <table:table-cell office:value-type="float" office:value="60.12">
            <text:p>60.12</text:p>
          </table:table-cell>
          <table:table-cell office:value-type="float" office:value="-128.82">
            <text:p>-128.82</text:p>
          </table:table-cell>
        </table:table-row>
        <table:table-row table:style-name="ro1">
          <table:table-cell office:value-type="float" office:value="71957">
            <text:p>71957</text:p>
          </table:table-cell>
          <table:table-cell office:value-type="string">
            <text:p><text:s/>INUVIK</text:p>
          </table:table-cell>
          <table:table-cell office:value-type="string">
            <text:p><text:s/>NT</text:p>
          </table:table-cell>
          <table:table-cell office:value-type="string">
            <text:p><text:s/>CN</text:p>
          </table:table-cell>
          <table:table-cell office:value-type="float" office:value="68.3">
            <text:p>68.3</text:p>
          </table:table-cell>
          <table:table-cell office:value-type="float" office:value="-133.48">
            <text:p>-133.48</text:p>
          </table:table-cell>
        </table:table-row>
        <table:table-row table:style-name="ro1">
          <table:table-cell office:value-type="float" office:value="71958">
            <text:p>71958</text:p>
          </table:table-cell>
          <table:table-cell office:value-type="string">
            <text:p><text:s/>DEASE LAKE</text:p>
          </table:table-cell>
          <table:table-cell office:value-type="string">
            <text:p><text:s/>BC</text:p>
          </table:table-cell>
          <table:table-cell office:value-type="string">
            <text:p><text:s/>CN</text:p>
          </table:table-cell>
          <table:table-cell office:value-type="float" office:value="58.42">
            <text:p>58.42</text:p>
          </table:table-cell>
          <table:table-cell office:value-type="float" office:value="-130">
            <text:p>-130</text:p>
          </table:table-cell>
        </table:table-row>
        <table:table-row table:style-name="ro1">
          <table:table-cell office:value-type="float" office:value="71964">
            <text:p>71964</text:p>
          </table:table-cell>
          <table:table-cell office:value-type="string">
            <text:p><text:s/>WHITEHORSE</text:p>
          </table:table-cell>
          <table:table-cell office:value-type="string">
            <text:p><text:s/>YT</text:p>
          </table:table-cell>
          <table:table-cell office:value-type="string">
            <text:p><text:s/>CN</text:p>
          </table:table-cell>
          <table:table-cell office:value-type="float" office:value="60.72">
            <text:p>60.72</text:p>
          </table:table-cell>
          <table:table-cell office:value-type="float" office:value="-135.07">
            <text:p>-135.07</text:p>
          </table:table-cell>
        </table:table-row>
        <table:table-row table:style-name="ro1">
          <table:table-cell office:value-type="float" office:value="71965">
            <text:p>71965</text:p>
          </table:table-cell>
          <table:table-cell office:value-type="string">
            <text:p><text:s/>MAYO LANDING</text:p>
          </table:table-cell>
          <table:table-cell office:value-type="string">
            <text:p><text:s/>YT</text:p>
          </table:table-cell>
          <table:table-cell office:value-type="string">
            <text:p><text:s/>CN</text:p>
          </table:table-cell>
          <table:table-cell office:value-type="float" office:value="63.62">
            <text:p>63.62</text:p>
          </table:table-cell>
          <table:table-cell office:value-type="float" office:value="-135.87">
            <text:p>-135.87</text:p>
          </table:table-cell>
        </table:table-row>
        <table:table-row table:style-name="ro1">
          <table:table-cell office:value-type="float" office:value="71966">
            <text:p>71966</text:p>
          </table:table-cell>
          <table:table-cell office:value-type="string">
            <text:p><text:s/>DAWSON</text:p>
          </table:table-cell>
          <table:table-cell office:value-type="string">
            <text:p><text:s/>YT</text:p>
          </table:table-cell>
          <table:table-cell office:value-type="string">
            <text:p><text:s/>CN</text:p>
          </table:table-cell>
          <table:table-cell office:value-type="float" office:value="64.05">
            <text:p>64.05</text:p>
          </table:table-cell>
          <table:table-cell office:value-type="float" office:value="-139.13">
            <text:p>-139.13</text:p>
          </table:table-cell>
        </table:table-row>
        <table:table-row table:style-name="ro1">
          <table:table-cell office:value-type="float" office:value="71967">
            <text:p>71967</text:p>
          </table:table-cell>
          <table:table-cell office:value-type="string">
            <text:p><text:s/>BURWASH</text:p>
          </table:table-cell>
          <table:table-cell office:value-type="string">
            <text:p><text:s/>YT</text:p>
          </table:table-cell>
          <table:table-cell office:value-type="string">
            <text:p><text:s/>CN</text:p>
          </table:table-cell>
          <table:table-cell office:value-type="float" office:value="61.37">
            <text:p>61.37</text:p>
          </table:table-cell>
          <table:table-cell office:value-type="float" office:value="-139.05">
            <text:p>-139.05</text:p>
          </table:table-cell>
        </table:table-row>
        <table:table-row table:style-name="ro1">
          <table:table-cell office:value-type="float" office:value="72201">
            <text:p>72201</text:p>
          </table:table-cell>
          <table:table-cell office:value-type="string">
            <text:p><text:s/>KEY WEST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4.55">
            <text:p>24.55</text:p>
          </table:table-cell>
          <table:table-cell office:value-type="float" office:value="-81.75">
            <text:p>-81.75</text:p>
          </table:table-cell>
        </table:table-row>
        <table:table-row table:style-name="ro1">
          <table:table-cell office:value-type="float" office:value="72202">
            <text:p>72202</text:p>
          </table:table-cell>
          <table:table-cell office:value-type="string">
            <text:p><text:s/>MIAMI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5.8">
            <text:p>25.8</text:p>
          </table:table-cell>
          <table:table-cell office:value-type="float" office:value="-80.28">
            <text:p>-80.28</text:p>
          </table:table-cell>
        </table:table-row>
        <table:table-row table:style-name="ro1">
          <table:table-cell office:value-type="float" office:value="72203">
            <text:p>72203</text:p>
          </table:table-cell>
          <table:table-cell office:value-type="string">
            <text:p><text:s/>WEST PALM BEACH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6.68">
            <text:p>26.68</text:p>
          </table:table-cell>
          <table:table-cell office:value-type="float" office:value="-80.1">
            <text:p>-80.1</text:p>
          </table:table-cell>
        </table:table-row>
        <table:table-row table:style-name="ro1">
          <table:table-cell office:value-type="float" office:value="72204">
            <text:p>72204</text:p>
          </table:table-cell>
          <table:table-cell office:value-type="string">
            <text:p><text:s/>VERO BEACH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7.65">
            <text:p>27.65</text:p>
          </table:table-cell>
          <table:table-cell office:value-type="float" office:value="-80.41">
            <text:p>-80.41</text:p>
          </table:table-cell>
        </table:table-row>
        <table:table-row table:style-name="ro1">
          <table:table-cell office:value-type="float" office:value="72205">
            <text:p>72205</text:p>
          </table:table-cell>
          <table:table-cell office:value-type="string">
            <text:p><text:s/>ORLANDO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8.43">
            <text:p>28.43</text:p>
          </table:table-cell>
          <table:table-cell office:value-type="float" office:value="-81.32">
            <text:p>-81.32</text:p>
          </table:table-cell>
        </table:table-row>
        <table:table-row table:style-name="ro1">
          <table:table-cell office:value-type="float" office:value="72206">
            <text:p>72206</text:p>
          </table:table-cell>
          <table:table-cell office:value-type="string">
            <text:p><text:s/>JACKSONVILLE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30.5">
            <text:p>30.5</text:p>
          </table:table-cell>
          <table:table-cell office:value-type="float" office:value="-81.69">
            <text:p>-81.69</text:p>
          </table:table-cell>
        </table:table-row>
        <table:table-row table:style-name="ro1">
          <table:table-cell office:value-type="float" office:value="72207">
            <text:p>72207</text:p>
          </table:table-cell>
          <table:table-cell office:value-type="string">
            <text:p><text:s/>SAVANNAH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2.13">
            <text:p>32.13</text:p>
          </table:table-cell>
          <table:table-cell office:value-type="float" office:value="-81.2">
            <text:p>-81.2</text:p>
          </table:table-cell>
        </table:table-row>
        <table:table-row table:style-name="ro1">
          <table:table-cell office:value-type="float" office:value="72208">
            <text:p>72208</text:p>
          </table:table-cell>
          <table:table-cell office:value-type="string">
            <text:p><text:s/>CHARLESTON</text:p>
          </table:table-cell>
          <table:table-cell office:value-type="string">
            <text:p><text:s/>SC</text:p>
          </table:table-cell>
          <table:table-cell office:value-type="string">
            <text:p><text:s/>US</text:p>
          </table:table-cell>
          <table:table-cell office:value-type="float" office:value="32.9">
            <text:p>32.9</text:p>
          </table:table-cell>
          <table:table-cell office:value-type="float" office:value="-80.03">
            <text:p>-80.03</text:p>
          </table:table-cell>
        </table:table-row>
        <table:table-row table:style-name="ro1">
          <table:table-cell office:value-type="float" office:value="72210">
            <text:p>72210</text:p>
          </table:table-cell>
          <table:table-cell office:value-type="string">
            <text:p><text:s/>TAMPA BAY AREA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7.7">
            <text:p>27.7</text:p>
          </table:table-cell>
          <table:table-cell office:value-type="float" office:value="-82.4">
            <text:p>-82.4</text:p>
          </table:table-cell>
        </table:table-row>
        <table:table-row table:style-name="ro1">
          <table:table-cell office:value-type="float" office:value="72211">
            <text:p>72211</text:p>
          </table:table-cell>
          <table:table-cell office:value-type="string">
            <text:p><text:s/>TAMPA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7.97">
            <text:p>27.97</text:p>
          </table:table-cell>
          <table:table-cell office:value-type="float" office:value="-82.53">
            <text:p>-82.53</text:p>
          </table:table-cell>
        </table:table-row>
        <table:table-row table:style-name="ro1">
          <table:table-cell office:value-type="float" office:value="72212">
            <text:p>72212</text:p>
          </table:table-cell>
          <table:table-cell office:value-type="string">
            <text:p><text:s/>CROSS CITY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9.62">
            <text:p>29.62</text:p>
          </table:table-cell>
          <table:table-cell office:value-type="float" office:value="-83.1">
            <text:p>-83.1</text:p>
          </table:table-cell>
        </table:table-row>
        <table:table-row table:style-name="ro1">
          <table:table-cell office:value-type="float" office:value="72213">
            <text:p>72213</text:p>
          </table:table-cell>
          <table:table-cell office:value-type="string">
            <text:p><text:s/>WAYCROSS/WARE C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1.25">
            <text:p>31.25</text:p>
          </table:table-cell>
          <table:table-cell office:value-type="float" office:value="-82.4">
            <text:p>-82.4</text:p>
          </table:table-cell>
        </table:table-row>
        <table:table-row table:style-name="ro1">
          <table:table-cell office:value-type="float" office:value="72214">
            <text:p>72214</text:p>
          </table:table-cell>
          <table:table-cell office:value-type="string">
            <text:p><text:s/>TALLAHASSEE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30.38">
            <text:p>30.38</text:p>
          </table:table-cell>
          <table:table-cell office:value-type="float" office:value="-84.37">
            <text:p>-84.37</text:p>
          </table:table-cell>
        </table:table-row>
        <table:table-row table:style-name="ro1">
          <table:table-cell office:value-type="float" office:value="72215">
            <text:p>72215</text:p>
          </table:table-cell>
          <table:table-cell office:value-type="string">
            <text:p><text:s/>PEACHTREE CITY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3.36">
            <text:p>33.36</text:p>
          </table:table-cell>
          <table:table-cell office:value-type="float" office:value="-84.56">
            <text:p>-84.56</text:p>
          </table:table-cell>
        </table:table-row>
        <table:table-row table:style-name="ro1">
          <table:table-cell office:value-type="float" office:value="72217">
            <text:p>72217</text:p>
          </table:table-cell>
          <table:table-cell office:value-type="string">
            <text:p><text:s/>MACON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2.7">
            <text:p>32.7</text:p>
          </table:table-cell>
          <table:table-cell office:value-type="float" office:value="-83.65">
            <text:p>-83.65</text:p>
          </table:table-cell>
        </table:table-row>
        <table:table-row table:style-name="ro1">
          <table:table-cell office:value-type="float" office:value="72218">
            <text:p>72218</text:p>
          </table:table-cell>
          <table:table-cell office:value-type="string">
            <text:p><text:s/>AUGUSTA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3.37">
            <text:p>33.37</text:p>
          </table:table-cell>
          <table:table-cell office:value-type="float" office:value="-81.97">
            <text:p>-81.97</text:p>
          </table:table-cell>
        </table:table-row>
        <table:table-row table:style-name="ro1">
          <table:table-cell office:value-type="float" office:value="72219">
            <text:p>72219</text:p>
          </table:table-cell>
          <table:table-cell office:value-type="string">
            <text:p><text:s/>ATLANTA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3.65">
            <text:p>33.65</text:p>
          </table:table-cell>
          <table:table-cell office:value-type="float" office:value="-84.43">
            <text:p>-84.43</text:p>
          </table:table-cell>
        </table:table-row>
        <table:table-row table:style-name="ro1">
          <table:table-cell office:value-type="float" office:value="72220">
            <text:p>72220</text:p>
          </table:table-cell>
          <table:table-cell office:value-type="string">
            <text:p><text:s/>APALACHICOLA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9.73">
            <text:p>29.73</text:p>
          </table:table-cell>
          <table:table-cell office:value-type="float" office:value="-85.03">
            <text:p>-85.03</text:p>
          </table:table-cell>
        </table:table-row>
        <table:table-row table:style-name="ro1">
          <table:table-cell office:value-type="float" office:value="72221">
            <text:p>72221</text:p>
          </table:table-cell>
          <table:table-cell office:value-type="string">
            <text:p><text:s/>CRESTVIEW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30.78">
            <text:p>30.78</text:p>
          </table:table-cell>
          <table:table-cell office:value-type="float" office:value="-86.51">
            <text:p>-86.51</text:p>
          </table:table-cell>
        </table:table-row>
        <table:table-row table:style-name="ro1">
          <table:table-cell office:value-type="float" office:value="72222">
            <text:p>72222</text:p>
          </table:table-cell>
          <table:table-cell office:value-type="string">
            <text:p><text:s/>PENSACOLA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30.47">
            <text:p>30.47</text:p>
          </table:table-cell>
          <table:table-cell office:value-type="float" office:value="-87.2">
            <text:p>-87.2</text:p>
          </table:table-cell>
        </table:table-row>
        <table:table-row table:style-name="ro1">
          <table:table-cell office:value-type="float" office:value="72223">
            <text:p>72223</text:p>
          </table:table-cell>
          <table:table-cell office:value-type="string">
            <text:p><text:s/>MOBILE</text:p>
          </table:table-cell>
          <table:table-cell office:value-type="string">
            <text:p><text:s/>AL</text:p>
          </table:table-cell>
          <table:table-cell office:value-type="string">
            <text:p><text:s/>US</text:p>
          </table:table-cell>
          <table:table-cell office:value-type="float" office:value="30.68">
            <text:p>30.68</text:p>
          </table:table-cell>
          <table:table-cell office:value-type="float" office:value="-88.25">
            <text:p>-88.25</text:p>
          </table:table-cell>
        </table:table-row>
        <table:table-row table:style-name="ro1">
          <table:table-cell office:value-type="float" office:value="72225">
            <text:p>72225</text:p>
          </table:table-cell>
          <table:table-cell office:value-type="string">
            <text:p><text:s/>COLUMBUS METRO ARPT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2.51">
            <text:p>32.51</text:p>
          </table:table-cell>
          <table:table-cell office:value-type="float" office:value="-84.93">
            <text:p>-84.93</text:p>
          </table:table-cell>
        </table:table-row>
        <table:table-row table:style-name="ro1">
          <table:table-cell office:value-type="float" office:value="72226">
            <text:p>72226</text:p>
          </table:table-cell>
          <table:table-cell office:value-type="string">
            <text:p><text:s/>MONTGOMERY</text:p>
          </table:table-cell>
          <table:table-cell office:value-type="string">
            <text:p><text:s/>AL</text:p>
          </table:table-cell>
          <table:table-cell office:value-type="string">
            <text:p><text:s/>US</text:p>
          </table:table-cell>
          <table:table-cell office:value-type="float" office:value="32.3">
            <text:p>32.3</text:p>
          </table:table-cell>
          <table:table-cell office:value-type="float" office:value="-86.4">
            <text:p>-86.4</text:p>
          </table:table-cell>
        </table:table-row>
        <table:table-row table:style-name="ro1">
          <table:table-cell office:value-type="float" office:value="72228">
            <text:p>72228</text:p>
          </table:table-cell>
          <table:table-cell office:value-type="string">
            <text:p><text:s/>BIRMINGHAM</text:p>
          </table:table-cell>
          <table:table-cell office:value-type="string">
            <text:p><text:s/>AL</text:p>
          </table:table-cell>
          <table:table-cell office:value-type="string">
            <text:p><text:s/>US</text:p>
          </table:table-cell>
          <table:table-cell office:value-type="float" office:value="33.57">
            <text:p>33.57</text:p>
          </table:table-cell>
          <table:table-cell office:value-type="float" office:value="-86.75">
            <text:p>-86.75</text:p>
          </table:table-cell>
        </table:table-row>
        <table:table-row table:style-name="ro1">
          <table:table-cell office:value-type="float" office:value="72229">
            <text:p>72229</text:p>
          </table:table-cell>
          <table:table-cell office:value-type="string">
            <text:p><text:s/>CENTREVILLE WSM</text:p>
          </table:table-cell>
          <table:table-cell office:value-type="string">
            <text:p><text:s/>AL</text:p>
          </table:table-cell>
          <table:table-cell office:value-type="string">
            <text:p><text:s/>US</text:p>
          </table:table-cell>
          <table:table-cell office:value-type="float" office:value="32.9">
            <text:p>32.9</text:p>
          </table:table-cell>
          <table:table-cell office:value-type="float" office:value="-87.25">
            <text:p>-87.25</text:p>
          </table:table-cell>
        </table:table-row>
        <table:table-row table:style-name="ro1">
          <table:table-cell office:value-type="float" office:value="72230">
            <text:p>72230</text:p>
          </table:table-cell>
          <table:table-cell office:value-type="string">
            <text:p><text:s/>SHELBY CO AIRPT</text:p>
          </table:table-cell>
          <table:table-cell office:value-type="string">
            <text:p><text:s/>AL</text:p>
          </table:table-cell>
          <table:table-cell office:value-type="string">
            <text:p><text:s/>US</text:p>
          </table:table-cell>
          <table:table-cell office:value-type="float" office:value="33.17">
            <text:p>33.17</text:p>
          </table:table-cell>
          <table:table-cell office:value-type="float" office:value="-86.77">
            <text:p>-86.77</text:p>
          </table:table-cell>
        </table:table-row>
        <table:table-row table:style-name="ro1">
          <table:table-cell office:value-type="float" office:value="72231">
            <text:p>72231</text:p>
          </table:table-cell>
          <table:table-cell office:value-type="string">
            <text:p><text:s/>NEW ORLEANS/MOISANT</text:p>
          </table:table-cell>
          <table:table-cell office:value-type="string">
            <text:p><text:s/>LA</text:p>
          </table:table-cell>
          <table:table-cell office:value-type="string">
            <text:p><text:s/>US</text:p>
          </table:table-cell>
          <table:table-cell office:value-type="float" office:value="29.98">
            <text:p>29.98</text:p>
          </table:table-cell>
          <table:table-cell office:value-type="float" office:value="-90.25">
            <text:p>-90.25</text:p>
          </table:table-cell>
        </table:table-row>
        <table:table-row table:style-name="ro1">
          <table:table-cell office:value-type="float" office:value="72232">
            <text:p>72232</text:p>
          </table:table-cell>
          <table:table-cell office:value-type="string">
            <text:p><text:s/>BOOTHVILLE</text:p>
          </table:table-cell>
          <table:table-cell office:value-type="string">
            <text:p><text:s/>LA</text:p>
          </table:table-cell>
          <table:table-cell office:value-type="string">
            <text:p><text:s/>US</text:p>
          </table:table-cell>
          <table:table-cell office:value-type="float" office:value="29.33">
            <text:p>29.33</text:p>
          </table:table-cell>
          <table:table-cell office:value-type="float" office:value="-89.4">
            <text:p>-89.4</text:p>
          </table:table-cell>
        </table:table-row>
        <table:table-row table:style-name="ro1">
          <table:table-cell office:value-type="float" office:value="72233">
            <text:p>72233</text:p>
          </table:table-cell>
          <table:table-cell office:value-type="string">
            <text:p><text:s/>SLIDELL</text:p>
          </table:table-cell>
          <table:table-cell office:value-type="string">
            <text:p><text:s/>LA</text:p>
          </table:table-cell>
          <table:table-cell office:value-type="string">
            <text:p><text:s/>US</text:p>
          </table:table-cell>
          <table:table-cell office:value-type="float" office:value="30.25">
            <text:p>30.25</text:p>
          </table:table-cell>
          <table:table-cell office:value-type="float" office:value="-89.77">
            <text:p>-89.77</text:p>
          </table:table-cell>
        </table:table-row>
        <table:table-row table:style-name="ro1">
          <table:table-cell office:value-type="float" office:value="72234">
            <text:p>72234</text:p>
          </table:table-cell>
          <table:table-cell office:value-type="string">
            <text:p><text:s/>MERIDIAN</text:p>
          </table:table-cell>
          <table:table-cell office:value-type="string">
            <text:p><text:s/>MS</text:p>
          </table:table-cell>
          <table:table-cell office:value-type="string">
            <text:p><text:s/>US</text:p>
          </table:table-cell>
          <table:table-cell office:value-type="float" office:value="32.33">
            <text:p>32.33</text:p>
          </table:table-cell>
          <table:table-cell office:value-type="float" office:value="-88.75">
            <text:p>-88.75</text:p>
          </table:table-cell>
        </table:table-row>
        <table:table-row table:style-name="ro1">
          <table:table-cell office:value-type="float" office:value="72235">
            <text:p>72235</text:p>
          </table:table-cell>
          <table:table-cell office:value-type="string">
            <text:p><text:s/>JACKSON</text:p>
          </table:table-cell>
          <table:table-cell office:value-type="string">
            <text:p><text:s/>MS</text:p>
          </table:table-cell>
          <table:table-cell office:value-type="string">
            <text:p><text:s/>US</text:p>
          </table:table-cell>
          <table:table-cell office:value-type="float" office:value="32.32">
            <text:p>32.32</text:p>
          </table:table-cell>
          <table:table-cell office:value-type="float" office:value="-90.08">
            <text:p>-90.08</text:p>
          </table:table-cell>
        </table:table-row>
        <table:table-row table:style-name="ro1">
          <table:table-cell office:value-type="float" office:value="72239">
            <text:p>72239</text:p>
          </table:table-cell>
          <table:table-cell office:value-type="string">
            <text:p><text:s/>FORT POLK (ARMY</text:p>
          </table:table-cell>
          <table:table-cell office:value-type="string">
            <text:p><text:s/>LA</text:p>
          </table:table-cell>
          <table:table-cell office:value-type="string">
            <text:p><text:s/>US</text:p>
          </table:table-cell>
          <table:table-cell office:value-type="float" office:value="31.05">
            <text:p>31.05</text:p>
          </table:table-cell>
          <table:table-cell office:value-type="float" office:value="-93.2">
            <text:p>-93.2</text:p>
          </table:table-cell>
        </table:table-row>
        <table:table-row table:style-name="ro1">
          <table:table-cell office:value-type="float" office:value="72240">
            <text:p>72240</text:p>
          </table:table-cell>
          <table:table-cell office:value-type="string">
            <text:p><text:s/>LAKE CHARLES</text:p>
          </table:table-cell>
          <table:table-cell office:value-type="string">
            <text:p><text:s/>LA</text:p>
          </table:table-cell>
          <table:table-cell office:value-type="string">
            <text:p><text:s/>US</text:p>
          </table:table-cell>
          <table:table-cell office:value-type="float" office:value="30.13">
            <text:p>30.13</text:p>
          </table:table-cell>
          <table:table-cell office:value-type="float" office:value="-93.22">
            <text:p>-93.22</text:p>
          </table:table-cell>
        </table:table-row>
        <table:table-row table:style-name="ro1">
          <table:table-cell office:value-type="float" office:value="72242">
            <text:p>72242</text:p>
          </table:table-cell>
          <table:table-cell office:value-type="string">
            <text:p><text:s/>GALVESTON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29.3">
            <text:p>29.3</text:p>
          </table:table-cell>
          <table:table-cell office:value-type="float" office:value="-94.8">
            <text:p>-94.8</text:p>
          </table:table-cell>
        </table:table-row>
        <table:table-row table:style-name="ro1">
          <table:table-cell office:value-type="float" office:value="72243">
            <text:p>72243</text:p>
          </table:table-cell>
          <table:table-cell office:value-type="string">
            <text:p><text:s/>HOUSTON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29.97">
            <text:p>29.97</text:p>
          </table:table-cell>
          <table:table-cell office:value-type="float" office:value="-95.35">
            <text:p>-95.35</text:p>
          </table:table-cell>
        </table:table-row>
        <table:table-row table:style-name="ro1">
          <table:table-cell office:value-type="float" office:value="72247">
            <text:p>72247</text:p>
          </table:table-cell>
          <table:table-cell office:value-type="string">
            <text:p><text:s/>LONGVIEW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2.35">
            <text:p>32.35</text:p>
          </table:table-cell>
          <table:table-cell office:value-type="float" office:value="-94.65">
            <text:p>-94.65</text:p>
          </table:table-cell>
        </table:table-row>
        <table:table-row table:style-name="ro1">
          <table:table-cell office:value-type="float" office:value="72248">
            <text:p>72248</text:p>
          </table:table-cell>
          <table:table-cell office:value-type="string">
            <text:p><text:s/>SHREVEPORT</text:p>
          </table:table-cell>
          <table:table-cell office:value-type="string">
            <text:p><text:s/>LA</text:p>
          </table:table-cell>
          <table:table-cell office:value-type="string">
            <text:p><text:s/>US</text:p>
          </table:table-cell>
          <table:table-cell office:value-type="float" office:value="32.47">
            <text:p>32.47</text:p>
          </table:table-cell>
          <table:table-cell office:value-type="float" office:value="-93.82">
            <text:p>-93.82</text:p>
          </table:table-cell>
        </table:table-row>
        <table:table-row table:style-name="ro1">
          <table:table-cell office:value-type="float" office:value="72249">
            <text:p>72249</text:p>
          </table:table-cell>
          <table:table-cell office:value-type="string">
            <text:p><text:s/>FORT WORTH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2.79">
            <text:p>32.79</text:p>
          </table:table-cell>
          <table:table-cell office:value-type="float" office:value="-97.3">
            <text:p>-97.3</text:p>
          </table:table-cell>
        </table:table-row>
        <table:table-row table:style-name="ro1">
          <table:table-cell office:value-type="float" office:value="72250">
            <text:p>72250</text:p>
          </table:table-cell>
          <table:table-cell office:value-type="string">
            <text:p><text:s/>BROWNSVILLE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25.9">
            <text:p>25.9</text:p>
          </table:table-cell>
          <table:table-cell office:value-type="float" office:value="-97.43">
            <text:p>-97.43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<text:s/>CORPUS CHRISTI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27.77">
            <text:p>27.77</text:p>
          </table:table-cell>
          <table:table-cell office:value-type="float" office:value="-97.5">
            <text:p>-97.5</text:p>
          </table:table-cell>
        </table:table-row>
        <table:table-row table:style-name="ro1">
          <table:table-cell office:value-type="float" office:value="72252">
            <text:p>72252</text:p>
          </table:table-cell>
          <table:table-cell office:value-type="string">
            <text:p><text:s/>LAREDO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27.53">
            <text:p>27.53</text:p>
          </table:table-cell>
          <table:table-cell office:value-type="float" office:value="-99.47">
            <text:p>-99.47</text:p>
          </table:table-cell>
        </table:table-row>
        <table:table-row table:style-name="ro1">
          <table:table-cell office:value-type="float" office:value="72253">
            <text:p>72253</text:p>
          </table:table-cell>
          <table:table-cell office:value-type="string">
            <text:p><text:s/>SAN ANTONIO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29.53">
            <text:p>29.53</text:p>
          </table:table-cell>
          <table:table-cell office:value-type="float" office:value="-98.47">
            <text:p>-98.47</text:p>
          </table:table-cell>
        </table:table-row>
        <table:table-row table:style-name="ro1">
          <table:table-cell office:value-type="float" office:value="72254">
            <text:p>72254</text:p>
          </table:table-cell>
          <table:table-cell office:value-type="string">
            <text:p><text:s/>AUSTIN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0.3">
            <text:p>30.3</text:p>
          </table:table-cell>
          <table:table-cell office:value-type="float" office:value="-97.7">
            <text:p>-97.7</text:p>
          </table:table-cell>
        </table:table-row>
        <table:table-row table:style-name="ro1">
          <table:table-cell office:value-type="float" office:value="72255">
            <text:p>72255</text:p>
          </table:table-cell>
          <table:table-cell office:value-type="string">
            <text:p><text:s/>VICTORIA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28.85">
            <text:p>28.85</text:p>
          </table:table-cell>
          <table:table-cell office:value-type="float" office:value="-96.92">
            <text:p>-96.92</text:p>
          </table:table-cell>
        </table:table-row>
        <table:table-row table:style-name="ro1">
          <table:table-cell office:value-type="float" office:value="72256">
            <text:p>72256</text:p>
          </table:table-cell>
          <table:table-cell office:value-type="string">
            <text:p><text:s/>WACO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1.62">
            <text:p>31.62</text:p>
          </table:table-cell>
          <table:table-cell office:value-type="float" office:value="-97.23">
            <text:p>-97.23</text:p>
          </table:table-cell>
        </table:table-row>
        <table:table-row table:style-name="ro1">
          <table:table-cell office:value-type="float" office:value="72257">
            <text:p>72257</text:p>
          </table:table-cell>
          <table:table-cell office:value-type="string">
            <text:p><text:s/>FT HOOD AAF/KIL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1.15">
            <text:p>31.15</text:p>
          </table:table-cell>
          <table:table-cell office:value-type="float" office:value="-97.72">
            <text:p>-97.72</text:p>
          </table:table-cell>
        </table:table-row>
        <table:table-row table:style-name="ro1">
          <table:table-cell office:value-type="float" office:value="72258">
            <text:p>72258</text:p>
          </table:table-cell>
          <table:table-cell office:value-type="string">
            <text:p><text:s/>PARIS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3.63">
            <text:p>33.63</text:p>
          </table:table-cell>
          <table:table-cell office:value-type="float" office:value="-95.45">
            <text:p>-95.45</text:p>
          </table:table-cell>
        </table:table-row>
        <table:table-row table:style-name="ro1">
          <table:table-cell office:value-type="float" office:value="72259">
            <text:p>72259</text:p>
          </table:table-cell>
          <table:table-cell office:value-type="string">
            <text:p><text:s/>DALLAS-FORT WORTH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2.9">
            <text:p>32.9</text:p>
          </table:table-cell>
          <table:table-cell office:value-type="float" office:value="-97.03">
            <text:p>-97.03</text:p>
          </table:table-cell>
        </table:table-row>
        <table:table-row table:style-name="ro1">
          <table:table-cell office:value-type="float" office:value="72260">
            <text:p>72260</text:p>
          </table:table-cell>
          <table:table-cell office:value-type="string">
            <text:p><text:s/>STEPHENVILLE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2.22">
            <text:p>32.22</text:p>
          </table:table-cell>
          <table:table-cell office:value-type="float" office:value="-98.18">
            <text:p>-98.18</text:p>
          </table:table-cell>
        </table:table-row>
        <table:table-row table:style-name="ro1">
          <table:table-cell office:value-type="float" office:value="72261">
            <text:p>72261</text:p>
          </table:table-cell>
          <table:table-cell office:value-type="string">
            <text:p><text:s/>DEL RIO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29.37">
            <text:p>29.37</text:p>
          </table:table-cell>
          <table:table-cell office:value-type="float" office:value="-100.92">
            <text:p>-100.92</text:p>
          </table:table-cell>
        </table:table-row>
        <table:table-row table:style-name="ro1">
          <table:table-cell office:value-type="float" office:value="72262">
            <text:p>72262</text:p>
          </table:table-cell>
          <table:table-cell office:value-type="string">
            <text:p><text:s/>GUADALUPE PASS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1.83">
            <text:p>31.83</text:p>
          </table:table-cell>
          <table:table-cell office:value-type="float" office:value="-104.8">
            <text:p>-104.8</text:p>
          </table:table-cell>
        </table:table-row>
        <table:table-row table:style-name="ro1">
          <table:table-cell office:value-type="float" office:value="72263">
            <text:p>72263</text:p>
          </table:table-cell>
          <table:table-cell office:value-type="string">
            <text:p><text:s/>SAN ANGELO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1.37">
            <text:p>31.37</text:p>
          </table:table-cell>
          <table:table-cell office:value-type="float" office:value="-100.5">
            <text:p>-100.5</text:p>
          </table:table-cell>
        </table:table-row>
        <table:table-row table:style-name="ro1">
          <table:table-cell office:value-type="float" office:value="72264">
            <text:p>72264</text:p>
          </table:table-cell>
          <table:table-cell office:value-type="string">
            <text:p><text:s/>MARFA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0.37">
            <text:p>30.37</text:p>
          </table:table-cell>
          <table:table-cell office:value-type="float" office:value="-104.02">
            <text:p>-104.02</text:p>
          </table:table-cell>
        </table:table-row>
        <table:table-row table:style-name="ro1">
          <table:table-cell office:value-type="float" office:value="72265">
            <text:p>72265</text:p>
          </table:table-cell>
          <table:table-cell office:value-type="string">
            <text:p><text:s/>MIDLAND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1.95">
            <text:p>31.95</text:p>
          </table:table-cell>
          <table:table-cell office:value-type="float" office:value="-102.18">
            <text:p>-102.18</text:p>
          </table:table-cell>
        </table:table-row>
        <table:table-row table:style-name="ro1">
          <table:table-cell office:value-type="float" office:value="72266">
            <text:p>72266</text:p>
          </table:table-cell>
          <table:table-cell office:value-type="string">
            <text:p><text:s/>ABILENE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2.41">
            <text:p>32.41</text:p>
          </table:table-cell>
          <table:table-cell office:value-type="float" office:value="-99.68">
            <text:p>-99.68</text:p>
          </table:table-cell>
        </table:table-row>
        <table:table-row table:style-name="ro1">
          <table:table-cell office:value-type="float" office:value="72267">
            <text:p>72267</text:p>
          </table:table-cell>
          <table:table-cell office:value-type="string">
            <text:p><text:s/>LUBBOCK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3.65">
            <text:p>33.65</text:p>
          </table:table-cell>
          <table:table-cell office:value-type="float" office:value="-101.82">
            <text:p>-101.82</text:p>
          </table:table-cell>
        </table:table-row>
        <table:table-row table:style-name="ro1">
          <table:table-cell office:value-type="float" office:value="72268">
            <text:p>72268</text:p>
          </table:table-cell>
          <table:table-cell office:value-type="string">
            <text:p><text:s/>ROSWELL</text:p>
          </table:table-cell>
          <table:table-cell office:value-type="string">
            <text:p><text:s/>NM</text:p>
          </table:table-cell>
          <table:table-cell office:value-type="string">
            <text:p><text:s/>US</text:p>
          </table:table-cell>
          <table:table-cell office:value-type="float" office:value="33.3">
            <text:p>33.3</text:p>
          </table:table-cell>
          <table:table-cell office:value-type="float" office:value="-104.53">
            <text:p>-104.53</text:p>
          </table:table-cell>
        </table:table-row>
        <table:table-row table:style-name="ro1">
          <table:table-cell office:value-type="float" office:value="72270">
            <text:p>72270</text:p>
          </table:table-cell>
          <table:table-cell office:value-type="string">
            <text:p><text:s/>EL PASO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1.8">
            <text:p>31.8</text:p>
          </table:table-cell>
          <table:table-cell office:value-type="float" office:value="-106.4">
            <text:p>-106.4</text:p>
          </table:table-cell>
        </table:table-row>
        <table:table-row table:style-name="ro1">
          <table:table-cell office:value-type="float" office:value="72271">
            <text:p>72271</text:p>
          </table:table-cell>
          <table:table-cell office:value-type="string">
            <text:p><text:s/>TRUTH OR CONSEQUENCES</text:p>
          </table:table-cell>
          <table:table-cell office:value-type="string">
            <text:p><text:s/>NM</text:p>
          </table:table-cell>
          <table:table-cell office:value-type="string">
            <text:p><text:s/>US</text:p>
          </table:table-cell>
          <table:table-cell office:value-type="float" office:value="33.23">
            <text:p>33.23</text:p>
          </table:table-cell>
          <table:table-cell office:value-type="float" office:value="-107.27">
            <text:p>-107.27</text:p>
          </table:table-cell>
        </table:table-row>
        <table:table-row table:style-name="ro1">
          <table:table-cell office:value-type="float" office:value="72273">
            <text:p>72273</text:p>
          </table:table-cell>
          <table:table-cell office:value-type="string">
            <text:p><text:s/>FORT HUACHUCA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1.6">
            <text:p>31.6</text:p>
          </table:table-cell>
          <table:table-cell office:value-type="float" office:value="-110.35">
            <text:p>-110.35</text:p>
          </table:table-cell>
        </table:table-row>
        <table:table-row table:style-name="ro1">
          <table:table-cell office:value-type="float" office:value="72274">
            <text:p>72274</text:p>
          </table:table-cell>
          <table:table-cell office:value-type="string">
            <text:p><text:s/>TUCSON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2.12">
            <text:p>32.12</text:p>
          </table:table-cell>
          <table:table-cell office:value-type="float" office:value="-110.93">
            <text:p>-110.93</text:p>
          </table:table-cell>
        </table:table-row>
        <table:table-row table:style-name="ro1">
          <table:table-cell office:value-type="float" office:value="72278">
            <text:p>72278</text:p>
          </table:table-cell>
          <table:table-cell office:value-type="string">
            <text:p><text:s/>PHOENIX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3.43">
            <text:p>33.43</text:p>
          </table:table-cell>
          <table:table-cell office:value-type="float" office:value="-112.02">
            <text:p>-112.02</text:p>
          </table:table-cell>
        </table:table-row>
        <table:table-row table:style-name="ro1">
          <table:table-cell office:value-type="float" office:value="72280">
            <text:p>72280</text:p>
          </table:table-cell>
          <table:table-cell office:value-type="string">
            <text:p><text:s/>YUMA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2.66">
            <text:p>32.66</text:p>
          </table:table-cell>
          <table:table-cell office:value-type="float" office:value="-114.6">
            <text:p>-114.6</text:p>
          </table:table-cell>
        </table:table-row>
        <table:table-row table:style-name="ro1">
          <table:table-cell office:value-type="float" office:value="72281">
            <text:p>72281</text:p>
          </table:table-cell>
          <table:table-cell office:value-type="string">
            <text:p><text:s/>EL_CENTRO_NAF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2.82">
            <text:p>32.82</text:p>
          </table:table-cell>
          <table:table-cell office:value-type="float" office:value="-115.68">
            <text:p>-115.68</text:p>
          </table:table-cell>
        </table:table-row>
        <table:table-row table:style-name="ro1">
          <table:table-cell office:value-type="float" office:value="72286">
            <text:p>72286</text:p>
          </table:table-cell>
          <table:table-cell office:value-type="string">
            <text:p><text:s/>RIVERSIDE MUNI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3.95">
            <text:p>33.95</text:p>
          </table:table-cell>
          <table:table-cell office:value-type="float" office:value="-117.45">
            <text:p>-117.45</text:p>
          </table:table-cell>
        </table:table-row>
        <table:table-row table:style-name="ro1">
          <table:table-cell office:value-type="float" office:value="72288">
            <text:p>72288</text:p>
          </table:table-cell>
          <table:table-cell office:value-type="string">
            <text:p><text:s/>VAN NUYS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4.21">
            <text:p>34.21</text:p>
          </table:table-cell>
          <table:table-cell office:value-type="float" office:value="-118.48">
            <text:p>-118.48</text:p>
          </table:table-cell>
        </table:table-row>
        <table:table-row table:style-name="ro1">
          <table:table-cell office:value-type="float" office:value="72290">
            <text:p>72290</text:p>
          </table:table-cell>
          <table:table-cell office:value-type="string">
            <text:p><text:s/>SAN DIEGO/LINDBERGH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2.73">
            <text:p>32.73</text:p>
          </table:table-cell>
          <table:table-cell office:value-type="float" office:value="-117.17">
            <text:p>-117.17</text:p>
          </table:table-cell>
        </table:table-row>
        <table:table-row table:style-name="ro1">
          <table:table-cell office:value-type="float" office:value="72291">
            <text:p>72291</text:p>
          </table:table-cell>
          <table:table-cell office:value-type="string">
            <text:p><text:s/>SAN_NICOLAS_ISLAND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3.23">
            <text:p>33.23</text:p>
          </table:table-cell>
          <table:table-cell office:value-type="float" office:value="-119.45">
            <text:p>-119.45</text:p>
          </table:table-cell>
        </table:table-row>
        <table:table-row table:style-name="ro1">
          <table:table-cell office:value-type="float" office:value="72293">
            <text:p>72293</text:p>
          </table:table-cell>
          <table:table-cell office:value-type="string">
            <text:p><text:s/>SAN DIEGO/MONTG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2.82">
            <text:p>32.82</text:p>
          </table:table-cell>
          <table:table-cell office:value-type="float" office:value="-117.13">
            <text:p>-117.13</text:p>
          </table:table-cell>
        </table:table-row>
        <table:table-row table:style-name="ro1">
          <table:table-cell office:value-type="float" office:value="72295">
            <text:p>72295</text:p>
          </table:table-cell>
          <table:table-cell office:value-type="string">
            <text:p><text:s/>LOS ANGELES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3.93">
            <text:p>33.93</text:p>
          </table:table-cell>
          <table:table-cell office:value-type="float" office:value="-118.4">
            <text:p>-118.4</text:p>
          </table:table-cell>
        </table:table-row>
        <table:table-row table:style-name="ro1">
          <table:table-cell office:value-type="float" office:value="72297">
            <text:p>72297</text:p>
          </table:table-cell>
          <table:table-cell office:value-type="string">
            <text:p><text:s/>SANTA ANA-ORANGE CO.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3.66">
            <text:p>33.66</text:p>
          </table:table-cell>
          <table:table-cell office:value-type="float" office:value="-117.88">
            <text:p>-117.88</text:p>
          </table:table-cell>
        </table:table-row>
        <table:table-row table:style-name="ro1">
          <table:table-cell office:value-type="float" office:value="72303">
            <text:p>72303</text:p>
          </table:table-cell>
          <table:table-cell office:value-type="string">
            <text:p><text:s/>FAYETTEVILLE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5">
            <text:p>35</text:p>
          </table:table-cell>
          <table:table-cell office:value-type="float" office:value="-78.88">
            <text:p>-78.88</text:p>
          </table:table-cell>
        </table:table-row>
        <table:table-row table:style-name="ro1">
          <table:table-cell office:value-type="float" office:value="72304">
            <text:p>72304</text:p>
          </table:table-cell>
          <table:table-cell office:value-type="string">
            <text:p><text:s/>HATTERAS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5.27">
            <text:p>35.27</text:p>
          </table:table-cell>
          <table:table-cell office:value-type="float" office:value="-75.55">
            <text:p>-75.55</text:p>
          </table:table-cell>
        </table:table-row>
        <table:table-row table:style-name="ro1">
          <table:table-cell office:value-type="float" office:value="72305">
            <text:p>72305</text:p>
          </table:table-cell>
          <table:table-cell office:value-type="string">
            <text:p><text:s/>MOREHEAD CITY/N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4.7">
            <text:p>34.7</text:p>
          </table:table-cell>
          <table:table-cell office:value-type="float" office:value="-76.8">
            <text:p>-76.8</text:p>
          </table:table-cell>
        </table:table-row>
        <table:table-row table:style-name="ro1">
          <table:table-cell office:value-type="float" office:value="72306">
            <text:p>72306</text:p>
          </table:table-cell>
          <table:table-cell office:value-type="string">
            <text:p><text:s/>RALEIGH-DURHAM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5.87">
            <text:p>35.87</text:p>
          </table:table-cell>
          <table:table-cell office:value-type="float" office:value="-78.78">
            <text:p>-78.78</text:p>
          </table:table-cell>
        </table:table-row>
        <table:table-row table:style-name="ro1">
          <table:table-cell office:value-type="float" office:value="72308">
            <text:p>72308</text:p>
          </table:table-cell>
          <table:table-cell office:value-type="string">
            <text:p><text:s/>NORFOLK</text:p>
          </table:table-cell>
          <table:table-cell office:value-type="string">
            <text:p><text:s/>VA</text:p>
          </table:table-cell>
          <table:table-cell office:value-type="string">
            <text:p><text:s/>US</text:p>
          </table:table-cell>
          <table:table-cell office:value-type="float" office:value="36.9">
            <text:p>36.9</text:p>
          </table:table-cell>
          <table:table-cell office:value-type="float" office:value="-76.19">
            <text:p>-76.19</text:p>
          </table:table-cell>
        </table:table-row>
        <table:table-row table:style-name="ro1">
          <table:table-cell office:value-type="float" office:value="72309">
            <text:p>72309</text:p>
          </table:table-cell>
          <table:table-cell office:value-type="string">
            <text:p><text:s/>NEW RIVER MCAS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4.7">
            <text:p>34.7</text:p>
          </table:table-cell>
          <table:table-cell office:value-type="float" office:value="-77.43">
            <text:p>-77.43</text:p>
          </table:table-cell>
        </table:table-row>
        <table:table-row table:style-name="ro1">
          <table:table-cell office:value-type="float" office:value="72310">
            <text:p>72310</text:p>
          </table:table-cell>
          <table:table-cell office:value-type="string">
            <text:p><text:s/>COLUMBIA</text:p>
          </table:table-cell>
          <table:table-cell office:value-type="string">
            <text:p><text:s/>SC</text:p>
          </table:table-cell>
          <table:table-cell office:value-type="string">
            <text:p><text:s/>US</text:p>
          </table:table-cell>
          <table:table-cell office:value-type="float" office:value="33.95">
            <text:p>33.95</text:p>
          </table:table-cell>
          <table:table-cell office:value-type="float" office:value="-81.12">
            <text:p>-81.12</text:p>
          </table:table-cell>
        </table:table-row>
        <table:table-row table:style-name="ro1">
          <table:table-cell office:value-type="float" office:value="72311">
            <text:p>72311</text:p>
          </table:table-cell>
          <table:table-cell office:value-type="string">
            <text:p><text:s/>ATHENS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3.95">
            <text:p>33.95</text:p>
          </table:table-cell>
          <table:table-cell office:value-type="float" office:value="-83.33">
            <text:p>-83.33</text:p>
          </table:table-cell>
        </table:table-row>
        <table:table-row table:style-name="ro1">
          <table:table-cell office:value-type="float" office:value="72312">
            <text:p>72312</text:p>
          </table:table-cell>
          <table:table-cell office:value-type="string">
            <text:p><text:s/>GREENVILLE</text:p>
          </table:table-cell>
          <table:table-cell office:value-type="string">
            <text:p><text:s/>SC</text:p>
          </table:table-cell>
          <table:table-cell office:value-type="string">
            <text:p><text:s/>US</text:p>
          </table:table-cell>
          <table:table-cell office:value-type="float" office:value="34.9">
            <text:p>34.9</text:p>
          </table:table-cell>
          <table:table-cell office:value-type="float" office:value="-82.22">
            <text:p>-82.22</text:p>
          </table:table-cell>
        </table:table-row>
        <table:table-row table:style-name="ro1">
          <table:table-cell office:value-type="float" office:value="72314">
            <text:p>72314</text:p>
          </table:table-cell>
          <table:table-cell office:value-type="string">
            <text:p><text:s/>CHARLOTTE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5.22">
            <text:p>35.22</text:p>
          </table:table-cell>
          <table:table-cell office:value-type="float" office:value="-80.93">
            <text:p>-80.93</text:p>
          </table:table-cell>
        </table:table-row>
        <table:table-row table:style-name="ro1">
          <table:table-cell office:value-type="float" office:value="72315">
            <text:p>72315</text:p>
          </table:table-cell>
          <table:table-cell office:value-type="string">
            <text:p><text:s/>ASHEVILLE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5.43">
            <text:p>35.43</text:p>
          </table:table-cell>
          <table:table-cell office:value-type="float" office:value="-82.53">
            <text:p>-82.53</text:p>
          </table:table-cell>
        </table:table-row>
        <table:table-row table:style-name="ro1">
          <table:table-cell office:value-type="float" office:value="72317">
            <text:p>72317</text:p>
          </table:table-cell>
          <table:table-cell office:value-type="string">
            <text:p><text:s/>GREENSBORO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6.08">
            <text:p>36.08</text:p>
          </table:table-cell>
          <table:table-cell office:value-type="float" office:value="-79.94">
            <text:p>-79.94</text:p>
          </table:table-cell>
        </table:table-row>
        <table:table-row table:style-name="ro1">
          <table:table-cell office:value-type="float" office:value="72318">
            <text:p>72318</text:p>
          </table:table-cell>
          <table:table-cell office:value-type="string">
            <text:p><text:s/>BLACKSBURG</text:p>
          </table:table-cell>
          <table:table-cell office:value-type="string">
            <text:p><text:s/>VA</text:p>
          </table:table-cell>
          <table:table-cell office:value-type="string">
            <text:p><text:s/>US</text:p>
          </table:table-cell>
          <table:table-cell office:value-type="float" office:value="37.21">
            <text:p>37.21</text:p>
          </table:table-cell>
          <table:table-cell office:value-type="float" office:value="-80.41">
            <text:p>-80.41</text:p>
          </table:table-cell>
        </table:table-row>
        <table:table-row table:style-name="ro1">
          <table:table-cell office:value-type="float" office:value="72319">
            <text:p>72319</text:p>
          </table:table-cell>
          <table:table-cell office:value-type="string">
            <text:p><text:s/>WINSTON SALEM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6.13">
            <text:p>36.13</text:p>
          </table:table-cell>
          <table:table-cell office:value-type="float" office:value="-80.23">
            <text:p>-80.23</text:p>
          </table:table-cell>
        </table:table-row>
        <table:table-row table:style-name="ro1">
          <table:table-cell office:value-type="float" office:value="72320">
            <text:p>72320</text:p>
          </table:table-cell>
          <table:table-cell office:value-type="string">
            <text:p><text:s/>ROME</text:p>
          </table:table-cell>
          <table:table-cell office:value-type="string">
            <text:p><text:s/>GA</text:p>
          </table:table-cell>
          <table:table-cell office:value-type="string">
            <text:p><text:s/>US</text:p>
          </table:table-cell>
          <table:table-cell office:value-type="float" office:value="34.34">
            <text:p>34.34</text:p>
          </table:table-cell>
          <table:table-cell office:value-type="float" office:value="-85.17">
            <text:p>-85.17</text:p>
          </table:table-cell>
        </table:table-row>
        <table:table-row table:style-name="ro1">
          <table:table-cell office:value-type="float" office:value="72323">
            <text:p>72323</text:p>
          </table:table-cell>
          <table:table-cell office:value-type="string">
            <text:p><text:s/>HUNTSVILLE</text:p>
          </table:table-cell>
          <table:table-cell office:value-type="string">
            <text:p><text:s/>AL</text:p>
          </table:table-cell>
          <table:table-cell office:value-type="string">
            <text:p><text:s/>US</text:p>
          </table:table-cell>
          <table:table-cell office:value-type="float" office:value="34.65">
            <text:p>34.65</text:p>
          </table:table-cell>
          <table:table-cell office:value-type="float" office:value="-86.77">
            <text:p>-86.77</text:p>
          </table:table-cell>
        </table:table-row>
        <table:table-row table:style-name="ro1">
          <table:table-cell office:value-type="float" office:value="72324">
            <text:p>72324</text:p>
          </table:table-cell>
          <table:table-cell office:value-type="string">
            <text:p><text:s/>CHATTANOOGA</text:p>
          </table:table-cell>
          <table:table-cell office:value-type="string">
            <text:p><text:s/>TN</text:p>
          </table:table-cell>
          <table:table-cell office:value-type="string">
            <text:p><text:s/>US</text:p>
          </table:table-cell>
          <table:table-cell office:value-type="float" office:value="35.03">
            <text:p>35.03</text:p>
          </table:table-cell>
          <table:table-cell office:value-type="float" office:value="-85.2">
            <text:p>-85.2</text:p>
          </table:table-cell>
        </table:table-row>
        <table:table-row table:style-name="ro1">
          <table:table-cell office:value-type="float" office:value="72326">
            <text:p>72326</text:p>
          </table:table-cell>
          <table:table-cell office:value-type="string">
            <text:p><text:s/>KNOXVILLE</text:p>
          </table:table-cell>
          <table:table-cell office:value-type="string">
            <text:p><text:s/>TN</text:p>
          </table:table-cell>
          <table:table-cell office:value-type="string">
            <text:p><text:s/>US</text:p>
          </table:table-cell>
          <table:table-cell office:value-type="float" office:value="35.82">
            <text:p>35.82</text:p>
          </table:table-cell>
          <table:table-cell office:value-type="float" office:value="-83.98">
            <text:p>-83.98</text:p>
          </table:table-cell>
        </table:table-row>
        <table:table-row table:style-name="ro1">
          <table:table-cell office:value-type="float" office:value="72327">
            <text:p>72327</text:p>
          </table:table-cell>
          <table:table-cell office:value-type="string">
            <text:p><text:s/>NASHVILLE</text:p>
          </table:table-cell>
          <table:table-cell office:value-type="string">
            <text:p><text:s/>TN</text:p>
          </table:table-cell>
          <table:table-cell office:value-type="string">
            <text:p><text:s/>US</text:p>
          </table:table-cell>
          <table:table-cell office:value-type="float" office:value="36.13">
            <text:p>36.13</text:p>
          </table:table-cell>
          <table:table-cell office:value-type="float" office:value="-86.68">
            <text:p>-86.68</text:p>
          </table:table-cell>
        </table:table-row>
        <table:table-row table:style-name="ro1">
          <table:table-cell office:value-type="float" office:value="72329">
            <text:p>72329</text:p>
          </table:table-cell>
          <table:table-cell office:value-type="string">
            <text:p><text:s/>LONDON</text:p>
          </table:table-cell>
          <table:table-cell office:value-type="string">
            <text:p><text:s/>KY</text:p>
          </table:table-cell>
          <table:table-cell office:value-type="string">
            <text:p><text:s/>US</text:p>
          </table:table-cell>
          <table:table-cell office:value-type="float" office:value="37.08">
            <text:p>37.08</text:p>
          </table:table-cell>
          <table:table-cell office:value-type="float" office:value="-84.08">
            <text:p>-84.08</text:p>
          </table:table-cell>
        </table:table-row>
        <table:table-row table:style-name="ro1">
          <table:table-cell office:value-type="float" office:value="72330">
            <text:p>72330</text:p>
          </table:table-cell>
          <table:table-cell office:value-type="string">
            <text:p><text:s/>POPLAR BLUFF</text:p>
          </table:table-cell>
          <table:table-cell office:value-type="string">
            <text:p><text:s/>MO</text:p>
          </table:table-cell>
          <table:table-cell office:value-type="string">
            <text:p><text:s/>US</text:p>
          </table:table-cell>
          <table:table-cell office:value-type="float" office:value="36.77">
            <text:p>36.77</text:p>
          </table:table-cell>
          <table:table-cell office:value-type="float" office:value="-90.47">
            <text:p>-90.47</text:p>
          </table:table-cell>
        </table:table-row>
        <table:table-row table:style-name="ro1">
          <table:table-cell office:value-type="float" office:value="72334">
            <text:p>72334</text:p>
          </table:table-cell>
          <table:table-cell office:value-type="string">
            <text:p><text:s/>MEMPHIS</text:p>
          </table:table-cell>
          <table:table-cell office:value-type="string">
            <text:p><text:s/>TN</text:p>
          </table:table-cell>
          <table:table-cell office:value-type="string">
            <text:p><text:s/>US</text:p>
          </table:table-cell>
          <table:table-cell office:value-type="float" office:value="35.05">
            <text:p>35.05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72340">
            <text:p>72340</text:p>
          </table:table-cell>
          <table:table-cell office:value-type="string">
            <text:p><text:s/>LITTLE ROCK</text:p>
          </table:table-cell>
          <table:table-cell office:value-type="string">
            <text:p><text:s/>AR</text:p>
          </table:table-cell>
          <table:table-cell office:value-type="string">
            <text:p><text:s/>US</text:p>
          </table:table-cell>
          <table:table-cell office:value-type="float" office:value="34.83">
            <text:p>34.83</text:p>
          </table:table-cell>
          <table:table-cell office:value-type="float" office:value="-92.27">
            <text:p>-92.27</text:p>
          </table:table-cell>
        </table:table-row>
        <table:table-row table:style-name="ro1">
          <table:table-cell office:value-type="float" office:value="72341">
            <text:p>72341</text:p>
          </table:table-cell>
          <table:table-cell office:value-type="string">
            <text:p><text:s/>PAGE</text:p>
          </table:table-cell>
          <table:table-cell office:value-type="string">
            <text:p><text:s/>OK</text:p>
          </table:table-cell>
          <table:table-cell office:value-type="string">
            <text:p><text:s/>US</text:p>
          </table:table-cell>
          <table:table-cell office:value-type="float" office:value="34.68">
            <text:p>34.68</text:p>
          </table:table-cell>
          <table:table-cell office:value-type="float" office:value="-94.62">
            <text:p>-94.62</text:p>
          </table:table-cell>
        </table:table-row>
        <table:table-row table:style-name="ro1">
          <table:table-cell office:value-type="float" office:value="72344">
            <text:p>72344</text:p>
          </table:table-cell>
          <table:table-cell office:value-type="string">
            <text:p><text:s/>FORT SMITH</text:p>
          </table:table-cell>
          <table:table-cell office:value-type="string">
            <text:p><text:s/>AR</text:p>
          </table:table-cell>
          <table:table-cell office:value-type="string">
            <text:p><text:s/>US</text:p>
          </table:table-cell>
          <table:table-cell office:value-type="float" office:value="35.33">
            <text:p>35.33</text:p>
          </table:table-cell>
          <table:table-cell office:value-type="float" office:value="-94.37">
            <text:p>-94.37</text:p>
          </table:table-cell>
        </table:table-row>
        <table:table-row table:style-name="ro1">
          <table:table-cell office:value-type="float" office:value="72348">
            <text:p>72348</text:p>
          </table:table-cell>
          <table:table-cell office:value-type="string">
            <text:p><text:s/>WEST PLAINS</text:p>
          </table:table-cell>
          <table:table-cell office:value-type="string">
            <text:p><text:s/>MO</text:p>
          </table:table-cell>
          <table:table-cell office:value-type="string">
            <text:p><text:s/>US</text:p>
          </table:table-cell>
          <table:table-cell office:value-type="float" office:value="36.73">
            <text:p>36.73</text:p>
          </table:table-cell>
          <table:table-cell office:value-type="float" office:value="-91.85">
            <text:p>-91.85</text:p>
          </table:table-cell>
        </table:table-row>
        <table:table-row table:style-name="ro1">
          <table:table-cell office:value-type="float" office:value="72349">
            <text:p>72349</text:p>
          </table:table-cell>
          <table:table-cell office:value-type="string">
            <text:p><text:s/>MONETT</text:p>
          </table:table-cell>
          <table:table-cell office:value-type="string">
            <text:p><text:s/>MO</text:p>
          </table:table-cell>
          <table:table-cell office:value-type="string">
            <text:p><text:s/>US</text:p>
          </table:table-cell>
          <table:table-cell office:value-type="float" office:value="36.88">
            <text:p>36.88</text:p>
          </table:table-cell>
          <table:table-cell office:value-type="float" office:value="-93.9">
            <text:p>-93.9</text:p>
          </table:table-cell>
        </table:table-row>
        <table:table-row table:style-name="ro1">
          <table:table-cell office:value-type="float" office:value="72351">
            <text:p>72351</text:p>
          </table:table-cell>
          <table:table-cell office:value-type="string">
            <text:p><text:s/>WICHITA FALLS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3.97">
            <text:p>33.97</text:p>
          </table:table-cell>
          <table:table-cell office:value-type="float" office:value="-98.48">
            <text:p>-98.48</text:p>
          </table:table-cell>
        </table:table-row>
        <table:table-row table:style-name="ro1">
          <table:table-cell office:value-type="float" office:value="72352">
            <text:p>72352</text:p>
          </table:table-cell>
          <table:table-cell office:value-type="string">
            <text:p><text:s/>GAGE</text:p>
          </table:table-cell>
          <table:table-cell office:value-type="string">
            <text:p><text:s/>OK</text:p>
          </table:table-cell>
          <table:table-cell office:value-type="string">
            <text:p><text:s/>US</text:p>
          </table:table-cell>
          <table:table-cell office:value-type="float" office:value="36.3">
            <text:p>36.3</text:p>
          </table:table-cell>
          <table:table-cell office:value-type="float" office:value="-99.76">
            <text:p>-99.76</text:p>
          </table:table-cell>
        </table:table-row>
        <table:table-row table:style-name="ro1">
          <table:table-cell office:value-type="float" office:value="72353">
            <text:p>72353</text:p>
          </table:table-cell>
          <table:table-cell office:value-type="string">
            <text:p><text:s/>OKLAHOMA CITY</text:p>
          </table:table-cell>
          <table:table-cell office:value-type="string">
            <text:p><text:s/>OK</text:p>
          </table:table-cell>
          <table:table-cell office:value-type="string">
            <text:p><text:s/>US</text:p>
          </table:table-cell>
          <table:table-cell office:value-type="float" office:value="35.4">
            <text:p>35.4</text:p>
          </table:table-cell>
          <table:table-cell office:value-type="float" office:value="-97.6">
            <text:p>-97.6</text:p>
          </table:table-cell>
        </table:table-row>
        <table:table-row table:style-name="ro1">
          <table:table-cell office:value-type="float" office:value="72354">
            <text:p>72354</text:p>
          </table:table-cell>
          <table:table-cell office:value-type="string">
            <text:p><text:s/>PONCA CITY</text:p>
          </table:table-cell>
          <table:table-cell office:value-type="string">
            <text:p><text:s/>OK</text:p>
          </table:table-cell>
          <table:table-cell office:value-type="string">
            <text:p><text:s/>US</text:p>
          </table:table-cell>
          <table:table-cell office:value-type="float" office:value="36.73">
            <text:p>36.73</text:p>
          </table:table-cell>
          <table:table-cell office:value-type="float" office:value="-97.1">
            <text:p>-97.1</text:p>
          </table:table-cell>
        </table:table-row>
        <table:table-row table:style-name="ro1">
          <table:table-cell office:value-type="float" office:value="72355">
            <text:p>72355</text:p>
          </table:table-cell>
          <table:table-cell office:value-type="string">
            <text:p><text:s/>ARDMORE</text:p>
          </table:table-cell>
          <table:table-cell office:value-type="string">
            <text:p><text:s/>OK</text:p>
          </table:table-cell>
          <table:table-cell office:value-type="string">
            <text:p><text:s/>US</text:p>
          </table:table-cell>
          <table:table-cell office:value-type="float" office:value="34.3">
            <text:p>34.3</text:p>
          </table:table-cell>
          <table:table-cell office:value-type="float" office:value="-97.01">
            <text:p>-97.01</text:p>
          </table:table-cell>
        </table:table-row>
        <table:table-row table:style-name="ro1">
          <table:table-cell office:value-type="float" office:value="72356">
            <text:p>72356</text:p>
          </table:table-cell>
          <table:table-cell office:value-type="string">
            <text:p><text:s/>TULSA</text:p>
          </table:table-cell>
          <table:table-cell office:value-type="string">
            <text:p><text:s/>OK</text:p>
          </table:table-cell>
          <table:table-cell office:value-type="string">
            <text:p><text:s/>US</text:p>
          </table:table-cell>
          <table:table-cell office:value-type="float" office:value="36.2">
            <text:p>36.2</text:p>
          </table:table-cell>
          <table:table-cell office:value-type="float" office:value="-95.9">
            <text:p>-95.9</text:p>
          </table:table-cell>
        </table:table-row>
        <table:table-row table:style-name="ro1">
          <table:table-cell office:value-type="float" office:value="72357">
            <text:p>72357</text:p>
          </table:table-cell>
          <table:table-cell office:value-type="string">
            <text:p><text:s/>NORMAN</text:p>
          </table:table-cell>
          <table:table-cell office:value-type="string">
            <text:p><text:s/>OK</text:p>
          </table:table-cell>
          <table:table-cell office:value-type="string">
            <text:p><text:s/>US</text:p>
          </table:table-cell>
          <table:table-cell office:value-type="float" office:value="35.22">
            <text:p>35.22</text:p>
          </table:table-cell>
          <table:table-cell office:value-type="float" office:value="-97.47">
            <text:p>-97.47</text:p>
          </table:table-cell>
        </table:table-row>
        <table:table-row table:style-name="ro1">
          <table:table-cell office:value-type="float" office:value="72360">
            <text:p>72360</text:p>
          </table:table-cell>
          <table:table-cell office:value-type="string">
            <text:p><text:s/>CLAYTON</text:p>
          </table:table-cell>
          <table:table-cell office:value-type="string">
            <text:p><text:s/>NM</text:p>
          </table:table-cell>
          <table:table-cell office:value-type="string">
            <text:p><text:s/>US</text:p>
          </table:table-cell>
          <table:table-cell office:value-type="float" office:value="36.45">
            <text:p>36.45</text:p>
          </table:table-cell>
          <table:table-cell office:value-type="float" office:value="-103.15">
            <text:p>-103.15</text:p>
          </table:table-cell>
        </table:table-row>
        <table:table-row table:style-name="ro1">
          <table:table-cell office:value-type="float" office:value="72363">
            <text:p>72363</text:p>
          </table:table-cell>
          <table:table-cell office:value-type="string">
            <text:p><text:s/>AMARILLO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5.23">
            <text:p>35.23</text:p>
          </table:table-cell>
          <table:table-cell office:value-type="float" office:value="-101.7">
            <text:p>-101.7</text:p>
          </table:table-cell>
        </table:table-row>
        <table:table-row table:style-name="ro1">
          <table:table-cell office:value-type="float" office:value="72364">
            <text:p>72364</text:p>
          </table:table-cell>
          <table:table-cell office:value-type="string">
            <text:p><text:s/>SANTA TERESA</text:p>
          </table:table-cell>
          <table:table-cell office:value-type="string">
            <text:p><text:s/>NM</text:p>
          </table:table-cell>
          <table:table-cell office:value-type="string">
            <text:p><text:s/>US</text:p>
          </table:table-cell>
          <table:table-cell office:value-type="float" office:value="31.9">
            <text:p>31.9</text:p>
          </table:table-cell>
          <table:table-cell office:value-type="float" office:value="-106.7">
            <text:p>-106.7</text:p>
          </table:table-cell>
        </table:table-row>
        <table:table-row table:style-name="ro1">
          <table:table-cell office:value-type="float" office:value="72365">
            <text:p>72365</text:p>
          </table:table-cell>
          <table:table-cell office:value-type="string">
            <text:p><text:s/>ALBUQUERQUE</text:p>
          </table:table-cell>
          <table:table-cell office:value-type="string">
            <text:p><text:s/>NM</text:p>
          </table:table-cell>
          <table:table-cell office:value-type="string">
            <text:p><text:s/>US</text:p>
          </table:table-cell>
          <table:table-cell office:value-type="float" office:value="35.05">
            <text:p>35.05</text:p>
          </table:table-cell>
          <table:table-cell office:value-type="float" office:value="-106.62">
            <text:p>-106.62</text:p>
          </table:table-cell>
        </table:table-row>
        <table:table-row table:style-name="ro1">
          <table:table-cell office:value-type="float" office:value="72370">
            <text:p>72370</text:p>
          </table:table-cell>
          <table:table-cell office:value-type="string">
            <text:p><text:s/>KINGMAN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5.27">
            <text:p>35.27</text:p>
          </table:table-cell>
          <table:table-cell office:value-type="float" office:value="-113.95">
            <text:p>-113.95</text:p>
          </table:table-cell>
        </table:table-row>
        <table:table-row table:style-name="ro1">
          <table:table-cell office:value-type="float" office:value="72371">
            <text:p>72371</text:p>
          </table:table-cell>
          <table:table-cell office:value-type="string">
            <text:p><text:s/>PAGE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6.93">
            <text:p>36.93</text:p>
          </table:table-cell>
          <table:table-cell office:value-type="float" office:value="-111.45">
            <text:p>-111.45</text:p>
          </table:table-cell>
        </table:table-row>
        <table:table-row table:style-name="ro1">
          <table:table-cell office:value-type="float" office:value="72374">
            <text:p>72374</text:p>
          </table:table-cell>
          <table:table-cell office:value-type="string">
            <text:p><text:s/>WINSLOW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5.02">
            <text:p>35.02</text:p>
          </table:table-cell>
          <table:table-cell office:value-type="float" office:value="-110.72">
            <text:p>-110.72</text:p>
          </table:table-cell>
        </table:table-row>
        <table:table-row table:style-name="ro1">
          <table:table-cell office:value-type="float" office:value="72376">
            <text:p>72376</text:p>
          </table:table-cell>
          <table:table-cell office:value-type="string">
            <text:p><text:s/>FLAGSTAFF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5.23">
            <text:p>35.23</text:p>
          </table:table-cell>
          <table:table-cell office:value-type="float" office:value="-111.82">
            <text:p>-111.82</text:p>
          </table:table-cell>
        </table:table-row>
        <table:table-row table:style-name="ro1">
          <table:table-cell office:value-type="float" office:value="72381">
            <text:p>72381</text:p>
          </table:table-cell>
          <table:table-cell office:value-type="string">
            <text:p><text:s/>EDWARDS AFB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4.9">
            <text:p>34.9</text:p>
          </table:table-cell>
          <table:table-cell office:value-type="float" office:value="-117.88">
            <text:p>-117.88</text:p>
          </table:table-cell>
        </table:table-row>
        <table:table-row table:style-name="ro1">
          <table:table-cell office:value-type="float" office:value="72383">
            <text:p>72383</text:p>
          </table:table-cell>
          <table:table-cell office:value-type="string">
            <text:p><text:s/>SANDBURG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4.75">
            <text:p>34.75</text:p>
          </table:table-cell>
          <table:table-cell office:value-type="float" office:value="-118.73">
            <text:p>-118.73</text:p>
          </table:table-cell>
        </table:table-row>
        <table:table-row table:style-name="ro1">
          <table:table-cell office:value-type="float" office:value="72384">
            <text:p>72384</text:p>
          </table:table-cell>
          <table:table-cell office:value-type="string">
            <text:p><text:s/>BAKERSFIELD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5.43">
            <text:p>35.43</text:p>
          </table:table-cell>
          <table:table-cell office:value-type="float" office:value="-119.05">
            <text:p>-119.05</text:p>
          </table:table-cell>
        </table:table-row>
        <table:table-row table:style-name="ro1">
          <table:table-cell office:value-type="float" office:value="72386">
            <text:p>72386</text:p>
          </table:table-cell>
          <table:table-cell office:value-type="string">
            <text:p><text:s/>LAS VEGAS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36.08">
            <text:p>36.08</text:p>
          </table:table-cell>
          <table:table-cell office:value-type="float" office:value="-115.17">
            <text:p>-115.17</text:p>
          </table:table-cell>
        </table:table-row>
        <table:table-row table:style-name="ro1">
          <table:table-cell office:value-type="float" office:value="72387">
            <text:p>72387</text:p>
          </table:table-cell>
          <table:table-cell office:value-type="string">
            <text:p><text:s/>MERCURY/DESERT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36.61">
            <text:p>36.61</text:p>
          </table:table-cell>
          <table:table-cell office:value-type="float" office:value="-116.02">
            <text:p>-116.02</text:p>
          </table:table-cell>
        </table:table-row>
        <table:table-row table:style-name="ro1">
          <table:table-cell office:value-type="float" office:value="72389">
            <text:p>72389</text:p>
          </table:table-cell>
          <table:table-cell office:value-type="string">
            <text:p><text:s/>FRESNO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6.77">
            <text:p>36.77</text:p>
          </table:table-cell>
          <table:table-cell office:value-type="float" office:value="-119.72">
            <text:p>-119.72</text:p>
          </table:table-cell>
        </table:table-row>
        <table:table-row table:style-name="ro1">
          <table:table-cell office:value-type="float" office:value="72391">
            <text:p>72391</text:p>
          </table:table-cell>
          <table:table-cell office:value-type="string">
            <text:p><text:s/>PT MUGU NAS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4.11">
            <text:p>34.11</text:p>
          </table:table-cell>
          <table:table-cell office:value-type="float" office:value="-119.11">
            <text:p>-119.11</text:p>
          </table:table-cell>
        </table:table-row>
        <table:table-row table:style-name="ro1">
          <table:table-cell office:value-type="float" office:value="72393">
            <text:p>72393</text:p>
          </table:table-cell>
          <table:table-cell office:value-type="string">
            <text:p><text:s/>VANDENBERG_AFB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4.73">
            <text:p>34.73</text:p>
          </table:table-cell>
          <table:table-cell office:value-type="float" office:value="-120.58">
            <text:p>-120.58</text:p>
          </table:table-cell>
        </table:table-row>
        <table:table-row table:style-name="ro1">
          <table:table-cell office:value-type="float" office:value="72394">
            <text:p>72394</text:p>
          </table:table-cell>
          <table:table-cell office:value-type="string">
            <text:p><text:s/>SANTA MARIA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4.9">
            <text:p>34.9</text:p>
          </table:table-cell>
          <table:table-cell office:value-type="float" office:value="-120.45">
            <text:p>-120.45</text:p>
          </table:table-cell>
        </table:table-row>
        <table:table-row table:style-name="ro1">
          <table:table-cell office:value-type="float" office:value="72401">
            <text:p>72401</text:p>
          </table:table-cell>
          <table:table-cell office:value-type="string">
            <text:p><text:s/>RICHMOND/BYRD</text:p>
          </table:table-cell>
          <table:table-cell office:value-type="string">
            <text:p><text:s/>VA</text:p>
          </table:table-cell>
          <table:table-cell office:value-type="string">
            <text:p><text:s/>US</text:p>
          </table:table-cell>
          <table:table-cell office:value-type="float" office:value="37.5">
            <text:p>37.5</text:p>
          </table:table-cell>
          <table:table-cell office:value-type="float" office:value="-77.32">
            <text:p>-77.32</text:p>
          </table:table-cell>
        </table:table-row>
        <table:table-row table:style-name="ro1">
          <table:table-cell office:value-type="float" office:value="72402">
            <text:p>72402</text:p>
          </table:table-cell>
          <table:table-cell office:value-type="string">
            <text:p><text:s/>WALLOPS IS.</text:p>
          </table:table-cell>
          <table:table-cell office:value-type="string">
            <text:p><text:s/>VA</text:p>
          </table:table-cell>
          <table:table-cell office:value-type="string">
            <text:p><text:s/>US</text:p>
          </table:table-cell>
          <table:table-cell office:value-type="float" office:value="37.85">
            <text:p>37.85</text:p>
          </table:table-cell>
          <table:table-cell office:value-type="float" office:value="-75.48">
            <text:p>-75.48</text:p>
          </table:table-cell>
        </table:table-row>
        <table:table-row table:style-name="ro1">
          <table:table-cell office:value-type="float" office:value="72403">
            <text:p>72403</text:p>
          </table:table-cell>
          <table:table-cell office:value-type="string">
            <text:p><text:s/>DULLES AIRPORT</text:p>
          </table:table-cell>
          <table:table-cell office:value-type="string">
            <text:p><text:s/>VA</text:p>
          </table:table-cell>
          <table:table-cell office:value-type="string">
            <text:p><text:s/>US</text:p>
          </table:table-cell>
          <table:table-cell office:value-type="float" office:value="38.95">
            <text:p>38.95</text:p>
          </table:table-cell>
          <table:table-cell office:value-type="float" office:value="-77.44">
            <text:p>-77.44</text:p>
          </table:table-cell>
        </table:table-row>
        <table:table-row table:style-name="ro1">
          <table:table-cell office:value-type="float" office:value="72404">
            <text:p>72404</text:p>
          </table:table-cell>
          <table:table-cell office:value-type="string">
            <text:p><text:s/>SALISBURY</text:p>
          </table:table-cell>
          <table:table-cell office:value-type="string">
            <text:p><text:s/>MD</text:p>
          </table:table-cell>
          <table:table-cell office:value-type="string">
            <text:p><text:s/>US</text:p>
          </table:table-cell>
          <table:table-cell office:value-type="float" office:value="38.33">
            <text:p>38.33</text:p>
          </table:table-cell>
          <table:table-cell office:value-type="float" office:value="-75.5">
            <text:p>-75.5</text:p>
          </table:table-cell>
        </table:table-row>
        <table:table-row table:style-name="ro1">
          <table:table-cell office:value-type="float" office:value="72405">
            <text:p>72405</text:p>
          </table:table-cell>
          <table:table-cell office:value-type="string">
            <text:p><text:s/>WASHINGTON/NATIONAL</text:p>
          </table:table-cell>
          <table:table-cell office:value-type="string">
            <text:p><text:s/>DC</text:p>
          </table:table-cell>
          <table:table-cell office:value-type="string">
            <text:p><text:s/>US</text:p>
          </table:table-cell>
          <table:table-cell office:value-type="float" office:value="38.84">
            <text:p>38.84</text:p>
          </table:table-cell>
          <table:table-cell office:value-type="float" office:value="-77.03">
            <text:p>-77.03</text:p>
          </table:table-cell>
        </table:table-row>
        <table:table-row table:style-name="ro1">
          <table:table-cell office:value-type="float" office:value="72406">
            <text:p>72406</text:p>
          </table:table-cell>
          <table:table-cell office:value-type="string">
            <text:p><text:s/>BALTIMORE/FRIENDSHIP</text:p>
          </table:table-cell>
          <table:table-cell office:value-type="string">
            <text:p><text:s/>MD</text:p>
          </table:table-cell>
          <table:table-cell office:value-type="string">
            <text:p><text:s/>US</text:p>
          </table:table-cell>
          <table:table-cell office:value-type="float" office:value="39.18">
            <text:p>39.18</text:p>
          </table:table-cell>
          <table:table-cell office:value-type="float" office:value="-76.67">
            <text:p>-76.67</text:p>
          </table:table-cell>
        </table:table-row>
        <table:table-row table:style-name="ro1">
          <table:table-cell office:value-type="float" office:value="72407">
            <text:p>72407</text:p>
          </table:table-cell>
          <table:table-cell office:value-type="string">
            <text:p><text:s/>ATLANTIC CITY</text:p>
          </table:table-cell>
          <table:table-cell office:value-type="string">
            <text:p><text:s/>NJ</text:p>
          </table:table-cell>
          <table:table-cell office:value-type="string">
            <text:p><text:s/>US</text:p>
          </table:table-cell>
          <table:table-cell office:value-type="float" office:value="39.45">
            <text:p>39.45</text:p>
          </table:table-cell>
          <table:table-cell office:value-type="float" office:value="-74.58">
            <text:p>-74.58</text:p>
          </table:table-cell>
        </table:table-row>
        <table:table-row table:style-name="ro1">
          <table:table-cell office:value-type="float" office:value="72408">
            <text:p>72408</text:p>
          </table:table-cell>
          <table:table-cell office:value-type="string">
            <text:p><text:s/>PHILADELPHIA</text:p>
          </table:table-cell>
          <table:table-cell office:value-type="string">
            <text:p><text:s/>PA</text:p>
          </table:table-cell>
          <table:table-cell office:value-type="string">
            <text:p><text:s/>US</text:p>
          </table:table-cell>
          <table:table-cell office:value-type="float" office:value="39.88">
            <text:p>39.88</text:p>
          </table:table-cell>
          <table:table-cell office:value-type="float" office:value="-75.25">
            <text:p>-75.25</text:p>
          </table:table-cell>
        </table:table-row>
        <table:table-row table:style-name="ro1">
          <table:table-cell office:value-type="float" office:value="72410">
            <text:p>72410</text:p>
          </table:table-cell>
          <table:table-cell office:value-type="string">
            <text:p><text:s/>LYNCHBURG</text:p>
          </table:table-cell>
          <table:table-cell office:value-type="string">
            <text:p><text:s/>VA</text:p>
          </table:table-cell>
          <table:table-cell office:value-type="string">
            <text:p><text:s/>US</text:p>
          </table:table-cell>
          <table:table-cell office:value-type="float" office:value="37.33">
            <text:p>37.33</text:p>
          </table:table-cell>
          <table:table-cell office:value-type="float" office:value="-79.2">
            <text:p>-79.2</text:p>
          </table:table-cell>
        </table:table-row>
        <table:table-row table:style-name="ro1">
          <table:table-cell office:value-type="float" office:value="72411">
            <text:p>72411</text:p>
          </table:table-cell>
          <table:table-cell office:value-type="string">
            <text:p><text:s/>ROANOKE</text:p>
          </table:table-cell>
          <table:table-cell office:value-type="string">
            <text:p><text:s/>VA</text:p>
          </table:table-cell>
          <table:table-cell office:value-type="string">
            <text:p><text:s/>US</text:p>
          </table:table-cell>
          <table:table-cell office:value-type="float" office:value="37.32">
            <text:p>37.32</text:p>
          </table:table-cell>
          <table:table-cell office:value-type="float" office:value="-79.98">
            <text:p>-79.98</text:p>
          </table:table-cell>
        </table:table-row>
        <table:table-row table:style-name="ro1">
          <table:table-cell office:value-type="float" office:value="72412">
            <text:p>72412</text:p>
          </table:table-cell>
          <table:table-cell office:value-type="string">
            <text:p><text:s/>BECKLEY</text:p>
          </table:table-cell>
          <table:table-cell office:value-type="string">
            <text:p><text:s/>WV</text:p>
          </table:table-cell>
          <table:table-cell office:value-type="string">
            <text:p><text:s/>US</text:p>
          </table:table-cell>
          <table:table-cell office:value-type="float" office:value="37.78">
            <text:p>37.78</text:p>
          </table:table-cell>
          <table:table-cell office:value-type="float" office:value="-81.12">
            <text:p>-81.12</text:p>
          </table:table-cell>
        </table:table-row>
        <table:table-row table:style-name="ro1">
          <table:table-cell office:value-type="float" office:value="72414">
            <text:p>72414</text:p>
          </table:table-cell>
          <table:table-cell office:value-type="string">
            <text:p><text:s/>CHARLESTON</text:p>
          </table:table-cell>
          <table:table-cell office:value-type="string">
            <text:p><text:s/>WV</text:p>
          </table:table-cell>
          <table:table-cell office:value-type="string">
            <text:p><text:s/>US</text:p>
          </table:table-cell>
          <table:table-cell office:value-type="float" office:value="38.37">
            <text:p>38.37</text:p>
          </table:table-cell>
          <table:table-cell office:value-type="float" office:value="-81.6">
            <text:p>-81.6</text:p>
          </table:table-cell>
        </table:table-row>
        <table:table-row table:style-name="ro1">
          <table:table-cell office:value-type="float" office:value="72421">
            <text:p>72421</text:p>
          </table:table-cell>
          <table:table-cell office:value-type="string">
            <text:p><text:s/>CINCINNATI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39.05">
            <text:p>39.05</text:p>
          </table:table-cell>
          <table:table-cell office:value-type="float" office:value="-84.67">
            <text:p>-84.67</text:p>
          </table:table-cell>
        </table:table-row>
        <table:table-row table:style-name="ro1">
          <table:table-cell office:value-type="float" office:value="72422">
            <text:p>72422</text:p>
          </table:table-cell>
          <table:table-cell office:value-type="string">
            <text:p><text:s/>LEXINGTON</text:p>
          </table:table-cell>
          <table:table-cell office:value-type="string">
            <text:p><text:s/>KY</text:p>
          </table:table-cell>
          <table:table-cell office:value-type="string">
            <text:p><text:s/>US</text:p>
          </table:table-cell>
          <table:table-cell office:value-type="float" office:value="38.03">
            <text:p>38.03</text:p>
          </table:table-cell>
          <table:table-cell office:value-type="float" office:value="-84.6">
            <text:p>-84.6</text:p>
          </table:table-cell>
        </table:table-row>
        <table:table-row table:style-name="ro1">
          <table:table-cell office:value-type="float" office:value="72423">
            <text:p>72423</text:p>
          </table:table-cell>
          <table:table-cell office:value-type="string">
            <text:p><text:s/>LOUISVILLE/STANDIFORD</text:p>
          </table:table-cell>
          <table:table-cell office:value-type="string">
            <text:p><text:s/>KY</text:p>
          </table:table-cell>
          <table:table-cell office:value-type="string">
            <text:p><text:s/>US</text:p>
          </table:table-cell>
          <table:table-cell office:value-type="float" office:value="38.18">
            <text:p>38.18</text:p>
          </table:table-cell>
          <table:table-cell office:value-type="float" office:value="-85.73">
            <text:p>-85.73</text:p>
          </table:table-cell>
        </table:table-row>
        <table:table-row table:style-name="ro1">
          <table:table-cell office:value-type="float" office:value="72424">
            <text:p>72424</text:p>
          </table:table-cell>
          <table:table-cell office:value-type="string">
            <text:p><text:s/>FORT KNOX/GODMA</text:p>
          </table:table-cell>
          <table:table-cell office:value-type="string">
            <text:p><text:s/>KY</text:p>
          </table:table-cell>
          <table:table-cell office:value-type="string">
            <text:p><text:s/>US</text:p>
          </table:table-cell>
          <table:table-cell office:value-type="float" office:value="37.9">
            <text:p>37.9</text:p>
          </table:table-cell>
          <table:table-cell office:value-type="float" office:value="-85.97">
            <text:p>-85.97</text:p>
          </table:table-cell>
        </table:table-row>
        <table:table-row table:style-name="ro1">
          <table:table-cell office:value-type="float" office:value="72425">
            <text:p>72425</text:p>
          </table:table-cell>
          <table:table-cell office:value-type="string">
            <text:p><text:s/>HUNTINGTON</text:p>
          </table:table-cell>
          <table:table-cell office:value-type="string">
            <text:p><text:s/>WV</text:p>
          </table:table-cell>
          <table:table-cell office:value-type="string">
            <text:p><text:s/>US</text:p>
          </table:table-cell>
          <table:table-cell office:value-type="float" office:value="38.37">
            <text:p>38.37</text:p>
          </table:table-cell>
          <table:table-cell office:value-type="float" office:value="-82.55">
            <text:p>-82.55</text:p>
          </table:table-cell>
        </table:table-row>
        <table:table-row table:style-name="ro1">
          <table:table-cell office:value-type="float" office:value="72426">
            <text:p>72426</text:p>
          </table:table-cell>
          <table:table-cell office:value-type="string">
            <text:p><text:s/>WILMINGTON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39.42">
            <text:p>39.42</text:p>
          </table:table-cell>
          <table:table-cell office:value-type="float" office:value="-83.72">
            <text:p>-83.72</text:p>
          </table:table-cell>
        </table:table-row>
        <table:table-row table:style-name="ro1">
          <table:table-cell office:value-type="float" office:value="72427">
            <text:p>72427</text:p>
          </table:table-cell>
          <table:table-cell office:value-type="string">
            <text:p><text:s/>WHEELING</text:p>
          </table:table-cell>
          <table:table-cell office:value-type="string">
            <text:p><text:s/>WV</text:p>
          </table:table-cell>
          <table:table-cell office:value-type="string">
            <text:p><text:s/>US</text:p>
          </table:table-cell>
          <table:table-cell office:value-type="float" office:value="40.18">
            <text:p>40.18</text:p>
          </table:table-cell>
          <table:table-cell office:value-type="float" office:value="-80.65">
            <text:p>-80.65</text:p>
          </table:table-cell>
        </table:table-row>
        <table:table-row table:style-name="ro1">
          <table:table-cell office:value-type="float" office:value="72428">
            <text:p>72428</text:p>
          </table:table-cell>
          <table:table-cell office:value-type="string">
            <text:p><text:s/>COLUMBUS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40">
            <text:p>40</text:p>
          </table:table-cell>
          <table:table-cell office:value-type="float" office:value="-82.88">
            <text:p>-82.88</text:p>
          </table:table-cell>
        </table:table-row>
        <table:table-row table:style-name="ro1">
          <table:table-cell office:value-type="float" office:value="72429">
            <text:p>72429</text:p>
          </table:table-cell>
          <table:table-cell office:value-type="string">
            <text:p><text:s/>DAYTON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39.9">
            <text:p>39.9</text:p>
          </table:table-cell>
          <table:table-cell office:value-type="float" office:value="-84.22">
            <text:p>-84.22</text:p>
          </table:table-cell>
        </table:table-row>
        <table:table-row table:style-name="ro1">
          <table:table-cell office:value-type="float" office:value="72432">
            <text:p>72432</text:p>
          </table:table-cell>
          <table:table-cell office:value-type="string">
            <text:p><text:s/>EVANSVILLE</text:p>
          </table:table-cell>
          <table:table-cell office:value-type="string">
            <text:p><text:s/>IN</text:p>
          </table:table-cell>
          <table:table-cell office:value-type="string">
            <text:p><text:s/>US</text:p>
          </table:table-cell>
          <table:table-cell office:value-type="float" office:value="38.05">
            <text:p>38.05</text:p>
          </table:table-cell>
          <table:table-cell office:value-type="float" office:value="-87.53">
            <text:p>-87.53</text:p>
          </table:table-cell>
        </table:table-row>
        <table:table-row table:style-name="ro1">
          <table:table-cell office:value-type="float" office:value="72433">
            <text:p>72433</text:p>
          </table:table-cell>
          <table:table-cell office:value-type="string">
            <text:p><text:s/>SALEM-LECKRONE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38.65">
            <text:p>38.65</text:p>
          </table:table-cell>
          <table:table-cell office:value-type="float" office:value="-88.97">
            <text:p>-88.97</text:p>
          </table:table-cell>
        </table:table-row>
        <table:table-row table:style-name="ro1">
          <table:table-cell office:value-type="float" office:value="72434">
            <text:p>72434</text:p>
          </table:table-cell>
          <table:table-cell office:value-type="string">
            <text:p><text:s/>ST. LOUIS</text:p>
          </table:table-cell>
          <table:table-cell office:value-type="string">
            <text:p><text:s/>MO</text:p>
          </table:table-cell>
          <table:table-cell office:value-type="string">
            <text:p><text:s/>US</text:p>
          </table:table-cell>
          <table:table-cell office:value-type="float" office:value="38.75">
            <text:p>38.75</text:p>
          </table:table-cell>
          <table:table-cell office:value-type="float" office:value="-90.37">
            <text:p>-90.37</text:p>
          </table:table-cell>
        </table:table-row>
        <table:table-row table:style-name="ro1">
          <table:table-cell office:value-type="float" office:value="72435">
            <text:p>72435</text:p>
          </table:table-cell>
          <table:table-cell office:value-type="string">
            <text:p><text:s/>PADUCAH</text:p>
          </table:table-cell>
          <table:table-cell office:value-type="string">
            <text:p><text:s/>KY</text:p>
          </table:table-cell>
          <table:table-cell office:value-type="string">
            <text:p><text:s/>US</text:p>
          </table:table-cell>
          <table:table-cell office:value-type="float" office:value="37.07">
            <text:p>37.07</text:p>
          </table:table-cell>
          <table:table-cell office:value-type="float" office:value="-88.77">
            <text:p>-88.77</text:p>
          </table:table-cell>
        </table:table-row>
        <table:table-row table:style-name="ro1">
          <table:table-cell office:value-type="float" office:value="72437">
            <text:p>72437</text:p>
          </table:table-cell>
          <table:table-cell office:value-type="string">
            <text:p><text:s/>BLOOMINGTON</text:p>
          </table:table-cell>
          <table:table-cell office:value-type="string">
            <text:p><text:s/>IN</text:p>
          </table:table-cell>
          <table:table-cell office:value-type="string">
            <text:p><text:s/>US</text:p>
          </table:table-cell>
          <table:table-cell office:value-type="float" office:value="39.13">
            <text:p>39.13</text:p>
          </table:table-cell>
          <table:table-cell office:value-type="float" office:value="-86.61">
            <text:p>-86.61</text:p>
          </table:table-cell>
        </table:table-row>
        <table:table-row table:style-name="ro1">
          <table:table-cell office:value-type="float" office:value="72438">
            <text:p>72438</text:p>
          </table:table-cell>
          <table:table-cell office:value-type="string">
            <text:p><text:s/>INDIANAPOLIS</text:p>
          </table:table-cell>
          <table:table-cell office:value-type="string">
            <text:p><text:s/>IN</text:p>
          </table:table-cell>
          <table:table-cell office:value-type="string">
            <text:p><text:s/>US</text:p>
          </table:table-cell>
          <table:table-cell office:value-type="float" office:value="39.73">
            <text:p>39.73</text:p>
          </table:table-cell>
          <table:table-cell office:value-type="float" office:value="-86.28">
            <text:p>-86.28</text:p>
          </table:table-cell>
        </table:table-row>
        <table:table-row table:style-name="ro1">
          <table:table-cell office:value-type="float" office:value="72439">
            <text:p>72439</text:p>
          </table:table-cell>
          <table:table-cell office:value-type="string">
            <text:p><text:s/>SPRINGFIELD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39.83">
            <text:p>39.83</text:p>
          </table:table-cell>
          <table:table-cell office:value-type="float" office:value="-89.67">
            <text:p>-89.67</text:p>
          </table:table-cell>
        </table:table-row>
        <table:table-row table:style-name="ro1">
          <table:table-cell office:value-type="float" office:value="72440">
            <text:p>72440</text:p>
          </table:table-cell>
          <table:table-cell office:value-type="string">
            <text:p><text:s/>SPRINGFIELD</text:p>
          </table:table-cell>
          <table:table-cell office:value-type="string">
            <text:p><text:s/>MO</text:p>
          </table:table-cell>
          <table:table-cell office:value-type="string">
            <text:p><text:s/>US</text:p>
          </table:table-cell>
          <table:table-cell office:value-type="float" office:value="37.23">
            <text:p>37.23</text:p>
          </table:table-cell>
          <table:table-cell office:value-type="float" office:value="-93.38">
            <text:p>-93.38</text:p>
          </table:table-cell>
        </table:table-row>
        <table:table-row table:style-name="ro1">
          <table:table-cell office:value-type="float" office:value="72445">
            <text:p>72445</text:p>
          </table:table-cell>
          <table:table-cell office:value-type="string">
            <text:p><text:s/>COLUMBIA</text:p>
          </table:table-cell>
          <table:table-cell office:value-type="string">
            <text:p><text:s/>MO</text:p>
          </table:table-cell>
          <table:table-cell office:value-type="string">
            <text:p><text:s/>US</text:p>
          </table:table-cell>
          <table:table-cell office:value-type="float" office:value="38.82">
            <text:p>38.82</text:p>
          </table:table-cell>
          <table:table-cell office:value-type="float" office:value="-92.22">
            <text:p>-92.22</text:p>
          </table:table-cell>
        </table:table-row>
        <table:table-row table:style-name="ro1">
          <table:table-cell office:value-type="float" office:value="72446">
            <text:p>72446</text:p>
          </table:table-cell>
          <table:table-cell office:value-type="string">
            <text:p><text:s/>KANSAS CITY/INTL.</text:p>
          </table:table-cell>
          <table:table-cell office:value-type="string">
            <text:p><text:s/>MO</text:p>
          </table:table-cell>
          <table:table-cell office:value-type="string">
            <text:p><text:s/>US</text:p>
          </table:table-cell>
          <table:table-cell office:value-type="float" office:value="39.32">
            <text:p>39.32</text:p>
          </table:table-cell>
          <table:table-cell office:value-type="float" office:value="-94.72">
            <text:p>-94.72</text:p>
          </table:table-cell>
        </table:table-row>
        <table:table-row table:style-name="ro1">
          <table:table-cell office:value-type="float" office:value="72450">
            <text:p>72450</text:p>
          </table:table-cell>
          <table:table-cell office:value-type="string">
            <text:p><text:s/>WICHITA</text:p>
          </table:table-cell>
          <table:table-cell office:value-type="string">
            <text:p><text:s/>KS</text:p>
          </table:table-cell>
          <table:table-cell office:value-type="string">
            <text:p><text:s/>US</text:p>
          </table:table-cell>
          <table:table-cell office:value-type="float" office:value="37.65">
            <text:p>37.65</text:p>
          </table:table-cell>
          <table:table-cell office:value-type="float" office:value="-97.43">
            <text:p>-97.43</text:p>
          </table:table-cell>
        </table:table-row>
        <table:table-row table:style-name="ro1">
          <table:table-cell office:value-type="float" office:value="72451">
            <text:p>72451</text:p>
          </table:table-cell>
          <table:table-cell office:value-type="string">
            <text:p><text:s/>DODGE CITY</text:p>
          </table:table-cell>
          <table:table-cell office:value-type="string">
            <text:p><text:s/>KS</text:p>
          </table:table-cell>
          <table:table-cell office:value-type="string">
            <text:p><text:s/>US</text:p>
          </table:table-cell>
          <table:table-cell office:value-type="float" office:value="37.77">
            <text:p>37.77</text:p>
          </table:table-cell>
          <table:table-cell office:value-type="float" office:value="-99.97">
            <text:p>-99.97</text:p>
          </table:table-cell>
        </table:table-row>
        <table:table-row table:style-name="ro1">
          <table:table-cell office:value-type="float" office:value="72452">
            <text:p>72452</text:p>
          </table:table-cell>
          <table:table-cell office:value-type="string">
            <text:p><text:s/>MEDICINE LODGE</text:p>
          </table:table-cell>
          <table:table-cell office:value-type="string">
            <text:p><text:s/>KS</text:p>
          </table:table-cell>
          <table:table-cell office:value-type="string">
            <text:p><text:s/>US</text:p>
          </table:table-cell>
          <table:table-cell office:value-type="float" office:value="37.3">
            <text:p>37.3</text:p>
          </table:table-cell>
          <table:table-cell office:value-type="float" office:value="-98.58">
            <text:p>-98.58</text:p>
          </table:table-cell>
        </table:table-row>
        <table:table-row table:style-name="ro1">
          <table:table-cell office:value-type="float" office:value="72455">
            <text:p>72455</text:p>
          </table:table-cell>
          <table:table-cell office:value-type="string">
            <text:p><text:s/>EMPORIA</text:p>
          </table:table-cell>
          <table:table-cell office:value-type="string">
            <text:p><text:s/>KS</text:p>
          </table:table-cell>
          <table:table-cell office:value-type="string">
            <text:p><text:s/>US</text:p>
          </table:table-cell>
          <table:table-cell office:value-type="float" office:value="38.33">
            <text:p>38.33</text:p>
          </table:table-cell>
          <table:table-cell office:value-type="float" office:value="-96.2">
            <text:p>-96.2</text:p>
          </table:table-cell>
        </table:table-row>
        <table:table-row table:style-name="ro1">
          <table:table-cell office:value-type="float" office:value="72456">
            <text:p>72456</text:p>
          </table:table-cell>
          <table:table-cell office:value-type="string">
            <text:p><text:s/>TOPEKA</text:p>
          </table:table-cell>
          <table:table-cell office:value-type="string">
            <text:p><text:s/>KS</text:p>
          </table:table-cell>
          <table:table-cell office:value-type="string">
            <text:p><text:s/>US</text:p>
          </table:table-cell>
          <table:table-cell office:value-type="float" office:value="39.07">
            <text:p>39.07</text:p>
          </table:table-cell>
          <table:table-cell office:value-type="float" office:value="-95.62">
            <text:p>-95.62</text:p>
          </table:table-cell>
        </table:table-row>
        <table:table-row table:style-name="ro1">
          <table:table-cell office:value-type="float" office:value="72458">
            <text:p>72458</text:p>
          </table:table-cell>
          <table:table-cell office:value-type="string">
            <text:p><text:s/>CONCORDIA</text:p>
          </table:table-cell>
          <table:table-cell office:value-type="string">
            <text:p><text:s/>KS</text:p>
          </table:table-cell>
          <table:table-cell office:value-type="string">
            <text:p><text:s/>US</text:p>
          </table:table-cell>
          <table:table-cell office:value-type="float" office:value="39.55">
            <text:p>39.55</text:p>
          </table:table-cell>
          <table:table-cell office:value-type="float" office:value="-97.65">
            <text:p>-97.65</text:p>
          </table:table-cell>
        </table:table-row>
        <table:table-row table:style-name="ro1">
          <table:table-cell office:value-type="float" office:value="72460">
            <text:p>72460</text:p>
          </table:table-cell>
          <table:table-cell office:value-type="string">
            <text:p><text:s/>ELKHART</text:p>
          </table:table-cell>
          <table:table-cell office:value-type="string">
            <text:p><text:s/>KS</text:p>
          </table:table-cell>
          <table:table-cell office:value-type="string">
            <text:p><text:s/>US</text:p>
          </table:table-cell>
          <table:table-cell office:value-type="float" office:value="37">
            <text:p>37</text:p>
          </table:table-cell>
          <table:table-cell office:value-type="float" office:value="-101.88">
            <text:p>-101.88</text:p>
          </table:table-cell>
        </table:table-row>
        <table:table-row table:style-name="ro1">
          <table:table-cell office:value-type="float" office:value="72462">
            <text:p>72462</text:p>
          </table:table-cell>
          <table:table-cell office:value-type="string">
            <text:p><text:s/>ALAMOSA</text:p>
          </table:table-cell>
          <table:table-cell office:value-type="string">
            <text:p><text:s/>CO</text:p>
          </table:table-cell>
          <table:table-cell office:value-type="string">
            <text:p><text:s/>US</text:p>
          </table:table-cell>
          <table:table-cell office:value-type="float" office:value="37.45">
            <text:p>37.45</text:p>
          </table:table-cell>
          <table:table-cell office:value-type="float" office:value="-105.87">
            <text:p>-105.87</text:p>
          </table:table-cell>
        </table:table-row>
        <table:table-row table:style-name="ro1">
          <table:table-cell office:value-type="float" office:value="72464">
            <text:p>72464</text:p>
          </table:table-cell>
          <table:table-cell office:value-type="string">
            <text:p><text:s/>PUEBLO</text:p>
          </table:table-cell>
          <table:table-cell office:value-type="string">
            <text:p><text:s/>CO</text:p>
          </table:table-cell>
          <table:table-cell office:value-type="string">
            <text:p><text:s/>US</text:p>
          </table:table-cell>
          <table:table-cell office:value-type="float" office:value="38.28">
            <text:p>38.28</text:p>
          </table:table-cell>
          <table:table-cell office:value-type="float" office:value="-104.52">
            <text:p>-104.52</text:p>
          </table:table-cell>
        </table:table-row>
        <table:table-row table:style-name="ro1">
          <table:table-cell office:value-type="float" office:value="72465">
            <text:p>72465</text:p>
          </table:table-cell>
          <table:table-cell office:value-type="string">
            <text:p><text:s/>GOODLAND</text:p>
          </table:table-cell>
          <table:table-cell office:value-type="string">
            <text:p><text:s/>KS</text:p>
          </table:table-cell>
          <table:table-cell office:value-type="string">
            <text:p><text:s/>US</text:p>
          </table:table-cell>
          <table:table-cell office:value-type="float" office:value="39.37">
            <text:p>39.37</text:p>
          </table:table-cell>
          <table:table-cell office:value-type="float" office:value="-101.7">
            <text:p>-101.7</text:p>
          </table:table-cell>
        </table:table-row>
        <table:table-row table:style-name="ro1">
          <table:table-cell office:value-type="float" office:value="72466">
            <text:p>72466</text:p>
          </table:table-cell>
          <table:table-cell office:value-type="string">
            <text:p><text:s/>ENGLEWOOD/ARAPAHOE</text:p>
          </table:table-cell>
          <table:table-cell office:value-type="string">
            <text:p><text:s/>CO</text:p>
          </table:table-cell>
          <table:table-cell office:value-type="string">
            <text:p><text:s/>US</text:p>
          </table:table-cell>
          <table:table-cell office:value-type="float" office:value="37.56">
            <text:p>37.56</text:p>
          </table:table-cell>
          <table:table-cell office:value-type="float" office:value="-104.83">
            <text:p>-104.83</text:p>
          </table:table-cell>
        </table:table-row>
        <table:table-row table:style-name="ro1">
          <table:table-cell office:value-type="float" office:value="72468">
            <text:p>72468</text:p>
          </table:table-cell>
          <table:table-cell office:value-type="string">
            <text:p><text:s/>FORT CARSON/BUT</text:p>
          </table:table-cell>
          <table:table-cell office:value-type="string">
            <text:p><text:s/>CO</text:p>
          </table:table-cell>
          <table:table-cell office:value-type="string">
            <text:p><text:s/>US</text:p>
          </table:table-cell>
          <table:table-cell office:value-type="float" office:value="38.68">
            <text:p>38.68</text:p>
          </table:table-cell>
          <table:table-cell office:value-type="float" office:value="-104.77">
            <text:p>-104.77</text:p>
          </table:table-cell>
        </table:table-row>
        <table:table-row table:style-name="ro1">
          <table:table-cell office:value-type="float" office:value="72469">
            <text:p>72469</text:p>
          </table:table-cell>
          <table:table-cell office:value-type="string">
            <text:p><text:s/>DENVER</text:p>
          </table:table-cell>
          <table:table-cell office:value-type="string">
            <text:p><text:s/>CO</text:p>
          </table:table-cell>
          <table:table-cell office:value-type="string">
            <text:p><text:s/>US</text:p>
          </table:table-cell>
          <table:table-cell office:value-type="float" office:value="39.75">
            <text:p>39.75</text:p>
          </table:table-cell>
          <table:table-cell office:value-type="float" office:value="-104.87">
            <text:p>-104.87</text:p>
          </table:table-cell>
        </table:table-row>
        <table:table-row table:style-name="ro1">
          <table:table-cell office:value-type="float" office:value="72470">
            <text:p>72470</text:p>
          </table:table-cell>
          <table:table-cell office:value-type="string">
            <text:p><text:s/>PRICE</text:p>
          </table:table-cell>
          <table:table-cell office:value-type="string">
            <text:p><text:s/>UT</text:p>
          </table:table-cell>
          <table:table-cell office:value-type="string">
            <text:p><text:s/>US</text:p>
          </table:table-cell>
          <table:table-cell office:value-type="float" office:value="39.62">
            <text:p>39.62</text:p>
          </table:table-cell>
          <table:table-cell office:value-type="float" office:value="-110.75">
            <text:p>-110.75</text:p>
          </table:table-cell>
        </table:table-row>
        <table:table-row table:style-name="ro1">
          <table:table-cell office:value-type="float" office:value="72472">
            <text:p>72472</text:p>
          </table:table-cell>
          <table:table-cell office:value-type="string">
            <text:p><text:s/>BLANDING</text:p>
          </table:table-cell>
          <table:table-cell office:value-type="string">
            <text:p><text:s/>UT</text:p>
          </table:table-cell>
          <table:table-cell office:value-type="string">
            <text:p><text:s/>US</text:p>
          </table:table-cell>
          <table:table-cell office:value-type="float" office:value="37.62">
            <text:p>37.62</text:p>
          </table:table-cell>
          <table:table-cell office:value-type="float" office:value="-109.47">
            <text:p>-109.47</text:p>
          </table:table-cell>
        </table:table-row>
        <table:table-row table:style-name="ro1">
          <table:table-cell office:value-type="float" office:value="72476">
            <text:p>72476</text:p>
          </table:table-cell>
          <table:table-cell office:value-type="string">
            <text:p><text:s/>GRAND JUNCTION</text:p>
          </table:table-cell>
          <table:table-cell office:value-type="string">
            <text:p><text:s/>CO</text:p>
          </table:table-cell>
          <table:table-cell office:value-type="string">
            <text:p><text:s/>US</text:p>
          </table:table-cell>
          <table:table-cell office:value-type="float" office:value="39.12">
            <text:p>39.12</text:p>
          </table:table-cell>
          <table:table-cell office:value-type="float" office:value="-108.52">
            <text:p>-108.52</text:p>
          </table:table-cell>
        </table:table-row>
        <table:table-row table:style-name="ro1">
          <table:table-cell office:value-type="float" office:value="72481">
            <text:p>72481</text:p>
          </table:table-cell>
          <table:table-cell office:value-type="string">
            <text:p><text:s/>MERCED MUNICIPAL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7.28">
            <text:p>37.28</text:p>
          </table:table-cell>
          <table:table-cell office:value-type="float" office:value="-120.51">
            <text:p>-120.51</text:p>
          </table:table-cell>
        </table:table-row>
        <table:table-row table:style-name="ro1">
          <table:table-cell office:value-type="float" office:value="72483">
            <text:p>72483</text:p>
          </table:table-cell>
          <table:table-cell office:value-type="string">
            <text:p><text:s/>SACRAMENTO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8.52">
            <text:p>38.52</text:p>
          </table:table-cell>
          <table:table-cell office:value-type="float" office:value="-121.5">
            <text:p>-121.5</text:p>
          </table:table-cell>
        </table:table-row>
        <table:table-row table:style-name="ro1">
          <table:table-cell office:value-type="float" office:value="72485">
            <text:p>72485</text:p>
          </table:table-cell>
          <table:table-cell office:value-type="string">
            <text:p><text:s/>TONOPAH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38.07">
            <text:p>38.07</text:p>
          </table:table-cell>
          <table:table-cell office:value-type="float" office:value="-117.08">
            <text:p>-117.08</text:p>
          </table:table-cell>
        </table:table-row>
        <table:table-row table:style-name="ro1">
          <table:table-cell office:value-type="float" office:value="72486">
            <text:p>72486</text:p>
          </table:table-cell>
          <table:table-cell office:value-type="string">
            <text:p><text:s/>ELY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39.28">
            <text:p>39.28</text:p>
          </table:table-cell>
          <table:table-cell office:value-type="float" office:value="-114.85">
            <text:p>-114.85</text:p>
          </table:table-cell>
        </table:table-row>
        <table:table-row table:style-name="ro1">
          <table:table-cell office:value-type="float" office:value="72488">
            <text:p>72488</text:p>
          </table:table-cell>
          <table:table-cell office:value-type="string">
            <text:p><text:s/>RENO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39.5">
            <text:p>39.5</text:p>
          </table:table-cell>
          <table:table-cell office:value-type="float" office:value="-119.77">
            <text:p>-119.77</text:p>
          </table:table-cell>
        </table:table-row>
        <table:table-row table:style-name="ro1">
          <table:table-cell office:value-type="float" office:value="72489">
            <text:p>72489</text:p>
          </table:table-cell>
          <table:table-cell office:value-type="string">
            <text:p><text:s/>RENO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39.57">
            <text:p>39.57</text:p>
          </table:table-cell>
          <table:table-cell office:value-type="float" office:value="-119.79">
            <text:p>-119.79</text:p>
          </table:table-cell>
        </table:table-row>
        <table:table-row table:style-name="ro1">
          <table:table-cell office:value-type="float" office:value="72491">
            <text:p>72491</text:p>
          </table:table-cell>
          <table:table-cell office:value-type="string">
            <text:p><text:s/>MONTEREY NAF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6.6">
            <text:p>36.6</text:p>
          </table:table-cell>
          <table:table-cell office:value-type="float" office:value="-121.85">
            <text:p>-121.85</text:p>
          </table:table-cell>
        </table:table-row>
        <table:table-row table:style-name="ro1">
          <table:table-cell office:value-type="float" office:value="72492">
            <text:p>72492</text:p>
          </table:table-cell>
          <table:table-cell office:value-type="string">
            <text:p><text:s/>STOCKTON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7.9">
            <text:p>37.9</text:p>
          </table:table-cell>
          <table:table-cell office:value-type="float" office:value="-121.25">
            <text:p>-121.25</text:p>
          </table:table-cell>
        </table:table-row>
        <table:table-row table:style-name="ro1">
          <table:table-cell office:value-type="float" office:value="72493">
            <text:p>72493</text:p>
          </table:table-cell>
          <table:table-cell office:value-type="string">
            <text:p><text:s/>CONCORD/BUCHANAN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7.98">
            <text:p>37.98</text:p>
          </table:table-cell>
          <table:table-cell office:value-type="float" office:value="-122.05">
            <text:p>-122.05</text:p>
          </table:table-cell>
        </table:table-row>
        <table:table-row table:style-name="ro1">
          <table:table-cell office:value-type="float" office:value="72494">
            <text:p>72494</text:p>
          </table:table-cell>
          <table:table-cell office:value-type="string">
            <text:p><text:s/>SAN FRANCISCO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7.62">
            <text:p>37.62</text:p>
          </table:table-cell>
          <table:table-cell office:value-type="float" office:value="-122.38">
            <text:p>-122.38</text:p>
          </table:table-cell>
        </table:table-row>
        <table:table-row table:style-name="ro1">
          <table:table-cell office:value-type="float" office:value="72501">
            <text:p>72501</text:p>
          </table:table-cell>
          <table:table-cell office:value-type="string">
            <text:p><text:s/>BROOKHAVEN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0.87">
            <text:p>40.87</text:p>
          </table:table-cell>
          <table:table-cell office:value-type="float" office:value="-72.86">
            <text:p>-72.86</text:p>
          </table:table-cell>
        </table:table-row>
        <table:table-row table:style-name="ro1">
          <table:table-cell office:value-type="float" office:value="72502">
            <text:p>72502</text:p>
          </table:table-cell>
          <table:table-cell office:value-type="string">
            <text:p><text:s/>TETERBORO</text:p>
          </table:table-cell>
          <table:table-cell office:value-type="string">
            <text:p><text:s/>NJ</text:p>
          </table:table-cell>
          <table:table-cell office:value-type="string">
            <text:p><text:s/>US</text:p>
          </table:table-cell>
          <table:table-cell office:value-type="float" office:value="40.85">
            <text:p>40.85</text:p>
          </table:table-cell>
          <table:table-cell office:value-type="float" office:value="-74.05">
            <text:p>-74.05</text:p>
          </table:table-cell>
        </table:table-row>
        <table:table-row table:style-name="ro1">
          <table:table-cell office:value-type="float" office:value="72503">
            <text:p>72503</text:p>
          </table:table-cell>
          <table:table-cell office:value-type="string">
            <text:p><text:s/>NEW YORK/LA GUARDIA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0.77">
            <text:p>40.77</text:p>
          </table:table-cell>
          <table:table-cell office:value-type="float" office:value="-73.9">
            <text:p>-73.9</text:p>
          </table:table-cell>
        </table:table-row>
        <table:table-row table:style-name="ro1">
          <table:table-cell office:value-type="float" office:value="72504">
            <text:p>72504</text:p>
          </table:table-cell>
          <table:table-cell office:value-type="string">
            <text:p><text:s/>BRIDGEPORT</text:p>
          </table:table-cell>
          <table:table-cell office:value-type="string">
            <text:p><text:s/>CT</text:p>
          </table:table-cell>
          <table:table-cell office:value-type="string">
            <text:p><text:s/>US</text:p>
          </table:table-cell>
          <table:table-cell office:value-type="float" office:value="41.17">
            <text:p>41.17</text:p>
          </table:table-cell>
          <table:table-cell office:value-type="float" office:value="-73.13">
            <text:p>-73.13</text:p>
          </table:table-cell>
        </table:table-row>
        <table:table-row table:style-name="ro1">
          <table:table-cell office:value-type="float" office:value="72506">
            <text:p>72506</text:p>
          </table:table-cell>
          <table:table-cell office:value-type="string">
            <text:p><text:s/>NANTUCKET</text:p>
          </table:table-cell>
          <table:table-cell office:value-type="string">
            <text:p><text:s/>MA</text:p>
          </table:table-cell>
          <table:table-cell office:value-type="string">
            <text:p><text:s/>US</text:p>
          </table:table-cell>
          <table:table-cell office:value-type="float" office:value="41.25">
            <text:p>41.25</text:p>
          </table:table-cell>
          <table:table-cell office:value-type="float" office:value="-70.07">
            <text:p>-70.07</text:p>
          </table:table-cell>
        </table:table-row>
        <table:table-row table:style-name="ro1">
          <table:table-cell office:value-type="float" office:value="72507">
            <text:p>72507</text:p>
          </table:table-cell>
          <table:table-cell office:value-type="string">
            <text:p><text:s/>PROVIDENCE</text:p>
          </table:table-cell>
          <table:table-cell office:value-type="string">
            <text:p><text:s/>RI</text:p>
          </table:table-cell>
          <table:table-cell office:value-type="string">
            <text:p><text:s/>US</text:p>
          </table:table-cell>
          <table:table-cell office:value-type="float" office:value="41.73">
            <text:p>41.73</text:p>
          </table:table-cell>
          <table:table-cell office:value-type="float" office:value="-71.43">
            <text:p>-71.43</text:p>
          </table:table-cell>
        </table:table-row>
        <table:table-row table:style-name="ro1">
          <table:table-cell office:value-type="float" office:value="72508">
            <text:p>72508</text:p>
          </table:table-cell>
          <table:table-cell office:value-type="string">
            <text:p><text:s/>HARTFORD</text:p>
          </table:table-cell>
          <table:table-cell office:value-type="string">
            <text:p><text:s/>CT</text:p>
          </table:table-cell>
          <table:table-cell office:value-type="string">
            <text:p><text:s/>US</text:p>
          </table:table-cell>
          <table:table-cell office:value-type="float" office:value="41.93">
            <text:p>41.93</text:p>
          </table:table-cell>
          <table:table-cell office:value-type="float" office:value="-72.68">
            <text:p>-72.68</text:p>
          </table:table-cell>
        </table:table-row>
        <table:table-row table:style-name="ro1">
          <table:table-cell office:value-type="float" office:value="72509">
            <text:p>72509</text:p>
          </table:table-cell>
          <table:table-cell office:value-type="string">
            <text:p><text:s/>BOSTON/LOGAN</text:p>
          </table:table-cell>
          <table:table-cell office:value-type="string">
            <text:p><text:s/>MA</text:p>
          </table:table-cell>
          <table:table-cell office:value-type="string">
            <text:p><text:s/>US</text:p>
          </table:table-cell>
          <table:table-cell office:value-type="float" office:value="42.37">
            <text:p>42.37</text:p>
          </table:table-cell>
          <table:table-cell office:value-type="float" office:value="-71.03">
            <text:p>-71.03</text:p>
          </table:table-cell>
        </table:table-row>
        <table:table-row table:style-name="ro1">
          <table:table-cell office:value-type="float" office:value="72511">
            <text:p>72511</text:p>
          </table:table-cell>
          <table:table-cell office:value-type="string">
            <text:p><text:s/>LANCASTER</text:p>
          </table:table-cell>
          <table:table-cell office:value-type="string">
            <text:p><text:s/>PA</text:p>
          </table:table-cell>
          <table:table-cell office:value-type="string">
            <text:p><text:s/>US</text:p>
          </table:table-cell>
          <table:table-cell office:value-type="float" office:value="40.13">
            <text:p>40.13</text:p>
          </table:table-cell>
          <table:table-cell office:value-type="float" office:value="-76.3">
            <text:p>-76.3</text:p>
          </table:table-cell>
        </table:table-row>
        <table:table-row table:style-name="ro1">
          <table:table-cell office:value-type="float" office:value="72512">
            <text:p>72512</text:p>
          </table:table-cell>
          <table:table-cell office:value-type="string">
            <text:p><text:s/>PHILIPSBURG</text:p>
          </table:table-cell>
          <table:table-cell office:value-type="string">
            <text:p><text:s/>PA</text:p>
          </table:table-cell>
          <table:table-cell office:value-type="string">
            <text:p><text:s/>US</text:p>
          </table:table-cell>
          <table:table-cell office:value-type="float" office:value="40.88">
            <text:p>40.88</text:p>
          </table:table-cell>
          <table:table-cell office:value-type="float" office:value="-78.08">
            <text:p>-78.08</text:p>
          </table:table-cell>
        </table:table-row>
        <table:table-row table:style-name="ro1">
          <table:table-cell office:value-type="float" office:value="72513">
            <text:p>72513</text:p>
          </table:table-cell>
          <table:table-cell office:value-type="string">
            <text:p><text:s/>WILKES-BARRE</text:p>
          </table:table-cell>
          <table:table-cell office:value-type="string">
            <text:p><text:s/>PA</text:p>
          </table:table-cell>
          <table:table-cell office:value-type="string">
            <text:p><text:s/>US</text:p>
          </table:table-cell>
          <table:table-cell office:value-type="float" office:value="41.33">
            <text:p>41.33</text:p>
          </table:table-cell>
          <table:table-cell office:value-type="float" office:value="-75.73">
            <text:p>-75.73</text:p>
          </table:table-cell>
        </table:table-row>
        <table:table-row table:style-name="ro1">
          <table:table-cell office:value-type="float" office:value="72514">
            <text:p>72514</text:p>
          </table:table-cell>
          <table:table-cell office:value-type="string">
            <text:p><text:s/>WILLIAMSPORT</text:p>
          </table:table-cell>
          <table:table-cell office:value-type="string">
            <text:p><text:s/>PA</text:p>
          </table:table-cell>
          <table:table-cell office:value-type="string">
            <text:p><text:s/>US</text:p>
          </table:table-cell>
          <table:table-cell office:value-type="float" office:value="41.25">
            <text:p>41.25</text:p>
          </table:table-cell>
          <table:table-cell office:value-type="float" office:value="-76.92">
            <text:p>-76.92</text:p>
          </table:table-cell>
        </table:table-row>
        <table:table-row table:style-name="ro1">
          <table:table-cell office:value-type="float" office:value="72515">
            <text:p>72515</text:p>
          </table:table-cell>
          <table:table-cell office:value-type="string">
            <text:p><text:s/>BINGHAMTON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2.22">
            <text:p>42.22</text:p>
          </table:table-cell>
          <table:table-cell office:value-type="float" office:value="-75.98">
            <text:p>-75.98</text:p>
          </table:table-cell>
        </table:table-row>
        <table:table-row table:style-name="ro1">
          <table:table-cell office:value-type="float" office:value="72517">
            <text:p>72517</text:p>
          </table:table-cell>
          <table:table-cell office:value-type="string">
            <text:p><text:s/>ALLENTOWN</text:p>
          </table:table-cell>
          <table:table-cell office:value-type="string">
            <text:p><text:s/>PA</text:p>
          </table:table-cell>
          <table:table-cell office:value-type="string">
            <text:p><text:s/>US</text:p>
          </table:table-cell>
          <table:table-cell office:value-type="float" office:value="40.65">
            <text:p>40.65</text:p>
          </table:table-cell>
          <table:table-cell office:value-type="float" office:value="-75.43">
            <text:p>-75.43</text:p>
          </table:table-cell>
        </table:table-row>
        <table:table-row table:style-name="ro1">
          <table:table-cell office:value-type="float" office:value="72518">
            <text:p>72518</text:p>
          </table:table-cell>
          <table:table-cell office:value-type="string">
            <text:p><text:s/>ALBANY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2.75">
            <text:p>42.75</text:p>
          </table:table-cell>
          <table:table-cell office:value-type="float" office:value="-73.8">
            <text:p>-73.8</text:p>
          </table:table-cell>
        </table:table-row>
        <table:table-row table:style-name="ro1">
          <table:table-cell office:value-type="float" office:value="72519">
            <text:p>72519</text:p>
          </table:table-cell>
          <table:table-cell office:value-type="string">
            <text:p><text:s/>SYRACUSE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3.12">
            <text:p>43.12</text:p>
          </table:table-cell>
          <table:table-cell office:value-type="float" office:value="-76.12">
            <text:p>-76.12</text:p>
          </table:table-cell>
        </table:table-row>
        <table:table-row table:style-name="ro1">
          <table:table-cell office:value-type="float" office:value="72520">
            <text:p>72520</text:p>
          </table:table-cell>
          <table:table-cell office:value-type="string">
            <text:p><text:s/>PITTSBURGH</text:p>
          </table:table-cell>
          <table:table-cell office:value-type="string">
            <text:p><text:s/>PA</text:p>
          </table:table-cell>
          <table:table-cell office:value-type="string">
            <text:p><text:s/>US</text:p>
          </table:table-cell>
          <table:table-cell office:value-type="float" office:value="40.5">
            <text:p>40.5</text:p>
          </table:table-cell>
          <table:table-cell office:value-type="float" office:value="-80.23">
            <text:p>-80.23</text:p>
          </table:table-cell>
        </table:table-row>
        <table:table-row table:style-name="ro1">
          <table:table-cell office:value-type="float" office:value="72521">
            <text:p>72521</text:p>
          </table:table-cell>
          <table:table-cell office:value-type="string">
            <text:p><text:s/>AKRON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40.92">
            <text:p>40.92</text:p>
          </table:table-cell>
          <table:table-cell office:value-type="float" office:value="-81.43">
            <text:p>-81.43</text:p>
          </table:table-cell>
        </table:table-row>
        <table:table-row table:style-name="ro1">
          <table:table-cell office:value-type="float" office:value="72523">
            <text:p>72523</text:p>
          </table:table-cell>
          <table:table-cell office:value-type="string">
            <text:p><text:s/>DANSVILLE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2.57">
            <text:p>42.57</text:p>
          </table:table-cell>
          <table:table-cell office:value-type="float" office:value="-77.72">
            <text:p>-77.72</text:p>
          </table:table-cell>
        </table:table-row>
        <table:table-row table:style-name="ro1">
          <table:table-cell office:value-type="float" office:value="72524">
            <text:p>72524</text:p>
          </table:table-cell>
          <table:table-cell office:value-type="string">
            <text:p><text:s/>CLEVELAND/HOPKINS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41.4">
            <text:p>41.4</text:p>
          </table:table-cell>
          <table:table-cell office:value-type="float" office:value="-81.85">
            <text:p>-81.85</text:p>
          </table:table-cell>
        </table:table-row>
        <table:table-row table:style-name="ro1">
          <table:table-cell office:value-type="float" office:value="72525">
            <text:p>72525</text:p>
          </table:table-cell>
          <table:table-cell office:value-type="string">
            <text:p><text:s/>YOUNGSTOWN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41.27">
            <text:p>41.27</text:p>
          </table:table-cell>
          <table:table-cell office:value-type="float" office:value="-80.67">
            <text:p>-80.67</text:p>
          </table:table-cell>
        </table:table-row>
        <table:table-row table:style-name="ro1">
          <table:table-cell office:value-type="float" office:value="72526">
            <text:p>72526</text:p>
          </table:table-cell>
          <table:table-cell office:value-type="string">
            <text:p><text:s/>FRANKLIN</text:p>
          </table:table-cell>
          <table:table-cell office:value-type="string">
            <text:p><text:s/>PA</text:p>
          </table:table-cell>
          <table:table-cell office:value-type="string">
            <text:p><text:s/>US</text:p>
          </table:table-cell>
          <table:table-cell office:value-type="float" office:value="41.38">
            <text:p>41.38</text:p>
          </table:table-cell>
          <table:table-cell office:value-type="float" office:value="-79.86">
            <text:p>-79.86</text:p>
          </table:table-cell>
        </table:table-row>
        <table:table-row table:style-name="ro1">
          <table:table-cell office:value-type="float" office:value="72528">
            <text:p>72528</text:p>
          </table:table-cell>
          <table:table-cell office:value-type="string">
            <text:p><text:s/>BUFFALO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2.93">
            <text:p>42.93</text:p>
          </table:table-cell>
          <table:table-cell office:value-type="float" office:value="-78.73">
            <text:p>-78.73</text:p>
          </table:table-cell>
        </table:table-row>
        <table:table-row table:style-name="ro1">
          <table:table-cell office:value-type="float" office:value="72529">
            <text:p>72529</text:p>
          </table:table-cell>
          <table:table-cell office:value-type="string">
            <text:p><text:s/>ROCHESTER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3.12">
            <text:p>43.12</text:p>
          </table:table-cell>
          <table:table-cell office:value-type="float" office:value="-77.67">
            <text:p>-77.67</text:p>
          </table:table-cell>
        </table:table-row>
        <table:table-row table:style-name="ro1">
          <table:table-cell office:value-type="float" office:value="72530">
            <text:p>72530</text:p>
          </table:table-cell>
          <table:table-cell office:value-type="string">
            <text:p><text:s/>CHICAGO/O'HARE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41.98">
            <text:p>41.98</text:p>
          </table:table-cell>
          <table:table-cell office:value-type="float" office:value="-87.9">
            <text:p>-87.9</text:p>
          </table:table-cell>
        </table:table-row>
        <table:table-row table:style-name="ro1">
          <table:table-cell office:value-type="float" office:value="72532">
            <text:p>72532</text:p>
          </table:table-cell>
          <table:table-cell office:value-type="string">
            <text:p><text:s/>PEORIA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40.66">
            <text:p>40.66</text:p>
          </table:table-cell>
          <table:table-cell office:value-type="float" office:value="-89.68">
            <text:p>-89.68</text:p>
          </table:table-cell>
        </table:table-row>
        <table:table-row table:style-name="ro1">
          <table:table-cell office:value-type="float" office:value="72533">
            <text:p>72533</text:p>
          </table:table-cell>
          <table:table-cell office:value-type="string">
            <text:p><text:s/>FORT WAYNE</text:p>
          </table:table-cell>
          <table:table-cell office:value-type="string">
            <text:p><text:s/>IN</text:p>
          </table:table-cell>
          <table:table-cell office:value-type="string">
            <text:p><text:s/>US</text:p>
          </table:table-cell>
          <table:table-cell office:value-type="float" office:value="41">
            <text:p>41</text:p>
          </table:table-cell>
          <table:table-cell office:value-type="float" office:value="-85.2">
            <text:p>-85.2</text:p>
          </table:table-cell>
        </table:table-row>
        <table:table-row table:style-name="ro1">
          <table:table-cell office:value-type="float" office:value="72534">
            <text:p>72534</text:p>
          </table:table-cell>
          <table:table-cell office:value-type="string">
            <text:p><text:s/>CHICAGO/MIDWAY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41.78">
            <text:p>41.78</text:p>
          </table:table-cell>
          <table:table-cell office:value-type="float" office:value="-87.75">
            <text:p>-87.75</text:p>
          </table:table-cell>
        </table:table-row>
        <table:table-row table:style-name="ro1">
          <table:table-cell office:value-type="float" office:value="72535">
            <text:p>72535</text:p>
          </table:table-cell>
          <table:table-cell office:value-type="string">
            <text:p><text:s/>SOUTH BEND</text:p>
          </table:table-cell>
          <table:table-cell office:value-type="string">
            <text:p><text:s/>IN</text:p>
          </table:table-cell>
          <table:table-cell office:value-type="string">
            <text:p><text:s/>US</text:p>
          </table:table-cell>
          <table:table-cell office:value-type="float" office:value="41.7">
            <text:p>41.7</text:p>
          </table:table-cell>
          <table:table-cell office:value-type="float" office:value="-86.32">
            <text:p>-86.32</text:p>
          </table:table-cell>
        </table:table-row>
        <table:table-row table:style-name="ro1">
          <table:table-cell office:value-type="float" office:value="72536">
            <text:p>72536</text:p>
          </table:table-cell>
          <table:table-cell office:value-type="string">
            <text:p><text:s/>TOLEDO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41.6">
            <text:p>41.6</text:p>
          </table:table-cell>
          <table:table-cell office:value-type="float" office:value="-83.8">
            <text:p>-83.8</text:p>
          </table:table-cell>
        </table:table-row>
        <table:table-row table:style-name="ro1">
          <table:table-cell office:value-type="float" office:value="72537">
            <text:p>72537</text:p>
          </table:table-cell>
          <table:table-cell office:value-type="string">
            <text:p><text:s/>DETROIT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2.23">
            <text:p>42.23</text:p>
          </table:table-cell>
          <table:table-cell office:value-type="float" office:value="-83.33">
            <text:p>-83.33</text:p>
          </table:table-cell>
        </table:table-row>
        <table:table-row table:style-name="ro1">
          <table:table-cell office:value-type="float" office:value="72539">
            <text:p>72539</text:p>
          </table:table-cell>
          <table:table-cell office:value-type="string">
            <text:p><text:s/>BATTLE CREEK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2.3">
            <text:p>42.3</text:p>
          </table:table-cell>
          <table:table-cell office:value-type="float" office:value="-85.23">
            <text:p>-85.23</text:p>
          </table:table-cell>
        </table:table-row>
        <table:table-row table:style-name="ro1">
          <table:table-cell office:value-type="float" office:value="72540">
            <text:p>72540</text:p>
          </table:table-cell>
          <table:table-cell office:value-type="string">
            <text:p><text:s/>SPICKARD</text:p>
          </table:table-cell>
          <table:table-cell office:value-type="string">
            <text:p><text:s/>MO</text:p>
          </table:table-cell>
          <table:table-cell office:value-type="string">
            <text:p><text:s/>US</text:p>
          </table:table-cell>
          <table:table-cell office:value-type="float" office:value="40.25">
            <text:p>40.25</text:p>
          </table:table-cell>
          <table:table-cell office:value-type="float" office:value="-93.72">
            <text:p>-93.72</text:p>
          </table:table-cell>
        </table:table-row>
        <table:table-row table:style-name="ro1">
          <table:table-cell office:value-type="float" office:value="72543">
            <text:p>72543</text:p>
          </table:table-cell>
          <table:table-cell office:value-type="string">
            <text:p><text:s/>ROCKFORD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42.2">
            <text:p>42.2</text:p>
          </table:table-cell>
          <table:table-cell office:value-type="float" office:value="-89.1">
            <text:p>-89.1</text:p>
          </table:table-cell>
        </table:table-row>
        <table:table-row table:style-name="ro1">
          <table:table-cell office:value-type="float" office:value="72544">
            <text:p>72544</text:p>
          </table:table-cell>
          <table:table-cell office:value-type="string">
            <text:p><text:s/>MOLINE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41.45">
            <text:p>41.45</text:p>
          </table:table-cell>
          <table:table-cell office:value-type="float" office:value="-90.52">
            <text:p>-90.52</text:p>
          </table:table-cell>
        </table:table-row>
        <table:table-row table:style-name="ro1">
          <table:table-cell office:value-type="float" office:value="72545">
            <text:p>72545</text:p>
          </table:table-cell>
          <table:table-cell office:value-type="string">
            <text:p><text:s/>BURLINGTON</text:p>
          </table:table-cell>
          <table:table-cell office:value-type="string">
            <text:p><text:s/>IA</text:p>
          </table:table-cell>
          <table:table-cell office:value-type="string">
            <text:p><text:s/>US</text:p>
          </table:table-cell>
          <table:table-cell office:value-type="float" office:value="40.78">
            <text:p>40.78</text:p>
          </table:table-cell>
          <table:table-cell office:value-type="float" office:value="-91.11">
            <text:p>-91.11</text:p>
          </table:table-cell>
        </table:table-row>
        <table:table-row table:style-name="ro1">
          <table:table-cell office:value-type="float" office:value="72546">
            <text:p>72546</text:p>
          </table:table-cell>
          <table:table-cell office:value-type="string">
            <text:p><text:s/>DES MOINES</text:p>
          </table:table-cell>
          <table:table-cell office:value-type="string">
            <text:p><text:s/>IA</text:p>
          </table:table-cell>
          <table:table-cell office:value-type="string">
            <text:p><text:s/>US</text:p>
          </table:table-cell>
          <table:table-cell office:value-type="float" office:value="41.53">
            <text:p>41.53</text:p>
          </table:table-cell>
          <table:table-cell office:value-type="float" office:value="-93.65">
            <text:p>-93.65</text:p>
          </table:table-cell>
        </table:table-row>
        <table:table-row table:style-name="ro1">
          <table:table-cell office:value-type="float" office:value="72547">
            <text:p>72547</text:p>
          </table:table-cell>
          <table:table-cell office:value-type="string">
            <text:p><text:s/>DUBUQUE</text:p>
          </table:table-cell>
          <table:table-cell office:value-type="string">
            <text:p><text:s/>IA</text:p>
          </table:table-cell>
          <table:table-cell office:value-type="string">
            <text:p><text:s/>US</text:p>
          </table:table-cell>
          <table:table-cell office:value-type="float" office:value="42.4">
            <text:p>42.4</text:p>
          </table:table-cell>
          <table:table-cell office:value-type="float" office:value="-90.7">
            <text:p>-90.7</text:p>
          </table:table-cell>
        </table:table-row>
        <table:table-row table:style-name="ro1">
          <table:table-cell office:value-type="float" office:value="72548">
            <text:p>72548</text:p>
          </table:table-cell>
          <table:table-cell office:value-type="string">
            <text:p><text:s/>MASON CITY</text:p>
          </table:table-cell>
          <table:table-cell office:value-type="string">
            <text:p><text:s/>IA</text:p>
          </table:table-cell>
          <table:table-cell office:value-type="string">
            <text:p><text:s/>US</text:p>
          </table:table-cell>
          <table:table-cell office:value-type="float" office:value="43.15">
            <text:p>43.15</text:p>
          </table:table-cell>
          <table:table-cell office:value-type="float" office:value="-93.33">
            <text:p>-93.33</text:p>
          </table:table-cell>
        </table:table-row>
        <table:table-row table:style-name="ro1">
          <table:table-cell office:value-type="float" office:value="72549">
            <text:p>72549</text:p>
          </table:table-cell>
          <table:table-cell office:value-type="string">
            <text:p><text:s/>FORT DODGE</text:p>
          </table:table-cell>
          <table:table-cell office:value-type="string">
            <text:p><text:s/>IA</text:p>
          </table:table-cell>
          <table:table-cell office:value-type="string">
            <text:p><text:s/>US</text:p>
          </table:table-cell>
          <table:table-cell office:value-type="float" office:value="42.55">
            <text:p>42.55</text:p>
          </table:table-cell>
          <table:table-cell office:value-type="float" office:value="-94.18">
            <text:p>-94.18</text:p>
          </table:table-cell>
        </table:table-row>
        <table:table-row table:style-name="ro1">
          <table:table-cell office:value-type="float" office:value="72550">
            <text:p>72550</text:p>
          </table:table-cell>
          <table:table-cell office:value-type="string">
            <text:p><text:s/>OMAHA/EPPLEY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1.3">
            <text:p>41.3</text:p>
          </table:table-cell>
          <table:table-cell office:value-type="float" office:value="-95.9">
            <text:p>-95.9</text:p>
          </table:table-cell>
        </table:table-row>
        <table:table-row table:style-name="ro1">
          <table:table-cell office:value-type="float" office:value="72551">
            <text:p>72551</text:p>
          </table:table-cell>
          <table:table-cell office:value-type="string">
            <text:p><text:s/>BEATRICE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0.31">
            <text:p>40.31</text:p>
          </table:table-cell>
          <table:table-cell office:value-type="float" office:value="-96.75">
            <text:p>-96.75</text:p>
          </table:table-cell>
        </table:table-row>
        <table:table-row table:style-name="ro1">
          <table:table-cell office:value-type="float" office:value="72552">
            <text:p>72552</text:p>
          </table:table-cell>
          <table:table-cell office:value-type="string">
            <text:p><text:s/>GRAND ISLAND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0.97">
            <text:p>40.97</text:p>
          </table:table-cell>
          <table:table-cell office:value-type="float" office:value="-98.32">
            <text:p>-98.32</text:p>
          </table:table-cell>
        </table:table-row>
        <table:table-row table:style-name="ro1">
          <table:table-cell office:value-type="float" office:value="72553">
            <text:p>72553</text:p>
          </table:table-cell>
          <table:table-cell office:value-type="string">
            <text:p><text:s/>NORTH OMAHA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1.37">
            <text:p>41.37</text:p>
          </table:table-cell>
          <table:table-cell office:value-type="float" office:value="-96.02">
            <text:p>-96.02</text:p>
          </table:table-cell>
        </table:table-row>
        <table:table-row table:style-name="ro1">
          <table:table-cell office:value-type="float" office:value="72554">
            <text:p>72554</text:p>
          </table:table-cell>
          <table:table-cell office:value-type="string">
            <text:p><text:s/>OFFUT AFB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1.11">
            <text:p>41.11</text:p>
          </table:table-cell>
          <table:table-cell office:value-type="float" office:value="-95.9">
            <text:p>-95.9</text:p>
          </table:table-cell>
        </table:table-row>
        <table:table-row table:style-name="ro1">
          <table:table-cell office:value-type="float" office:value="72556">
            <text:p>72556</text:p>
          </table:table-cell>
          <table:table-cell office:value-type="string">
            <text:p><text:s/>NORFOLK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1.98">
            <text:p>41.98</text:p>
          </table:table-cell>
          <table:table-cell office:value-type="float" office:value="-97.43">
            <text:p>-97.43</text:p>
          </table:table-cell>
        </table:table-row>
        <table:table-row table:style-name="ro1">
          <table:table-cell office:value-type="float" office:value="72557">
            <text:p>72557</text:p>
          </table:table-cell>
          <table:table-cell office:value-type="string">
            <text:p><text:s/>SIOUX CITY</text:p>
          </table:table-cell>
          <table:table-cell office:value-type="string">
            <text:p><text:s/>IA</text:p>
          </table:table-cell>
          <table:table-cell office:value-type="string">
            <text:p><text:s/>US</text:p>
          </table:table-cell>
          <table:table-cell office:value-type="float" office:value="42.4">
            <text:p>42.4</text:p>
          </table:table-cell>
          <table:table-cell office:value-type="float" office:value="-96.38">
            <text:p>-96.38</text:p>
          </table:table-cell>
        </table:table-row>
        <table:table-row table:style-name="ro1">
          <table:table-cell office:value-type="float" office:value="72558">
            <text:p>72558</text:p>
          </table:table-cell>
          <table:table-cell office:value-type="string">
            <text:p><text:s/>VALLEY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1.32">
            <text:p>41.32</text:p>
          </table:table-cell>
          <table:table-cell office:value-type="float" office:value="-96.37">
            <text:p>-96.37</text:p>
          </table:table-cell>
        </table:table-row>
        <table:table-row table:style-name="ro1">
          <table:table-cell office:value-type="float" office:value="72561">
            <text:p>72561</text:p>
          </table:table-cell>
          <table:table-cell office:value-type="string">
            <text:p><text:s/>SIDNEY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1.1">
            <text:p>41.1</text:p>
          </table:table-cell>
          <table:table-cell office:value-type="float" office:value="-102.98">
            <text:p>-102.98</text:p>
          </table:table-cell>
        </table:table-row>
        <table:table-row table:style-name="ro1">
          <table:table-cell office:value-type="float" office:value="72562">
            <text:p>72562</text:p>
          </table:table-cell>
          <table:table-cell office:value-type="string">
            <text:p><text:s/>NORTH PLATTE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1.13">
            <text:p>41.13</text:p>
          </table:table-cell>
          <table:table-cell office:value-type="float" office:value="-100.68">
            <text:p>-100.68</text:p>
          </table:table-cell>
        </table:table-row>
        <table:table-row table:style-name="ro1">
          <table:table-cell office:value-type="float" office:value="72563">
            <text:p>72563</text:p>
          </table:table-cell>
          <table:table-cell office:value-type="string">
            <text:p><text:s/>CHADRON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2.83">
            <text:p>42.83</text:p>
          </table:table-cell>
          <table:table-cell office:value-type="float" office:value="-103.08">
            <text:p>-103.08</text:p>
          </table:table-cell>
        </table:table-row>
        <table:table-row table:style-name="ro1">
          <table:table-cell office:value-type="float" office:value="72564">
            <text:p>72564</text:p>
          </table:table-cell>
          <table:table-cell office:value-type="string">
            <text:p><text:s/>CHEYENNE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1.15">
            <text:p>41.15</text:p>
          </table:table-cell>
          <table:table-cell office:value-type="float" office:value="-104.82">
            <text:p>-104.82</text:p>
          </table:table-cell>
        </table:table-row>
        <table:table-row table:style-name="ro1">
          <table:table-cell office:value-type="float" office:value="72566">
            <text:p>72566</text:p>
          </table:table-cell>
          <table:table-cell office:value-type="string">
            <text:p><text:s/>SCOTTS BLUFF CO.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1.86">
            <text:p>41.86</text:p>
          </table:table-cell>
          <table:table-cell office:value-type="float" office:value="-103.6">
            <text:p>-103.6</text:p>
          </table:table-cell>
        </table:table-row>
        <table:table-row table:style-name="ro1">
          <table:table-cell office:value-type="float" office:value="72567">
            <text:p>72567</text:p>
          </table:table-cell>
          <table:table-cell office:value-type="string">
            <text:p><text:s/>VALENTINE</text:p>
          </table:table-cell>
          <table:table-cell office:value-type="string">
            <text:p><text:s/>NE</text:p>
          </table:table-cell>
          <table:table-cell office:value-type="string">
            <text:p><text:s/>US</text:p>
          </table:table-cell>
          <table:table-cell office:value-type="float" office:value="42.87">
            <text:p>42.87</text:p>
          </table:table-cell>
          <table:table-cell office:value-type="float" office:value="-100.55">
            <text:p>-100.55</text:p>
          </table:table-cell>
        </table:table-row>
        <table:table-row table:style-name="ro1">
          <table:table-cell office:value-type="float" office:value="72569">
            <text:p>72569</text:p>
          </table:table-cell>
          <table:table-cell office:value-type="string">
            <text:p><text:s/>CASPER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2.92">
            <text:p>42.92</text:p>
          </table:table-cell>
          <table:table-cell office:value-type="float" office:value="-106.47">
            <text:p>-106.47</text:p>
          </table:table-cell>
        </table:table-row>
        <table:table-row table:style-name="ro1">
          <table:table-cell office:value-type="float" office:value="72572">
            <text:p>72572</text:p>
          </table:table-cell>
          <table:table-cell office:value-type="string">
            <text:p><text:s/>SALT LAKE CITY</text:p>
          </table:table-cell>
          <table:table-cell office:value-type="string">
            <text:p><text:s/>UT</text:p>
          </table:table-cell>
          <table:table-cell office:value-type="string">
            <text:p><text:s/>US</text:p>
          </table:table-cell>
          <table:table-cell office:value-type="float" office:value="40.78">
            <text:p>40.78</text:p>
          </table:table-cell>
          <table:table-cell office:value-type="float" office:value="-111.97">
            <text:p>-111.97</text:p>
          </table:table-cell>
        </table:table-row>
        <table:table-row table:style-name="ro1">
          <table:table-cell office:value-type="float" office:value="72574">
            <text:p>72574</text:p>
          </table:table-cell>
          <table:table-cell office:value-type="string">
            <text:p><text:s/>RAWLINS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1.8">
            <text:p>41.8</text:p>
          </table:table-cell>
          <table:table-cell office:value-type="float" office:value="-107.2">
            <text:p>-107.2</text:p>
          </table:table-cell>
        </table:table-row>
        <table:table-row table:style-name="ro1">
          <table:table-cell office:value-type="float" office:value="72576">
            <text:p>72576</text:p>
          </table:table-cell>
          <table:table-cell office:value-type="string">
            <text:p><text:s/>LANDER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2.82">
            <text:p>42.82</text:p>
          </table:table-cell>
          <table:table-cell office:value-type="float" office:value="-108.73">
            <text:p>-108.73</text:p>
          </table:table-cell>
        </table:table-row>
        <table:table-row table:style-name="ro1">
          <table:table-cell office:value-type="float" office:value="72578">
            <text:p>72578</text:p>
          </table:table-cell>
          <table:table-cell office:value-type="string">
            <text:p><text:s/>POCATELLO</text:p>
          </table:table-cell>
          <table:table-cell office:value-type="string">
            <text:p><text:s/>ID</text:p>
          </table:table-cell>
          <table:table-cell office:value-type="string">
            <text:p><text:s/>US</text:p>
          </table:table-cell>
          <table:table-cell office:value-type="float" office:value="42.92">
            <text:p>42.92</text:p>
          </table:table-cell>
          <table:table-cell office:value-type="float" office:value="-112.6">
            <text:p>-112.6</text:p>
          </table:table-cell>
        </table:table-row>
        <table:table-row table:style-name="ro1">
          <table:table-cell office:value-type="float" office:value="72581">
            <text:p>72581</text:p>
          </table:table-cell>
          <table:table-cell office:value-type="string">
            <text:p><text:s/>WENDOVER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40.72">
            <text:p>40.72</text:p>
          </table:table-cell>
          <table:table-cell office:value-type="float" office:value="-114.03">
            <text:p>-114.03</text:p>
          </table:table-cell>
        </table:table-row>
        <table:table-row table:style-name="ro1">
          <table:table-cell office:value-type="float" office:value="72582">
            <text:p>72582</text:p>
          </table:table-cell>
          <table:table-cell office:value-type="string">
            <text:p><text:s/>ELKO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40.87">
            <text:p>40.87</text:p>
          </table:table-cell>
          <table:table-cell office:value-type="float" office:value="-115.73">
            <text:p>-115.73</text:p>
          </table:table-cell>
        </table:table-row>
        <table:table-row table:style-name="ro1">
          <table:table-cell office:value-type="float" office:value="72583">
            <text:p>72583</text:p>
          </table:table-cell>
          <table:table-cell office:value-type="string">
            <text:p><text:s/>WINNEMUCCA</text:p>
          </table:table-cell>
          <table:table-cell office:value-type="string">
            <text:p><text:s/>NV</text:p>
          </table:table-cell>
          <table:table-cell office:value-type="string">
            <text:p><text:s/>US</text:p>
          </table:table-cell>
          <table:table-cell office:value-type="float" office:value="40.9">
            <text:p>40.9</text:p>
          </table:table-cell>
          <table:table-cell office:value-type="float" office:value="-117.8">
            <text:p>-117.8</text:p>
          </table:table-cell>
        </table:table-row>
        <table:table-row table:style-name="ro1">
          <table:table-cell office:value-type="float" office:value="72591">
            <text:p>72591</text:p>
          </table:table-cell>
          <table:table-cell office:value-type="string">
            <text:p><text:s/>RED BLUFF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40.15">
            <text:p>40.15</text:p>
          </table:table-cell>
          <table:table-cell office:value-type="float" office:value="-122.25">
            <text:p>-122.25</text:p>
          </table:table-cell>
        </table:table-row>
        <table:table-row table:style-name="ro1">
          <table:table-cell office:value-type="float" office:value="72594">
            <text:p>72594</text:p>
          </table:table-cell>
          <table:table-cell office:value-type="string">
            <text:p><text:s/>EUREKA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40.8">
            <text:p>40.8</text:p>
          </table:table-cell>
          <table:table-cell office:value-type="float" office:value="-124.17">
            <text:p>-124.17</text:p>
          </table:table-cell>
        </table:table-row>
        <table:table-row table:style-name="ro1">
          <table:table-cell office:value-type="float" office:value="72597">
            <text:p>72597</text:p>
          </table:table-cell>
          <table:table-cell office:value-type="string">
            <text:p><text:s/>MEDFORD</text:p>
          </table:table-cell>
          <table:table-cell office:value-type="string">
            <text:p><text:s/>OR</text:p>
          </table:table-cell>
          <table:table-cell office:value-type="string">
            <text:p><text:s/>US</text:p>
          </table:table-cell>
          <table:table-cell office:value-type="float" office:value="42.37">
            <text:p>42.37</text:p>
          </table:table-cell>
          <table:table-cell office:value-type="float" office:value="-122.87">
            <text:p>-122.87</text:p>
          </table:table-cell>
        </table:table-row>
        <table:table-row table:style-name="ro1">
          <table:table-cell office:value-type="float" office:value="72604">
            <text:p>72604</text:p>
          </table:table-cell>
          <table:table-cell office:value-type="string">
            <text:p><text:s/>FRANCONIA</text:p>
          </table:table-cell>
          <table:table-cell office:value-type="string">
            <text:p><text:s/>NH</text:p>
          </table:table-cell>
          <table:table-cell office:value-type="string">
            <text:p><text:s/>US</text:p>
          </table:table-cell>
          <table:table-cell office:value-type="float" office:value="44.22">
            <text:p>44.22</text:p>
          </table:table-cell>
          <table:table-cell office:value-type="float" office:value="-71.75">
            <text:p>-71.75</text:p>
          </table:table-cell>
        </table:table-row>
        <table:table-row table:style-name="ro1">
          <table:table-cell office:value-type="float" office:value="72605">
            <text:p>72605</text:p>
          </table:table-cell>
          <table:table-cell office:value-type="string">
            <text:p><text:s/>CONCORD</text:p>
          </table:table-cell>
          <table:table-cell office:value-type="string">
            <text:p><text:s/>NH</text:p>
          </table:table-cell>
          <table:table-cell office:value-type="string">
            <text:p><text:s/>US</text:p>
          </table:table-cell>
          <table:table-cell office:value-type="float" office:value="43.2">
            <text:p>43.2</text:p>
          </table:table-cell>
          <table:table-cell office:value-type="float" office:value="-71.5">
            <text:p>-71.5</text:p>
          </table:table-cell>
        </table:table-row>
        <table:table-row table:style-name="ro1">
          <table:table-cell office:value-type="float" office:value="72606">
            <text:p>72606</text:p>
          </table:table-cell>
          <table:table-cell office:value-type="string">
            <text:p><text:s/>PORTLAND</text:p>
          </table:table-cell>
          <table:table-cell office:value-type="string">
            <text:p><text:s/>ME</text:p>
          </table:table-cell>
          <table:table-cell office:value-type="string">
            <text:p><text:s/>US</text:p>
          </table:table-cell>
          <table:table-cell office:value-type="float" office:value="43.65">
            <text:p>43.65</text:p>
          </table:table-cell>
          <table:table-cell office:value-type="float" office:value="-70.32">
            <text:p>-70.32</text:p>
          </table:table-cell>
        </table:table-row>
        <table:table-row table:style-name="ro1">
          <table:table-cell office:value-type="float" office:value="72608">
            <text:p>72608</text:p>
          </table:table-cell>
          <table:table-cell office:value-type="string">
            <text:p><text:s/>EASTPORT</text:p>
          </table:table-cell>
          <table:table-cell office:value-type="string">
            <text:p><text:s/>ME</text:p>
          </table:table-cell>
          <table:table-cell office:value-type="string">
            <text:p><text:s/>US</text:p>
          </table:table-cell>
          <table:table-cell office:value-type="float" office:value="44.92">
            <text:p>44.92</text:p>
          </table:table-cell>
          <table:table-cell office:value-type="float" office:value="-67">
            <text:p>-67</text:p>
          </table:table-cell>
        </table:table-row>
        <table:table-row table:style-name="ro1">
          <table:table-cell office:value-type="float" office:value="72613">
            <text:p>72613</text:p>
          </table:table-cell>
          <table:table-cell office:value-type="string">
            <text:p><text:s/>MT. WASHINGTON</text:p>
          </table:table-cell>
          <table:table-cell office:value-type="string">
            <text:p><text:s/>NH</text:p>
          </table:table-cell>
          <table:table-cell office:value-type="string">
            <text:p><text:s/>US</text:p>
          </table:table-cell>
          <table:table-cell office:value-type="float" office:value="44.27">
            <text:p>44.27</text:p>
          </table:table-cell>
          <table:table-cell office:value-type="float" office:value="-71.3">
            <text:p>-71.3</text:p>
          </table:table-cell>
        </table:table-row>
        <table:table-row table:style-name="ro1">
          <table:table-cell office:value-type="float" office:value="72617">
            <text:p>72617</text:p>
          </table:table-cell>
          <table:table-cell office:value-type="string">
            <text:p><text:s/>BURLINGTON</text:p>
          </table:table-cell>
          <table:table-cell office:value-type="string">
            <text:p><text:s/>VT</text:p>
          </table:table-cell>
          <table:table-cell office:value-type="string">
            <text:p><text:s/>US</text:p>
          </table:table-cell>
          <table:table-cell office:value-type="float" office:value="44.47">
            <text:p>44.47</text:p>
          </table:table-cell>
          <table:table-cell office:value-type="float" office:value="-73.15">
            <text:p>-73.15</text:p>
          </table:table-cell>
        </table:table-row>
        <table:table-row table:style-name="ro1">
          <table:table-cell office:value-type="float" office:value="72618">
            <text:p>72618</text:p>
          </table:table-cell>
          <table:table-cell office:value-type="string">
            <text:p><text:s/>RUMFORD</text:p>
          </table:table-cell>
          <table:table-cell office:value-type="string">
            <text:p><text:s/>ME</text:p>
          </table:table-cell>
          <table:table-cell office:value-type="string">
            <text:p><text:s/>US</text:p>
          </table:table-cell>
          <table:table-cell office:value-type="float" office:value="44.53">
            <text:p>44.53</text:p>
          </table:table-cell>
          <table:table-cell office:value-type="float" office:value="-70.53">
            <text:p>-70.53</text:p>
          </table:table-cell>
        </table:table-row>
        <table:table-row table:style-name="ro1">
          <table:table-cell office:value-type="float" office:value="72632">
            <text:p>72632</text:p>
          </table:table-cell>
          <table:table-cell office:value-type="string">
            <text:p><text:s/>DETROIT/PONTIAC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2.7">
            <text:p>42.7</text:p>
          </table:table-cell>
          <table:table-cell office:value-type="float" office:value="-83.47">
            <text:p>-83.47</text:p>
          </table:table-cell>
        </table:table-row>
        <table:table-row table:style-name="ro1">
          <table:table-cell office:value-type="float" office:value="72634">
            <text:p>72634</text:p>
          </table:table-cell>
          <table:table-cell office:value-type="string">
            <text:p><text:s/>GAYLORD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4.91">
            <text:p>44.91</text:p>
          </table:table-cell>
          <table:table-cell office:value-type="float" office:value="-84.72">
            <text:p>-84.72</text:p>
          </table:table-cell>
        </table:table-row>
        <table:table-row table:style-name="ro1">
          <table:table-cell office:value-type="float" office:value="72635">
            <text:p>72635</text:p>
          </table:table-cell>
          <table:table-cell office:value-type="string">
            <text:p><text:s/>GRAND RAPIDS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2.88">
            <text:p>42.88</text:p>
          </table:table-cell>
          <table:table-cell office:value-type="float" office:value="-85.52">
            <text:p>-85.52</text:p>
          </table:table-cell>
        </table:table-row>
        <table:table-row table:style-name="ro1">
          <table:table-cell office:value-type="float" office:value="72636">
            <text:p>72636</text:p>
          </table:table-cell>
          <table:table-cell office:value-type="string">
            <text:p><text:s/>MUSKEGON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3.17">
            <text:p>43.17</text:p>
          </table:table-cell>
          <table:table-cell office:value-type="float" office:value="-86.23">
            <text:p>-86.23</text:p>
          </table:table-cell>
        </table:table-row>
        <table:table-row table:style-name="ro1">
          <table:table-cell office:value-type="float" office:value="72637">
            <text:p>72637</text:p>
          </table:table-cell>
          <table:table-cell office:value-type="string">
            <text:p><text:s/>FLINT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2.97">
            <text:p>42.97</text:p>
          </table:table-cell>
          <table:table-cell office:value-type="float" office:value="-83.73">
            <text:p>-83.73</text:p>
          </table:table-cell>
        </table:table-row>
        <table:table-row table:style-name="ro1">
          <table:table-cell office:value-type="float" office:value="72638">
            <text:p>72638</text:p>
          </table:table-cell>
          <table:table-cell office:value-type="string">
            <text:p><text:s/>HOUGHTON LAKE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4.37">
            <text:p>44.37</text:p>
          </table:table-cell>
          <table:table-cell office:value-type="float" office:value="-84.67">
            <text:p>-84.67</text:p>
          </table:table-cell>
        </table:table-row>
        <table:table-row table:style-name="ro1">
          <table:table-cell office:value-type="float" office:value="72639">
            <text:p>72639</text:p>
          </table:table-cell>
          <table:table-cell office:value-type="string">
            <text:p><text:s/>ALPENA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5.07">
            <text:p>45.07</text:p>
          </table:table-cell>
          <table:table-cell office:value-type="float" office:value="-83.57">
            <text:p>-83.57</text:p>
          </table:table-cell>
        </table:table-row>
        <table:table-row table:style-name="ro1">
          <table:table-cell office:value-type="float" office:value="72640">
            <text:p>72640</text:p>
          </table:table-cell>
          <table:table-cell office:value-type="string">
            <text:p><text:s/>MILWAUKEE</text:p>
          </table:table-cell>
          <table:table-cell office:value-type="string">
            <text:p><text:s/>WI</text:p>
          </table:table-cell>
          <table:table-cell office:value-type="string">
            <text:p><text:s/>US</text:p>
          </table:table-cell>
          <table:table-cell office:value-type="float" office:value="42.95">
            <text:p>42.95</text:p>
          </table:table-cell>
          <table:table-cell office:value-type="float" office:value="-87.9">
            <text:p>-87.9</text:p>
          </table:table-cell>
        </table:table-row>
        <table:table-row table:style-name="ro1">
          <table:table-cell office:value-type="float" office:value="72641">
            <text:p>72641</text:p>
          </table:table-cell>
          <table:table-cell office:value-type="string">
            <text:p><text:s/>MADISON</text:p>
          </table:table-cell>
          <table:table-cell office:value-type="string">
            <text:p><text:s/>WI</text:p>
          </table:table-cell>
          <table:table-cell office:value-type="string">
            <text:p><text:s/>US</text:p>
          </table:table-cell>
          <table:table-cell office:value-type="float" office:value="43.13">
            <text:p>43.13</text:p>
          </table:table-cell>
          <table:table-cell office:value-type="float" office:value="-89.33">
            <text:p>-89.33</text:p>
          </table:table-cell>
        </table:table-row>
        <table:table-row table:style-name="ro1">
          <table:table-cell office:value-type="float" office:value="72643">
            <text:p>72643</text:p>
          </table:table-cell>
          <table:table-cell office:value-type="string">
            <text:p><text:s/>VOLK FIELD</text:p>
          </table:table-cell>
          <table:table-cell office:value-type="string">
            <text:p><text:s/>WI</text:p>
          </table:table-cell>
          <table:table-cell office:value-type="string">
            <text:p><text:s/>US</text:p>
          </table:table-cell>
          <table:table-cell office:value-type="float" office:value="43.93">
            <text:p>43.93</text:p>
          </table:table-cell>
          <table:table-cell office:value-type="float" office:value="-90.26">
            <text:p>-90.26</text:p>
          </table:table-cell>
        </table:table-row>
        <table:table-row table:style-name="ro1">
          <table:table-cell office:value-type="float" office:value="72644">
            <text:p>72644</text:p>
          </table:table-cell>
          <table:table-cell office:value-type="string">
            <text:p><text:s/>ROCHESTER</text:p>
          </table:table-cell>
          <table:table-cell office:value-type="string">
            <text:p><text:s/>MN</text:p>
          </table:table-cell>
          <table:table-cell office:value-type="string">
            <text:p><text:s/>US</text:p>
          </table:table-cell>
          <table:table-cell office:value-type="float" office:value="43.92">
            <text:p>43.92</text:p>
          </table:table-cell>
          <table:table-cell office:value-type="float" office:value="-92.5">
            <text:p>-92.5</text:p>
          </table:table-cell>
        </table:table-row>
        <table:table-row table:style-name="ro1">
          <table:table-cell office:value-type="float" office:value="72645">
            <text:p>72645</text:p>
          </table:table-cell>
          <table:table-cell office:value-type="string">
            <text:p><text:s/>GREEN BAY</text:p>
          </table:table-cell>
          <table:table-cell office:value-type="string">
            <text:p><text:s/>WI</text:p>
          </table:table-cell>
          <table:table-cell office:value-type="string">
            <text:p><text:s/>US</text:p>
          </table:table-cell>
          <table:table-cell office:value-type="float" office:value="44.48">
            <text:p>44.48</text:p>
          </table:table-cell>
          <table:table-cell office:value-type="float" office:value="-88.13">
            <text:p>-88.13</text:p>
          </table:table-cell>
        </table:table-row>
        <table:table-row table:style-name="ro1">
          <table:table-cell office:value-type="float" office:value="72646">
            <text:p>72646</text:p>
          </table:table-cell>
          <table:table-cell office:value-type="string">
            <text:p><text:s/>MOSINEE</text:p>
          </table:table-cell>
          <table:table-cell office:value-type="string">
            <text:p><text:s/>WI</text:p>
          </table:table-cell>
          <table:table-cell office:value-type="string">
            <text:p><text:s/>US</text:p>
          </table:table-cell>
          <table:table-cell office:value-type="float" office:value="44.78">
            <text:p>44.78</text:p>
          </table:table-cell>
          <table:table-cell office:value-type="float" office:value="-89.66">
            <text:p>-89.66</text:p>
          </table:table-cell>
        </table:table-row>
        <table:table-row table:style-name="ro1">
          <table:table-cell office:value-type="float" office:value="72648">
            <text:p>72648</text:p>
          </table:table-cell>
          <table:table-cell office:value-type="string">
            <text:p><text:s/>ESCENABA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5.75">
            <text:p>45.75</text:p>
          </table:table-cell>
          <table:table-cell office:value-type="float" office:value="-87.05">
            <text:p>-87.05</text:p>
          </table:table-cell>
        </table:table-row>
        <table:table-row table:style-name="ro1">
          <table:table-cell office:value-type="float" office:value="72649">
            <text:p>72649</text:p>
          </table:table-cell>
          <table:table-cell office:value-type="string">
            <text:p><text:s/>CHANHASSEN</text:p>
          </table:table-cell>
          <table:table-cell office:value-type="string">
            <text:p><text:s/>MN</text:p>
          </table:table-cell>
          <table:table-cell office:value-type="string">
            <text:p><text:s/>US</text:p>
          </table:table-cell>
          <table:table-cell office:value-type="float" office:value="44.85">
            <text:p>44.85</text:p>
          </table:table-cell>
          <table:table-cell office:value-type="float" office:value="-93.57">
            <text:p>-93.57</text:p>
          </table:table-cell>
        </table:table-row>
        <table:table-row table:style-name="ro1">
          <table:table-cell office:value-type="float" office:value="72650">
            <text:p>72650</text:p>
          </table:table-cell>
          <table:table-cell office:value-type="string">
            <text:p><text:s/>SPENCER</text:p>
          </table:table-cell>
          <table:table-cell office:value-type="string">
            <text:p><text:s/>IA</text:p>
          </table:table-cell>
          <table:table-cell office:value-type="string">
            <text:p><text:s/>US</text:p>
          </table:table-cell>
          <table:table-cell office:value-type="float" office:value="43.17">
            <text:p>43.17</text:p>
          </table:table-cell>
          <table:table-cell office:value-type="float" office:value="-95.15">
            <text:p>-95.15</text:p>
          </table:table-cell>
        </table:table-row>
        <table:table-row table:style-name="ro1">
          <table:table-cell office:value-type="float" office:value="72651">
            <text:p>72651</text:p>
          </table:table-cell>
          <table:table-cell office:value-type="string">
            <text:p><text:s/>SIOUX FALLS</text:p>
          </table:table-cell>
          <table:table-cell office:value-type="string">
            <text:p><text:s/>SD</text:p>
          </table:table-cell>
          <table:table-cell office:value-type="string">
            <text:p><text:s/>US</text:p>
          </table:table-cell>
          <table:table-cell office:value-type="float" office:value="43.58">
            <text:p>43.58</text:p>
          </table:table-cell>
          <table:table-cell office:value-type="float" office:value="-96.73">
            <text:p>-96.73</text:p>
          </table:table-cell>
        </table:table-row>
        <table:table-row table:style-name="ro1">
          <table:table-cell office:value-type="float" office:value="72652">
            <text:p>72652</text:p>
          </table:table-cell>
          <table:table-cell office:value-type="string">
            <text:p><text:s/>PICKSTOWN</text:p>
          </table:table-cell>
          <table:table-cell office:value-type="string">
            <text:p><text:s/>SD</text:p>
          </table:table-cell>
          <table:table-cell office:value-type="string">
            <text:p><text:s/>US</text:p>
          </table:table-cell>
          <table:table-cell office:value-type="float" office:value="43.07">
            <text:p>43.07</text:p>
          </table:table-cell>
          <table:table-cell office:value-type="float" office:value="-98.53">
            <text:p>-98.53</text:p>
          </table:table-cell>
        </table:table-row>
        <table:table-row table:style-name="ro1">
          <table:table-cell office:value-type="float" office:value="72653">
            <text:p>72653</text:p>
          </table:table-cell>
          <table:table-cell office:value-type="string">
            <text:p><text:s/>CHAMBERLAIN</text:p>
          </table:table-cell>
          <table:table-cell office:value-type="string">
            <text:p><text:s/>SD</text:p>
          </table:table-cell>
          <table:table-cell office:value-type="string">
            <text:p><text:s/>US</text:p>
          </table:table-cell>
          <table:table-cell office:value-type="float" office:value="43.8">
            <text:p>43.8</text:p>
          </table:table-cell>
          <table:table-cell office:value-type="float" office:value="-99.32">
            <text:p>-99.32</text:p>
          </table:table-cell>
        </table:table-row>
        <table:table-row table:style-name="ro1">
          <table:table-cell office:value-type="float" office:value="72654">
            <text:p>72654</text:p>
          </table:table-cell>
          <table:table-cell office:value-type="string">
            <text:p><text:s/>HURON</text:p>
          </table:table-cell>
          <table:table-cell office:value-type="string">
            <text:p><text:s/>SD</text:p>
          </table:table-cell>
          <table:table-cell office:value-type="string">
            <text:p><text:s/>US</text:p>
          </table:table-cell>
          <table:table-cell office:value-type="float" office:value="44.38">
            <text:p>44.38</text:p>
          </table:table-cell>
          <table:table-cell office:value-type="float" office:value="-98.23">
            <text:p>-98.23</text:p>
          </table:table-cell>
        </table:table-row>
        <table:table-row table:style-name="ro1">
          <table:table-cell office:value-type="float" office:value="72655">
            <text:p>72655</text:p>
          </table:table-cell>
          <table:table-cell office:value-type="string">
            <text:p><text:s/>ST. CLOUD</text:p>
          </table:table-cell>
          <table:table-cell office:value-type="string">
            <text:p><text:s/>MN</text:p>
          </table:table-cell>
          <table:table-cell office:value-type="string">
            <text:p><text:s/>US</text:p>
          </table:table-cell>
          <table:table-cell office:value-type="float" office:value="45.55">
            <text:p>45.55</text:p>
          </table:table-cell>
          <table:table-cell office:value-type="float" office:value="-94.07">
            <text:p>-94.07</text:p>
          </table:table-cell>
        </table:table-row>
        <table:table-row table:style-name="ro1">
          <table:table-cell office:value-type="float" office:value="72658">
            <text:p>72658</text:p>
          </table:table-cell>
          <table:table-cell office:value-type="string">
            <text:p><text:s/>MINNEAPOLIS</text:p>
          </table:table-cell>
          <table:table-cell office:value-type="string">
            <text:p><text:s/>MN</text:p>
          </table:table-cell>
          <table:table-cell office:value-type="string">
            <text:p><text:s/>US</text:p>
          </table:table-cell>
          <table:table-cell office:value-type="float" office:value="44.88">
            <text:p>44.88</text:p>
          </table:table-cell>
          <table:table-cell office:value-type="float" office:value="-93.22">
            <text:p>-93.22</text:p>
          </table:table-cell>
        </table:table-row>
        <table:table-row table:style-name="ro1">
          <table:table-cell office:value-type="float" office:value="72659">
            <text:p>72659</text:p>
          </table:table-cell>
          <table:table-cell office:value-type="string">
            <text:p><text:s/>ABERDEEN</text:p>
          </table:table-cell>
          <table:table-cell office:value-type="string">
            <text:p><text:s/>SD</text:p>
          </table:table-cell>
          <table:table-cell office:value-type="string">
            <text:p><text:s/>US</text:p>
          </table:table-cell>
          <table:table-cell office:value-type="float" office:value="45.45">
            <text:p>45.45</text:p>
          </table:table-cell>
          <table:table-cell office:value-type="float" office:value="-98.42">
            <text:p>-98.42</text:p>
          </table:table-cell>
        </table:table-row>
        <table:table-row table:style-name="ro1">
          <table:table-cell office:value-type="float" office:value="72661">
            <text:p>72661</text:p>
          </table:table-cell>
          <table:table-cell office:value-type="string">
            <text:p><text:s/>REDIG</text:p>
          </table:table-cell>
          <table:table-cell office:value-type="string">
            <text:p><text:s/>SD</text:p>
          </table:table-cell>
          <table:table-cell office:value-type="string">
            <text:p><text:s/>US</text:p>
          </table:table-cell>
          <table:table-cell office:value-type="float" office:value="45.27">
            <text:p>45.27</text:p>
          </table:table-cell>
          <table:table-cell office:value-type="float" office:value="-103.53">
            <text:p>-103.53</text:p>
          </table:table-cell>
        </table:table-row>
        <table:table-row table:style-name="ro1">
          <table:table-cell office:value-type="float" office:value="72662">
            <text:p>72662</text:p>
          </table:table-cell>
          <table:table-cell office:value-type="string">
            <text:p><text:s/>RAPID CITY</text:p>
          </table:table-cell>
          <table:table-cell office:value-type="string">
            <text:p><text:s/>SD</text:p>
          </table:table-cell>
          <table:table-cell office:value-type="string">
            <text:p><text:s/>US</text:p>
          </table:table-cell>
          <table:table-cell office:value-type="float" office:value="44.05">
            <text:p>44.05</text:p>
          </table:table-cell>
          <table:table-cell office:value-type="float" office:value="-103.07">
            <text:p>-103.07</text:p>
          </table:table-cell>
        </table:table-row>
        <table:table-row table:style-name="ro1">
          <table:table-cell office:value-type="float" office:value="72665">
            <text:p>72665</text:p>
          </table:table-cell>
          <table:table-cell office:value-type="string">
            <text:p><text:s/>GILLETTE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4.35">
            <text:p>44.35</text:p>
          </table:table-cell>
          <table:table-cell office:value-type="float" office:value="-105.53">
            <text:p>-105.53</text:p>
          </table:table-cell>
        </table:table-row>
        <table:table-row table:style-name="ro1">
          <table:table-cell office:value-type="float" office:value="72666">
            <text:p>72666</text:p>
          </table:table-cell>
          <table:table-cell office:value-type="string">
            <text:p><text:s/>SHERIDAN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4.77">
            <text:p>44.77</text:p>
          </table:table-cell>
          <table:table-cell office:value-type="float" office:value="-106.98">
            <text:p>-106.98</text:p>
          </table:table-cell>
        </table:table-row>
        <table:table-row table:style-name="ro1">
          <table:table-cell office:value-type="float" office:value="72670">
            <text:p>72670</text:p>
          </table:table-cell>
          <table:table-cell office:value-type="string">
            <text:p><text:s/>CODY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4.52">
            <text:p>44.52</text:p>
          </table:table-cell>
          <table:table-cell office:value-type="float" office:value="-109.02">
            <text:p>-109.02</text:p>
          </table:table-cell>
        </table:table-row>
        <table:table-row table:style-name="ro1">
          <table:table-cell office:value-type="float" office:value="72671">
            <text:p>72671</text:p>
          </table:table-cell>
          <table:table-cell office:value-type="string">
            <text:p><text:s/>BIG PINEY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2.53">
            <text:p>42.53</text:p>
          </table:table-cell>
          <table:table-cell office:value-type="float" office:value="-110.12">
            <text:p>-110.12</text:p>
          </table:table-cell>
        </table:table-row>
        <table:table-row table:style-name="ro1">
          <table:table-cell office:value-type="float" office:value="72672">
            <text:p>72672</text:p>
          </table:table-cell>
          <table:table-cell office:value-type="string">
            <text:p><text:s/>RIVERTON</text:p>
          </table:table-cell>
          <table:table-cell office:value-type="string">
            <text:p><text:s/>WY</text:p>
          </table:table-cell>
          <table:table-cell office:value-type="string">
            <text:p><text:s/>US</text:p>
          </table:table-cell>
          <table:table-cell office:value-type="float" office:value="43.01">
            <text:p>43.01</text:p>
          </table:table-cell>
          <table:table-cell office:value-type="float" office:value="-108.5">
            <text:p>-108.5</text:p>
          </table:table-cell>
        </table:table-row>
        <table:table-row table:style-name="ro1">
          <table:table-cell office:value-type="float" office:value="72677">
            <text:p>72677</text:p>
          </table:table-cell>
          <table:table-cell office:value-type="string">
            <text:p><text:s/>BILLINGS</text:p>
          </table:table-cell>
          <table:table-cell office:value-type="string">
            <text:p><text:s/>MT</text:p>
          </table:table-cell>
          <table:table-cell office:value-type="string">
            <text:p><text:s/>US</text:p>
          </table:table-cell>
          <table:table-cell office:value-type="float" office:value="45.8">
            <text:p>45.8</text:p>
          </table:table-cell>
          <table:table-cell office:value-type="float" office:value="-108.53">
            <text:p>-108.53</text:p>
          </table:table-cell>
        </table:table-row>
        <table:table-row table:style-name="ro1">
          <table:table-cell office:value-type="float" office:value="72681">
            <text:p>72681</text:p>
          </table:table-cell>
          <table:table-cell office:value-type="string">
            <text:p><text:s/>BOISE</text:p>
          </table:table-cell>
          <table:table-cell office:value-type="string">
            <text:p><text:s/>ID</text:p>
          </table:table-cell>
          <table:table-cell office:value-type="string">
            <text:p><text:s/>US</text:p>
          </table:table-cell>
          <table:table-cell office:value-type="float" office:value="43.57">
            <text:p>43.57</text:p>
          </table:table-cell>
          <table:table-cell office:value-type="float" office:value="-116.23">
            <text:p>-116.23</text:p>
          </table:table-cell>
        </table:table-row>
        <table:table-row table:style-name="ro1">
          <table:table-cell office:value-type="float" office:value="72683">
            <text:p>72683</text:p>
          </table:table-cell>
          <table:table-cell office:value-type="string">
            <text:p><text:s/>BURNS</text:p>
          </table:table-cell>
          <table:table-cell office:value-type="string">
            <text:p><text:s/>OR</text:p>
          </table:table-cell>
          <table:table-cell office:value-type="string">
            <text:p><text:s/>US</text:p>
          </table:table-cell>
          <table:table-cell office:value-type="float" office:value="43.58">
            <text:p>43.58</text:p>
          </table:table-cell>
          <table:table-cell office:value-type="float" office:value="-119.05">
            <text:p>-119.05</text:p>
          </table:table-cell>
        </table:table-row>
        <table:table-row table:style-name="ro1">
          <table:table-cell office:value-type="float" office:value="72688">
            <text:p>72688</text:p>
          </table:table-cell>
          <table:table-cell office:value-type="string">
            <text:p><text:s/>PENDLETON</text:p>
          </table:table-cell>
          <table:table-cell office:value-type="string">
            <text:p><text:s/>OR</text:p>
          </table:table-cell>
          <table:table-cell office:value-type="string">
            <text:p><text:s/>US</text:p>
          </table:table-cell>
          <table:table-cell office:value-type="float" office:value="45.68">
            <text:p>45.68</text:p>
          </table:table-cell>
          <table:table-cell office:value-type="float" office:value="-118.85">
            <text:p>-118.85</text:p>
          </table:table-cell>
        </table:table-row>
        <table:table-row table:style-name="ro1">
          <table:table-cell office:value-type="float" office:value="72693">
            <text:p>72693</text:p>
          </table:table-cell>
          <table:table-cell office:value-type="string">
            <text:p><text:s/>EUGENE</text:p>
          </table:table-cell>
          <table:table-cell office:value-type="string">
            <text:p><text:s/>OR</text:p>
          </table:table-cell>
          <table:table-cell office:value-type="string">
            <text:p><text:s/>US</text:p>
          </table:table-cell>
          <table:table-cell office:value-type="float" office:value="44.12">
            <text:p>44.12</text:p>
          </table:table-cell>
          <table:table-cell office:value-type="float" office:value="-123.22">
            <text:p>-123.22</text:p>
          </table:table-cell>
        </table:table-row>
        <table:table-row table:style-name="ro1">
          <table:table-cell office:value-type="float" office:value="72694">
            <text:p>72694</text:p>
          </table:table-cell>
          <table:table-cell office:value-type="string">
            <text:p><text:s/>SALEM</text:p>
          </table:table-cell>
          <table:table-cell office:value-type="string">
            <text:p><text:s/>OR</text:p>
          </table:table-cell>
          <table:table-cell office:value-type="string">
            <text:p><text:s/>US</text:p>
          </table:table-cell>
          <table:table-cell office:value-type="float" office:value="44.92">
            <text:p>44.92</text:p>
          </table:table-cell>
          <table:table-cell office:value-type="float" office:value="-123.02">
            <text:p>-123.02</text:p>
          </table:table-cell>
        </table:table-row>
        <table:table-row table:style-name="ro1">
          <table:table-cell office:value-type="float" office:value="72698">
            <text:p>72698</text:p>
          </table:table-cell>
          <table:table-cell office:value-type="string">
            <text:p><text:s/>PORTLAND</text:p>
          </table:table-cell>
          <table:table-cell office:value-type="string">
            <text:p><text:s/>OR</text:p>
          </table:table-cell>
          <table:table-cell office:value-type="string">
            <text:p><text:s/>US</text:p>
          </table:table-cell>
          <table:table-cell office:value-type="float" office:value="45.6">
            <text:p>45.6</text:p>
          </table:table-cell>
          <table:table-cell office:value-type="float" office:value="-122.6">
            <text:p>-122.6</text:p>
          </table:table-cell>
        </table:table-row>
        <table:table-row table:style-name="ro1">
          <table:table-cell office:value-type="float" office:value="72712">
            <text:p>72712</text:p>
          </table:table-cell>
          <table:table-cell office:value-type="string">
            <text:p><text:s/>CARIBOU</text:p>
          </table:table-cell>
          <table:table-cell office:value-type="string">
            <text:p><text:s/>ME</text:p>
          </table:table-cell>
          <table:table-cell office:value-type="string">
            <text:p><text:s/>US</text:p>
          </table:table-cell>
          <table:table-cell office:value-type="float" office:value="46.87">
            <text:p>46.87</text:p>
          </table:table-cell>
          <table:table-cell office:value-type="float" office:value="-68.01">
            <text:p>-68.01</text:p>
          </table:table-cell>
        </table:table-row>
        <table:table-row table:style-name="ro1">
          <table:table-cell office:value-type="float" office:value="72734">
            <text:p>72734</text:p>
          </table:table-cell>
          <table:table-cell office:value-type="string">
            <text:p><text:s/>SAULT STE. MARIE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6.48">
            <text:p>46.48</text:p>
          </table:table-cell>
          <table:table-cell office:value-type="float" office:value="-84.37">
            <text:p>-84.37</text:p>
          </table:table-cell>
        </table:table-row>
        <table:table-row table:style-name="ro1">
          <table:table-cell office:value-type="float" office:value="72741">
            <text:p>72741</text:p>
          </table:table-cell>
          <table:table-cell office:value-type="string">
            <text:p><text:s/>PARK FALLS</text:p>
          </table:table-cell>
          <table:table-cell office:value-type="string">
            <text:p><text:s/>WI</text:p>
          </table:table-cell>
          <table:table-cell office:value-type="string">
            <text:p><text:s/>US</text:p>
          </table:table-cell>
          <table:table-cell office:value-type="float" office:value="45.93">
            <text:p>45.93</text:p>
          </table:table-cell>
          <table:table-cell office:value-type="float" office:value="-90.45">
            <text:p>-90.45</text:p>
          </table:table-cell>
        </table:table-row>
        <table:table-row table:style-name="ro1">
          <table:table-cell office:value-type="float" office:value="72743">
            <text:p>72743</text:p>
          </table:table-cell>
          <table:table-cell office:value-type="string">
            <text:p><text:s/>MARQUETTE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6.53">
            <text:p>46.53</text:p>
          </table:table-cell>
          <table:table-cell office:value-type="float" office:value="-87.55">
            <text:p>-87.55</text:p>
          </table:table-cell>
        </table:table-row>
        <table:table-row table:style-name="ro1">
          <table:table-cell office:value-type="float" office:value="72744">
            <text:p>72744</text:p>
          </table:table-cell>
          <table:table-cell office:value-type="string">
            <text:p><text:s/>IRONWOOD</text:p>
          </table:table-cell>
          <table:table-cell office:value-type="string">
            <text:p><text:s/>MI</text:p>
          </table:table-cell>
          <table:table-cell office:value-type="string">
            <text:p><text:s/>US</text:p>
          </table:table-cell>
          <table:table-cell office:value-type="float" office:value="46.53">
            <text:p>46.53</text:p>
          </table:table-cell>
          <table:table-cell office:value-type="float" office:value="-90.13">
            <text:p>-90.13</text:p>
          </table:table-cell>
        </table:table-row>
        <table:table-row table:style-name="ro1">
          <table:table-cell office:value-type="float" office:value="72745">
            <text:p>72745</text:p>
          </table:table-cell>
          <table:table-cell office:value-type="string">
            <text:p><text:s/>DULUTH</text:p>
          </table:table-cell>
          <table:table-cell office:value-type="string">
            <text:p><text:s/>MN</text:p>
          </table:table-cell>
          <table:table-cell office:value-type="string">
            <text:p><text:s/>US</text:p>
          </table:table-cell>
          <table:table-cell office:value-type="float" office:value="46.83">
            <text:p>46.83</text:p>
          </table:table-cell>
          <table:table-cell office:value-type="float" office:value="-92.18">
            <text:p>-92.18</text:p>
          </table:table-cell>
        </table:table-row>
        <table:table-row table:style-name="ro1">
          <table:table-cell office:value-type="float" office:value="72747">
            <text:p>72747</text:p>
          </table:table-cell>
          <table:table-cell office:value-type="string">
            <text:p><text:s/>INTERNATIONAL FALLS</text:p>
          </table:table-cell>
          <table:table-cell office:value-type="string">
            <text:p><text:s/>MN</text:p>
          </table:table-cell>
          <table:table-cell office:value-type="string">
            <text:p><text:s/>US</text:p>
          </table:table-cell>
          <table:table-cell office:value-type="float" office:value="48.57">
            <text:p>48.57</text:p>
          </table:table-cell>
          <table:table-cell office:value-type="float" office:value="-93.38">
            <text:p>-93.38</text:p>
          </table:table-cell>
        </table:table-row>
        <table:table-row table:style-name="ro1">
          <table:table-cell office:value-type="float" office:value="72753">
            <text:p>72753</text:p>
          </table:table-cell>
          <table:table-cell office:value-type="string">
            <text:p><text:s/>FARGO</text:p>
          </table:table-cell>
          <table:table-cell office:value-type="string">
            <text:p><text:s/>ND</text:p>
          </table:table-cell>
          <table:table-cell office:value-type="string">
            <text:p><text:s/>US</text:p>
          </table:table-cell>
          <table:table-cell office:value-type="float" office:value="46.9">
            <text:p>46.9</text:p>
          </table:table-cell>
          <table:table-cell office:value-type="float" office:value="-96.8">
            <text:p>-96.8</text:p>
          </table:table-cell>
        </table:table-row>
        <table:table-row table:style-name="ro1">
          <table:table-cell office:value-type="float" office:value="72755">
            <text:p>72755</text:p>
          </table:table-cell>
          <table:table-cell office:value-type="string">
            <text:p><text:s/>BEMIDJI</text:p>
          </table:table-cell>
          <table:table-cell office:value-type="string">
            <text:p><text:s/>MN</text:p>
          </table:table-cell>
          <table:table-cell office:value-type="string">
            <text:p><text:s/>US</text:p>
          </table:table-cell>
          <table:table-cell office:value-type="float" office:value="47.5">
            <text:p>47.5</text:p>
          </table:table-cell>
          <table:table-cell office:value-type="float" office:value="-94.93">
            <text:p>-94.93</text:p>
          </table:table-cell>
        </table:table-row>
        <table:table-row table:style-name="ro1">
          <table:table-cell office:value-type="float" office:value="72757">
            <text:p>72757</text:p>
          </table:table-cell>
          <table:table-cell office:value-type="string">
            <text:p><text:s/>DEVIL'S LAKE</text:p>
          </table:table-cell>
          <table:table-cell office:value-type="string">
            <text:p><text:s/>ND</text:p>
          </table:table-cell>
          <table:table-cell office:value-type="string">
            <text:p><text:s/>US</text:p>
          </table:table-cell>
          <table:table-cell office:value-type="float" office:value="48.12">
            <text:p>48.12</text:p>
          </table:table-cell>
          <table:table-cell office:value-type="float" office:value="-98.87">
            <text:p>-98.87</text:p>
          </table:table-cell>
        </table:table-row>
        <table:table-row table:style-name="ro1">
          <table:table-cell office:value-type="float" office:value="72758">
            <text:p>72758</text:p>
          </table:table-cell>
          <table:table-cell office:value-type="string">
            <text:p><text:s/>DEVIL'S LAKE</text:p>
          </table:table-cell>
          <table:table-cell office:value-type="string">
            <text:p><text:s/>ND</text:p>
          </table:table-cell>
          <table:table-cell office:value-type="string">
            <text:p><text:s/>US</text:p>
          </table:table-cell>
          <table:table-cell office:value-type="float" office:value="48.1">
            <text:p>48.1</text:p>
          </table:table-cell>
          <table:table-cell office:value-type="float" office:value="-98.87">
            <text:p>-98.87</text:p>
          </table:table-cell>
        </table:table-row>
        <table:table-row table:style-name="ro1">
          <table:table-cell office:value-type="float" office:value="72764">
            <text:p>72764</text:p>
          </table:table-cell>
          <table:table-cell office:value-type="string">
            <text:p><text:s/>BISMARCK</text:p>
          </table:table-cell>
          <table:table-cell office:value-type="string">
            <text:p><text:s/>ND</text:p>
          </table:table-cell>
          <table:table-cell office:value-type="string">
            <text:p><text:s/>US</text:p>
          </table:table-cell>
          <table:table-cell office:value-type="float" office:value="46.78">
            <text:p>46.78</text:p>
          </table:table-cell>
          <table:table-cell office:value-type="float" office:value="-100.75">
            <text:p>-100.75</text:p>
          </table:table-cell>
        </table:table-row>
        <table:table-row table:style-name="ro1">
          <table:table-cell office:value-type="float" office:value="72767">
            <text:p>72767</text:p>
          </table:table-cell>
          <table:table-cell office:value-type="string">
            <text:p><text:s/>WILLISTON</text:p>
          </table:table-cell>
          <table:table-cell office:value-type="string">
            <text:p><text:s/>ND</text:p>
          </table:table-cell>
          <table:table-cell office:value-type="string">
            <text:p><text:s/>US</text:p>
          </table:table-cell>
          <table:table-cell office:value-type="float" office:value="48.18">
            <text:p>48.18</text:p>
          </table:table-cell>
          <table:table-cell office:value-type="float" office:value="-103.63">
            <text:p>-103.63</text:p>
          </table:table-cell>
        </table:table-row>
        <table:table-row table:style-name="ro1">
          <table:table-cell office:value-type="float" office:value="72768">
            <text:p>72768</text:p>
          </table:table-cell>
          <table:table-cell office:value-type="string">
            <text:p><text:s/>GLASGOW</text:p>
          </table:table-cell>
          <table:table-cell office:value-type="string">
            <text:p><text:s/>MT</text:p>
          </table:table-cell>
          <table:table-cell office:value-type="string">
            <text:p><text:s/>US</text:p>
          </table:table-cell>
          <table:table-cell office:value-type="float" office:value="48.22">
            <text:p>48.22</text:p>
          </table:table-cell>
          <table:table-cell office:value-type="float" office:value="-106.62">
            <text:p>-106.62</text:p>
          </table:table-cell>
        </table:table-row>
        <table:table-row table:style-name="ro1">
          <table:table-cell office:value-type="float" office:value="72772">
            <text:p>72772</text:p>
          </table:table-cell>
          <table:table-cell office:value-type="string">
            <text:p><text:s/>HELENA</text:p>
          </table:table-cell>
          <table:table-cell office:value-type="string">
            <text:p><text:s/>MT</text:p>
          </table:table-cell>
          <table:table-cell office:value-type="string">
            <text:p><text:s/>US</text:p>
          </table:table-cell>
          <table:table-cell office:value-type="float" office:value="46.6">
            <text:p>46.6</text:p>
          </table:table-cell>
          <table:table-cell office:value-type="float" office:value="-112">
            <text:p>-112</text:p>
          </table:table-cell>
        </table:table-row>
        <table:table-row table:style-name="ro1">
          <table:table-cell office:value-type="float" office:value="72773">
            <text:p>72773</text:p>
          </table:table-cell>
          <table:table-cell office:value-type="string">
            <text:p><text:s/>MISSOULA</text:p>
          </table:table-cell>
          <table:table-cell office:value-type="string">
            <text:p><text:s/>MT</text:p>
          </table:table-cell>
          <table:table-cell office:value-type="string">
            <text:p><text:s/>US</text:p>
          </table:table-cell>
          <table:table-cell office:value-type="float" office:value="46.92">
            <text:p>46.92</text:p>
          </table:table-cell>
          <table:table-cell office:value-type="float" office:value="-114.08">
            <text:p>-114.08</text:p>
          </table:table-cell>
        </table:table-row>
        <table:table-row table:style-name="ro1">
          <table:table-cell office:value-type="float" office:value="72775">
            <text:p>72775</text:p>
          </table:table-cell>
          <table:table-cell office:value-type="string">
            <text:p><text:s/>GREAT FALLS</text:p>
          </table:table-cell>
          <table:table-cell office:value-type="string">
            <text:p><text:s/>MT</text:p>
          </table:table-cell>
          <table:table-cell office:value-type="string">
            <text:p><text:s/>US</text:p>
          </table:table-cell>
          <table:table-cell office:value-type="float" office:value="47.48">
            <text:p>47.48</text:p>
          </table:table-cell>
          <table:table-cell office:value-type="float" office:value="-111.37">
            <text:p>-111.37</text:p>
          </table:table-cell>
        </table:table-row>
        <table:table-row table:style-name="ro1">
          <table:table-cell office:value-type="float" office:value="72776">
            <text:p>72776</text:p>
          </table:table-cell>
          <table:table-cell office:value-type="string">
            <text:p><text:s/>GREAT_FALLS</text:p>
          </table:table-cell>
          <table:table-cell office:value-type="string">
            <text:p><text:s/>MT</text:p>
          </table:table-cell>
          <table:table-cell office:value-type="string">
            <text:p><text:s/>US</text:p>
          </table:table-cell>
          <table:table-cell office:value-type="float" office:value="47.46">
            <text:p>47.46</text:p>
          </table:table-cell>
          <table:table-cell office:value-type="float" office:value="-111.38">
            <text:p>-111.38</text:p>
          </table:table-cell>
        </table:table-row>
        <table:table-row table:style-name="ro1">
          <table:table-cell office:value-type="float" office:value="72777">
            <text:p>72777</text:p>
          </table:table-cell>
          <table:table-cell office:value-type="string">
            <text:p><text:s/>HAVRE</text:p>
          </table:table-cell>
          <table:table-cell office:value-type="string">
            <text:p><text:s/>MT</text:p>
          </table:table-cell>
          <table:table-cell office:value-type="string">
            <text:p><text:s/>US</text:p>
          </table:table-cell>
          <table:table-cell office:value-type="float" office:value="48.55">
            <text:p>48.55</text:p>
          </table:table-cell>
          <table:table-cell office:value-type="float" office:value="-109.77">
            <text:p>-109.77</text:p>
          </table:table-cell>
        </table:table-row>
        <table:table-row table:style-name="ro1">
          <table:table-cell office:value-type="float" office:value="72779">
            <text:p>72779</text:p>
          </table:table-cell>
          <table:table-cell office:value-type="string">
            <text:p><text:s/>KALISPELL</text:p>
          </table:table-cell>
          <table:table-cell office:value-type="string">
            <text:p><text:s/>MT</text:p>
          </table:table-cell>
          <table:table-cell office:value-type="string">
            <text:p><text:s/>US</text:p>
          </table:table-cell>
          <table:table-cell office:value-type="float" office:value="48.3">
            <text:p>48.3</text:p>
          </table:table-cell>
          <table:table-cell office:value-type="float" office:value="-114.27">
            <text:p>-114.27</text:p>
          </table:table-cell>
        </table:table-row>
        <table:table-row table:style-name="ro1">
          <table:table-cell office:value-type="float" office:value="72781">
            <text:p>72781</text:p>
          </table:table-cell>
          <table:table-cell office:value-type="string">
            <text:p><text:s/>YAKIMA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6.57">
            <text:p>46.57</text:p>
          </table:table-cell>
          <table:table-cell office:value-type="float" office:value="-120.53">
            <text:p>-120.53</text:p>
          </table:table-cell>
        </table:table-row>
        <table:table-row table:style-name="ro1">
          <table:table-cell office:value-type="float" office:value="72783">
            <text:p>72783</text:p>
          </table:table-cell>
          <table:table-cell office:value-type="string">
            <text:p><text:s/>LEWISTON</text:p>
          </table:table-cell>
          <table:table-cell office:value-type="string">
            <text:p><text:s/>ID</text:p>
          </table:table-cell>
          <table:table-cell office:value-type="string">
            <text:p><text:s/>US</text:p>
          </table:table-cell>
          <table:table-cell office:value-type="float" office:value="46.38">
            <text:p>46.38</text:p>
          </table:table-cell>
          <table:table-cell office:value-type="float" office:value="-117.02">
            <text:p>-117.02</text:p>
          </table:table-cell>
        </table:table-row>
        <table:table-row table:style-name="ro1">
          <table:table-cell office:value-type="float" office:value="72784">
            <text:p>72784</text:p>
          </table:table-cell>
          <table:table-cell office:value-type="string">
            <text:p><text:s/>HANFORD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6.57">
            <text:p>46.57</text:p>
          </table:table-cell>
          <table:table-cell office:value-type="float" office:value="-119.58">
            <text:p>-119.58</text:p>
          </table:table-cell>
        </table:table-row>
        <table:table-row table:style-name="ro1">
          <table:table-cell office:value-type="float" office:value="72785">
            <text:p>72785</text:p>
          </table:table-cell>
          <table:table-cell office:value-type="string">
            <text:p><text:s/>SPOKANE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7.62">
            <text:p>47.62</text:p>
          </table:table-cell>
          <table:table-cell office:value-type="float" office:value="-117.53">
            <text:p>-117.53</text:p>
          </table:table-cell>
        </table:table-row>
        <table:table-row table:style-name="ro1">
          <table:table-cell office:value-type="float" office:value="72786">
            <text:p>72786</text:p>
          </table:table-cell>
          <table:table-cell office:value-type="string">
            <text:p><text:s/>SPOKANE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7.7">
            <text:p>47.7</text:p>
          </table:table-cell>
          <table:table-cell office:value-type="float" office:value="-117.6">
            <text:p>-117.6</text:p>
          </table:table-cell>
        </table:table-row>
        <table:table-row table:style-name="ro1">
          <table:table-cell office:value-type="float" office:value="72788">
            <text:p>72788</text:p>
          </table:table-cell>
          <table:table-cell office:value-type="string">
            <text:p><text:s/>WALLA WALLA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6.1">
            <text:p>46.1</text:p>
          </table:table-cell>
          <table:table-cell office:value-type="float" office:value="-118.28">
            <text:p>-118.28</text:p>
          </table:table-cell>
        </table:table-row>
        <table:table-row table:style-name="ro1">
          <table:table-cell office:value-type="float" office:value="72789">
            <text:p>72789</text:p>
          </table:table-cell>
          <table:table-cell office:value-type="string">
            <text:p><text:s/>OMAK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8.42">
            <text:p>48.42</text:p>
          </table:table-cell>
          <table:table-cell office:value-type="float" office:value="-119.53">
            <text:p>-119.53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<text:s/>ASTORIA</text:p>
          </table:table-cell>
          <table:table-cell office:value-type="string">
            <text:p><text:s/>OR</text:p>
          </table:table-cell>
          <table:table-cell office:value-type="string">
            <text:p><text:s/>US</text:p>
          </table:table-cell>
          <table:table-cell office:value-type="float" office:value="46.15">
            <text:p>46.15</text:p>
          </table:table-cell>
          <table:table-cell office:value-type="float" office:value="-123.88">
            <text:p>-123.88</text:p>
          </table:table-cell>
        </table:table-row>
        <table:table-row table:style-name="ro1">
          <table:table-cell office:value-type="float" office:value="72792">
            <text:p>72792</text:p>
          </table:table-cell>
          <table:table-cell office:value-type="string">
            <text:p><text:s/>OLYMPIA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6.97">
            <text:p>46.97</text:p>
          </table:table-cell>
          <table:table-cell office:value-type="float" office:value="-122.9">
            <text:p>-122.9</text:p>
          </table:table-cell>
        </table:table-row>
        <table:table-row table:style-name="ro1">
          <table:table-cell office:value-type="float" office:value="72793">
            <text:p>72793</text:p>
          </table:table-cell>
          <table:table-cell office:value-type="string">
            <text:p><text:s/>SEATTLE-TACOMA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7.45">
            <text:p>47.45</text:p>
          </table:table-cell>
          <table:table-cell office:value-type="float" office:value="-122.3">
            <text:p>-122.3</text:p>
          </table:table-cell>
        </table:table-row>
        <table:table-row table:style-name="ro1">
          <table:table-cell office:value-type="float" office:value="72797">
            <text:p>72797</text:p>
          </table:table-cell>
          <table:table-cell office:value-type="string">
            <text:p><text:s/>QUILLAYUTE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7.95">
            <text:p>47.95</text:p>
          </table:table-cell>
          <table:table-cell office:value-type="float" office:value="-124.55">
            <text:p>-124.55</text:p>
          </table:table-cell>
        </table:table-row>
        <table:table-row table:style-name="ro1">
          <table:table-cell office:value-type="float" office:value="74002">
            <text:p>74002</text:p>
          </table:table-cell>
          <table:table-cell office:value-type="string">
            <text:p><text:s/>ABERDEEN AFB</text:p>
          </table:table-cell>
          <table:table-cell office:value-type="string">
            <text:p><text:s/>MD</text:p>
          </table:table-cell>
          <table:table-cell office:value-type="string">
            <text:p><text:s/>US</text:p>
          </table:table-cell>
          <table:table-cell office:value-type="float" office:value="39.47">
            <text:p>39.47</text:p>
          </table:table-cell>
          <table:table-cell office:value-type="float" office:value="-76.07">
            <text:p>-76.07</text:p>
          </table:table-cell>
        </table:table-row>
        <table:table-row table:style-name="ro1">
          <table:table-cell office:value-type="float" office:value="74004">
            <text:p>74004</text:p>
          </table:table-cell>
          <table:table-cell office:value-type="string">
            <text:p><text:s/>YUMA_PRVG_GROUNDS_&amp;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2.5">
            <text:p>32.5</text:p>
          </table:table-cell>
          <table:table-cell office:value-type="float" office:value="-114.4">
            <text:p>-114.4</text:p>
          </table:table-cell>
        </table:table-row>
        <table:table-row table:style-name="ro1">
          <table:table-cell office:value-type="float" office:value="74206">
            <text:p>74206</text:p>
          </table:table-cell>
          <table:table-cell office:value-type="string">
            <text:p><text:s/>MCCHORD AFB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7.15">
            <text:p>47.15</text:p>
          </table:table-cell>
          <table:table-cell office:value-type="float" office:value="-122.48">
            <text:p>-122.48</text:p>
          </table:table-cell>
        </table:table-row>
        <table:table-row table:style-name="ro1">
          <table:table-cell office:value-type="float" office:value="74207">
            <text:p>74207</text:p>
          </table:table-cell>
          <table:table-cell office:value-type="string">
            <text:p><text:s/>FT. LEWIS</text:p>
          </table:table-cell>
          <table:table-cell office:value-type="string">
            <text:p><text:s/>WA</text:p>
          </table:table-cell>
          <table:table-cell office:value-type="string">
            <text:p><text:s/>US</text:p>
          </table:table-cell>
          <table:table-cell office:value-type="float" office:value="47.08">
            <text:p>47.08</text:p>
          </table:table-cell>
          <table:table-cell office:value-type="float" office:value="-122.58">
            <text:p>-122.58</text:p>
          </table:table-cell>
        </table:table-row>
        <table:table-row table:style-name="ro1">
          <table:table-cell office:value-type="float" office:value="74370">
            <text:p>74370</text:p>
          </table:table-cell>
          <table:table-cell office:value-type="string">
            <text:p><text:s/>FORT_DRUM/WHEELER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4.05">
            <text:p>44.05</text:p>
          </table:table-cell>
          <table:table-cell office:value-type="float" office:value="-75.73">
            <text:p>-75.73</text:p>
          </table:table-cell>
        </table:table-row>
        <table:table-row table:style-name="ro1">
          <table:table-cell office:value-type="float" office:value="74389">
            <text:p>74389</text:p>
          </table:table-cell>
          <table:table-cell office:value-type="string">
            <text:p><text:s/>GRAY</text:p>
          </table:table-cell>
          <table:table-cell office:value-type="string">
            <text:p><text:s/>ME</text:p>
          </table:table-cell>
          <table:table-cell office:value-type="string">
            <text:p><text:s/>US</text:p>
          </table:table-cell>
          <table:table-cell office:value-type="float" office:value="43.89">
            <text:p>43.89</text:p>
          </table:table-cell>
          <table:table-cell office:value-type="float" office:value="-70.26">
            <text:p>-70.26</text:p>
          </table:table-cell>
        </table:table-row>
        <table:table-row table:style-name="ro1">
          <table:table-cell office:value-type="float" office:value="74392">
            <text:p>74392</text:p>
          </table:table-cell>
          <table:table-cell office:value-type="string">
            <text:p><text:s/>BRUNSWICK NAS</text:p>
          </table:table-cell>
          <table:table-cell office:value-type="string">
            <text:p><text:s/>ME</text:p>
          </table:table-cell>
          <table:table-cell office:value-type="string">
            <text:p><text:s/>US</text:p>
          </table:table-cell>
          <table:table-cell office:value-type="float" office:value="43.88">
            <text:p>43.88</text:p>
          </table:table-cell>
          <table:table-cell office:value-type="float" office:value="-69.93">
            <text:p>-69.93</text:p>
          </table:table-cell>
        </table:table-row>
        <table:table-row table:style-name="ro1">
          <table:table-cell office:value-type="float" office:value="74455">
            <text:p>74455</text:p>
          </table:table-cell>
          <table:table-cell office:value-type="string">
            <text:p><text:s/>QUAD CITIES</text:p>
          </table:table-cell>
          <table:table-cell office:value-type="string">
            <text:p><text:s/>IA</text:p>
          </table:table-cell>
          <table:table-cell office:value-type="string">
            <text:p><text:s/>US</text:p>
          </table:table-cell>
          <table:table-cell office:value-type="float" office:value="41.61">
            <text:p>41.61</text:p>
          </table:table-cell>
          <table:table-cell office:value-type="float" office:value="-90.57">
            <text:p>-90.57</text:p>
          </table:table-cell>
        </table:table-row>
        <table:table-row table:style-name="ro1">
          <table:table-cell office:value-type="float" office:value="74460">
            <text:p>74460</text:p>
          </table:table-cell>
          <table:table-cell office:value-type="string">
            <text:p><text:s/>MARSEILLES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41.37">
            <text:p>41.37</text:p>
          </table:table-cell>
          <table:table-cell office:value-type="float" office:value="-88.68">
            <text:p>-88.68</text:p>
          </table:table-cell>
        </table:table-row>
        <table:table-row table:style-name="ro1">
          <table:table-cell office:value-type="float" office:value="74486">
            <text:p>74486</text:p>
          </table:table-cell>
          <table:table-cell office:value-type="string">
            <text:p><text:s/>NEW YORK/KENNEDY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0.65">
            <text:p>40.65</text:p>
          </table:table-cell>
          <table:table-cell office:value-type="float" office:value="-73.78">
            <text:p>-73.78</text:p>
          </table:table-cell>
        </table:table-row>
        <table:table-row table:style-name="ro1">
          <table:table-cell office:value-type="float" office:value="74492">
            <text:p>74492</text:p>
          </table:table-cell>
          <table:table-cell office:value-type="string">
            <text:p><text:s/>BLUE HILL</text:p>
          </table:table-cell>
          <table:table-cell office:value-type="string">
            <text:p><text:s/>NY</text:p>
          </table:table-cell>
          <table:table-cell office:value-type="string">
            <text:p><text:s/>US</text:p>
          </table:table-cell>
          <table:table-cell office:value-type="float" office:value="42.22">
            <text:p>42.22</text:p>
          </table:table-cell>
          <table:table-cell office:value-type="float" office:value="-71.12">
            <text:p>-71.12</text:p>
          </table:table-cell>
        </table:table-row>
        <table:table-row table:style-name="ro1">
          <table:table-cell office:value-type="float" office:value="74494">
            <text:p>74494</text:p>
          </table:table-cell>
          <table:table-cell office:value-type="string">
            <text:p><text:s/>CHATHAM</text:p>
          </table:table-cell>
          <table:table-cell office:value-type="string">
            <text:p><text:s/>MA</text:p>
          </table:table-cell>
          <table:table-cell office:value-type="string">
            <text:p><text:s/>US</text:p>
          </table:table-cell>
          <table:table-cell office:value-type="float" office:value="41.67">
            <text:p>41.67</text:p>
          </table:table-cell>
          <table:table-cell office:value-type="float" office:value="-69.97">
            <text:p>-69.97</text:p>
          </table:table-cell>
        </table:table-row>
        <table:table-row table:style-name="ro1">
          <table:table-cell office:value-type="float" office:value="74506">
            <text:p>74506</text:p>
          </table:table-cell>
          <table:table-cell office:value-type="string">
            <text:p><text:s/>ALAMEDA NAS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7.78">
            <text:p>37.78</text:p>
          </table:table-cell>
          <table:table-cell office:value-type="float" office:value="-122.31">
            <text:p>-122.31</text:p>
          </table:table-cell>
        </table:table-row>
        <table:table-row table:style-name="ro1">
          <table:table-cell office:value-type="float" office:value="74509">
            <text:p>74509</text:p>
          </table:table-cell>
          <table:table-cell office:value-type="string">
            <text:p><text:s/>MOFFET NAS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7.41">
            <text:p>37.41</text:p>
          </table:table-cell>
          <table:table-cell office:value-type="float" office:value="-122.05">
            <text:p>-122.05</text:p>
          </table:table-cell>
        </table:table-row>
        <table:table-row table:style-name="ro1">
          <table:table-cell office:value-type="float" office:value="74516">
            <text:p>74516</text:p>
          </table:table-cell>
          <table:table-cell office:value-type="string">
            <text:p><text:s/>TRAVIS AFB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8.26">
            <text:p>38.26</text:p>
          </table:table-cell>
          <table:table-cell office:value-type="float" office:value="-121.93">
            <text:p>-121.93</text:p>
          </table:table-cell>
        </table:table-row>
        <table:table-row table:style-name="ro1">
          <table:table-cell office:value-type="float" office:value="74520">
            <text:p>74520</text:p>
          </table:table-cell>
          <table:table-cell office:value-type="string">
            <text:p><text:s/>MILFORD</text:p>
          </table:table-cell>
          <table:table-cell office:value-type="string">
            <text:p><text:s/>UT</text:p>
          </table:table-cell>
          <table:table-cell office:value-type="string">
            <text:p><text:s/>US</text:p>
          </table:table-cell>
          <table:table-cell office:value-type="float" office:value="38.26">
            <text:p>38.26</text:p>
          </table:table-cell>
          <table:table-cell office:value-type="float" office:value="-113.01">
            <text:p>-113.01</text:p>
          </table:table-cell>
        </table:table-row>
        <table:table-row table:style-name="ro1">
          <table:table-cell office:value-type="float" office:value="74531">
            <text:p>74531</text:p>
          </table:table-cell>
          <table:table-cell office:value-type="string">
            <text:p><text:s/>AIR_FORCE_ACADEMY</text:p>
          </table:table-cell>
          <table:table-cell office:value-type="string">
            <text:p><text:s/>CO</text:p>
          </table:table-cell>
          <table:table-cell office:value-type="string">
            <text:p><text:s/>US</text:p>
          </table:table-cell>
          <table:table-cell office:value-type="float" office:value="38.97">
            <text:p>38.97</text:p>
          </table:table-cell>
          <table:table-cell office:value-type="float" office:value="-104.82">
            <text:p>-104.82</text:p>
          </table:table-cell>
        </table:table-row>
        <table:table-row table:style-name="ro1">
          <table:table-cell office:value-type="float" office:value="74560">
            <text:p>74560</text:p>
          </table:table-cell>
          <table:table-cell office:value-type="string">
            <text:p><text:s/>LINCOLN</text:p>
          </table:table-cell>
          <table:table-cell office:value-type="string">
            <text:p><text:s/>IL</text:p>
          </table:table-cell>
          <table:table-cell office:value-type="string">
            <text:p><text:s/>US</text:p>
          </table:table-cell>
          <table:table-cell office:value-type="float" office:value="40.15">
            <text:p>40.15</text:p>
          </table:table-cell>
          <table:table-cell office:value-type="float" office:value="-89.34">
            <text:p>-89.34</text:p>
          </table:table-cell>
        </table:table-row>
        <table:table-row table:style-name="ro1">
          <table:table-cell office:value-type="float" office:value="74570">
            <text:p>74570</text:p>
          </table:table-cell>
          <table:table-cell office:value-type="string">
            <text:p><text:s/>WRIGHT PATTERSON AFB</text:p>
          </table:table-cell>
          <table:table-cell office:value-type="string">
            <text:p><text:s/>OH</text:p>
          </table:table-cell>
          <table:table-cell office:value-type="string">
            <text:p><text:s/>US</text:p>
          </table:table-cell>
          <table:table-cell office:value-type="float" office:value="39.83">
            <text:p>39.83</text:p>
          </table:table-cell>
          <table:table-cell office:value-type="float" office:value="-84.05">
            <text:p>-84.05</text:p>
          </table:table-cell>
        </table:table-row>
        <table:table-row table:style-name="ro1">
          <table:table-cell office:value-type="float" office:value="74594">
            <text:p>74594</text:p>
          </table:table-cell>
          <table:table-cell office:value-type="string">
            <text:p><text:s/>ANDREWS AFB</text:p>
          </table:table-cell>
          <table:table-cell office:value-type="string">
            <text:p><text:s/>MD</text:p>
          </table:table-cell>
          <table:table-cell office:value-type="string">
            <text:p><text:s/>US</text:p>
          </table:table-cell>
          <table:table-cell office:value-type="float" office:value="38.81">
            <text:p>38.81</text:p>
          </table:table-cell>
          <table:table-cell office:value-type="float" office:value="-76.85">
            <text:p>-76.85</text:p>
          </table:table-cell>
        </table:table-row>
        <table:table-row table:style-name="ro1">
          <table:table-cell office:value-type="float" office:value="74598">
            <text:p>74598</text:p>
          </table:table-cell>
          <table:table-cell office:value-type="string">
            <text:p><text:s/>LANGLEY AFB</text:p>
          </table:table-cell>
          <table:table-cell office:value-type="string">
            <text:p><text:s/>VA</text:p>
          </table:table-cell>
          <table:table-cell office:value-type="string">
            <text:p><text:s/>US</text:p>
          </table:table-cell>
          <table:table-cell office:value-type="float" office:value="37.08">
            <text:p>37.08</text:p>
          </table:table-cell>
          <table:table-cell office:value-type="float" office:value="-76.35">
            <text:p>-76.35</text:p>
          </table:table-cell>
        </table:table-row>
        <table:table-row table:style-name="ro1">
          <table:table-cell office:value-type="float" office:value="74611">
            <text:p>74611</text:p>
          </table:table-cell>
          <table:table-cell office:value-type="string">
            <text:p><text:s/>BICYCLE_LAKE_(AAF)&amp;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5.28">
            <text:p>35.28</text:p>
          </table:table-cell>
          <table:table-cell office:value-type="float" office:value="-116.62">
            <text:p>-116.62</text:p>
          </table:table-cell>
        </table:table-row>
        <table:table-row table:style-name="ro1">
          <table:table-cell office:value-type="float" office:value="74612">
            <text:p>74612</text:p>
          </table:table-cell>
          <table:table-cell office:value-type="string">
            <text:p><text:s/>CHINA LAKE NAF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5.68">
            <text:p>35.68</text:p>
          </table:table-cell>
          <table:table-cell office:value-type="float" office:value="-117.68">
            <text:p>-117.68</text:p>
          </table:table-cell>
        </table:table-row>
        <table:table-row table:style-name="ro1">
          <table:table-cell office:value-type="float" office:value="74619">
            <text:p>74619</text:p>
          </table:table-cell>
          <table:table-cell office:value-type="string">
            <text:p><text:s/>SUPERIOR_VLLY_GNRY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6.33">
            <text:p>36.33</text:p>
          </table:table-cell>
          <table:table-cell office:value-type="float" office:value="-117.1">
            <text:p>-117.1</text:p>
          </table:table-cell>
        </table:table-row>
        <table:table-row table:style-name="ro1">
          <table:table-cell office:value-type="float" office:value="74671">
            <text:p>74671</text:p>
          </table:table-cell>
          <table:table-cell office:value-type="string">
            <text:p><text:s/>BOWLING GREEN</text:p>
          </table:table-cell>
          <table:table-cell office:value-type="string">
            <text:p><text:s/>KY</text:p>
          </table:table-cell>
          <table:table-cell office:value-type="string">
            <text:p><text:s/>US</text:p>
          </table:table-cell>
          <table:table-cell office:value-type="float" office:value="36.96">
            <text:p>36.96</text:p>
          </table:table-cell>
          <table:table-cell office:value-type="float" office:value="-86.43">
            <text:p>-86.43</text:p>
          </table:table-cell>
        </table:table-row>
        <table:table-row table:style-name="ro1">
          <table:table-cell office:value-type="float" office:value="74693">
            <text:p>74693</text:p>
          </table:table-cell>
          <table:table-cell office:value-type="string">
            <text:p><text:s/>FORT BRAGG</text:p>
          </table:table-cell>
          <table:table-cell office:value-type="string">
            <text:p><text:s/>NC</text:p>
          </table:table-cell>
          <table:table-cell office:value-type="string">
            <text:p><text:s/>US</text:p>
          </table:table-cell>
          <table:table-cell office:value-type="float" office:value="35.13">
            <text:p>35.13</text:p>
          </table:table-cell>
          <table:table-cell office:value-type="float" office:value="-78.93">
            <text:p>-78.93</text:p>
          </table:table-cell>
        </table:table-row>
        <table:table-row table:style-name="ro1">
          <table:table-cell office:value-type="float" office:value="74702">
            <text:p>74702</text:p>
          </table:table-cell>
          <table:table-cell office:value-type="string">
            <text:p><text:s/>LEMOORE NAS</text:p>
          </table:table-cell>
          <table:table-cell office:value-type="string">
            <text:p><text:s/>CA</text:p>
          </table:table-cell>
          <table:table-cell office:value-type="string">
            <text:p><text:s/>US</text:p>
          </table:table-cell>
          <table:table-cell office:value-type="float" office:value="36.33">
            <text:p>36.33</text:p>
          </table:table-cell>
          <table:table-cell office:value-type="float" office:value="-119.95">
            <text:p>-119.95</text:p>
          </table:table-cell>
        </table:table-row>
        <table:table-row table:style-name="ro1">
          <table:table-cell office:value-type="float" office:value="74724">
            <text:p>74724</text:p>
          </table:table-cell>
          <table:table-cell office:value-type="string">
            <text:p><text:s/>GILA_BEND_(AAF)</text:p>
          </table:table-cell>
          <table:table-cell office:value-type="string">
            <text:p><text:s/>AZ</text:p>
          </table:table-cell>
          <table:table-cell office:value-type="string">
            <text:p><text:s/>US</text:p>
          </table:table-cell>
          <table:table-cell office:value-type="float" office:value="32.88">
            <text:p>32.88</text:p>
          </table:table-cell>
          <table:table-cell office:value-type="float" office:value="-112.72">
            <text:p>-112.72</text:p>
          </table:table-cell>
        </table:table-row>
        <table:table-row table:style-name="ro1">
          <table:table-cell office:value-type="float" office:value="74732">
            <text:p>74732</text:p>
          </table:table-cell>
          <table:table-cell office:value-type="string">
            <text:p><text:s/>HOLLOMAN AFB</text:p>
          </table:table-cell>
          <table:table-cell office:value-type="string">
            <text:p><text:s/>NM</text:p>
          </table:table-cell>
          <table:table-cell office:value-type="string">
            <text:p><text:s/>US</text:p>
          </table:table-cell>
          <table:table-cell office:value-type="float" office:value="32.85">
            <text:p>32.85</text:p>
          </table:table-cell>
          <table:table-cell office:value-type="float" office:value="-106.1">
            <text:p>-106.1</text:p>
          </table:table-cell>
        </table:table-row>
        <table:table-row table:style-name="ro1">
          <table:table-cell office:value-type="float" office:value="74740">
            <text:p>74740</text:p>
          </table:table-cell>
          <table:table-cell office:value-type="string">
            <text:p><text:s/>JUNCTION</text:p>
          </table:table-cell>
          <table:table-cell office:value-type="string">
            <text:p><text:s/>TX</text:p>
          </table:table-cell>
          <table:table-cell office:value-type="string">
            <text:p><text:s/>US</text:p>
          </table:table-cell>
          <table:table-cell office:value-type="float" office:value="30.5">
            <text:p>30.5</text:p>
          </table:table-cell>
          <table:table-cell office:value-type="float" office:value="-99.77">
            <text:p>-99.77</text:p>
          </table:table-cell>
        </table:table-row>
        <table:table-row table:style-name="ro1">
          <table:table-cell office:value-type="float" office:value="74754">
            <text:p>74754</text:p>
          </table:table-cell>
          <table:table-cell office:value-type="string">
            <text:p><text:s/>ENGLAND AFB</text:p>
          </table:table-cell>
          <table:table-cell office:value-type="string">
            <text:p><text:s/>LA</text:p>
          </table:table-cell>
          <table:table-cell office:value-type="string">
            <text:p><text:s/>US</text:p>
          </table:table-cell>
          <table:table-cell office:value-type="float" office:value="31.31">
            <text:p>31.31</text:p>
          </table:table-cell>
          <table:table-cell office:value-type="float" office:value="-92.55">
            <text:p>-92.55</text:p>
          </table:table-cell>
        </table:table-row>
        <table:table-row table:style-name="ro1">
          <table:table-cell office:value-type="float" office:value="74755">
            <text:p>74755</text:p>
          </table:table-cell>
          <table:table-cell office:value-type="string">
            <text:p><text:s/>CLAIBORNE_RNG_(AFS)</text:p>
          </table:table-cell>
          <table:table-cell office:value-type="string">
            <text:p><text:s/>LA</text:p>
          </table:table-cell>
          <table:table-cell office:value-type="string">
            <text:p><text:s/>US</text:p>
          </table:table-cell>
          <table:table-cell office:value-type="float" office:value="31.13">
            <text:p>31.13</text:p>
          </table:table-cell>
          <table:table-cell office:value-type="float" office:value="-92.57">
            <text:p>-92.57</text:p>
          </table:table-cell>
        </table:table-row>
        <table:table-row table:style-name="ro1">
          <table:table-cell office:value-type="float" office:value="74775">
            <text:p>74775</text:p>
          </table:table-cell>
          <table:table-cell office:value-type="string">
            <text:p><text:s/>TYNDALL AFB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30.06">
            <text:p>30.06</text:p>
          </table:table-cell>
          <table:table-cell office:value-type="float" office:value="-85.58">
            <text:p>-85.58</text:p>
          </table:table-cell>
        </table:table-row>
        <table:table-row table:style-name="ro1">
          <table:table-cell office:value-type="float" office:value="74777">
            <text:p>74777</text:p>
          </table:table-cell>
          <table:table-cell office:value-type="string">
            <text:p><text:s/>HURLBURT FIELD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30.41">
            <text:p>30.41</text:p>
          </table:table-cell>
          <table:table-cell office:value-type="float" office:value="-86.68">
            <text:p>-86.68</text:p>
          </table:table-cell>
        </table:table-row>
        <table:table-row table:style-name="ro1">
          <table:table-cell office:value-type="float" office:value="74788">
            <text:p>74788</text:p>
          </table:table-cell>
          <table:table-cell office:value-type="string">
            <text:p><text:s/>MACDILL AFB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7.85">
            <text:p>27.85</text:p>
          </table:table-cell>
          <table:table-cell office:value-type="float" office:value="-82.5">
            <text:p>-82.5</text:p>
          </table:table-cell>
        </table:table-row>
        <table:table-row table:style-name="ro1">
          <table:table-cell office:value-type="float" office:value="74790">
            <text:p>74790</text:p>
          </table:table-cell>
          <table:table-cell office:value-type="string">
            <text:p><text:s/>SHAW AFB</text:p>
          </table:table-cell>
          <table:table-cell office:value-type="string">
            <text:p><text:s/>SC</text:p>
          </table:table-cell>
          <table:table-cell office:value-type="string">
            <text:p><text:s/>US</text:p>
          </table:table-cell>
          <table:table-cell office:value-type="float" office:value="33.96">
            <text:p>33.96</text:p>
          </table:table-cell>
          <table:table-cell office:value-type="float" office:value="-80.48">
            <text:p>-80.48</text:p>
          </table:table-cell>
        </table:table-row>
        <table:table-row table:style-name="ro1">
          <table:table-cell office:value-type="float" office:value="74791">
            <text:p>74791</text:p>
          </table:table-cell>
          <table:table-cell office:value-type="string">
            <text:p><text:s/>MYRTLE BEACH AFB</text:p>
          </table:table-cell>
          <table:table-cell office:value-type="string">
            <text:p><text:s/>SC</text:p>
          </table:table-cell>
          <table:table-cell office:value-type="string">
            <text:p><text:s/>US</text:p>
          </table:table-cell>
          <table:table-cell office:value-type="float" office:value="33.68">
            <text:p>33.68</text:p>
          </table:table-cell>
          <table:table-cell office:value-type="float" office:value="-78.93">
            <text:p>-78.93</text:p>
          </table:table-cell>
        </table:table-row>
        <table:table-row table:style-name="ro1">
          <table:table-cell office:value-type="float" office:value="74794">
            <text:p>74794</text:p>
          </table:table-cell>
          <table:table-cell office:value-type="string">
            <text:p><text:s/>CAPE CANAVERAL</text:p>
          </table:table-cell>
          <table:table-cell office:value-type="string">
            <text:p><text:s/>FL</text:p>
          </table:table-cell>
          <table:table-cell office:value-type="string">
            <text:p><text:s/>US</text:p>
          </table:table-cell>
          <table:table-cell office:value-type="float" office:value="28.47">
            <text:p>28.47</text:p>
          </table:table-cell>
          <table:table-cell office:value-type="float" office:value="-80.55">
            <text:p>-80.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en" style:country-asian="US" style:font-name-complex="Luxi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02/26/2010</text:date>, <text:time>15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0-02-26T15:18:26</meta:creation-date>
    <dc:date>2010-02-26T15:34:15</dc:date>
    <dc:language>en-US</dc:language>
    <meta:editing-cycles>3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cell-count="3551"/>
  </office:meta>
</office:document-meta>
</file>